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 style:font-family-generic="modern" style:font-pitch="variable"/>
    <style:font-face style:name="돋움1" svg:font-family="돋움" style:font-family-generic="modern" style:font-pitch="variable"/>
    <style:font-face style:name="맑은 고딕1" svg:font-family="'맑은 고딕'" style:font-family-generic="moder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맑은 고딕" svg:font-family="'맑은 고딕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2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1.926cm"/>
    </style:style>
    <style:style style:name="co2" style:family="table-column">
      <style:table-column-properties fo:break-before="auto" style:column-width="6.555cm"/>
    </style:style>
    <style:style style:name="co3" style:family="table-column">
      <style:table-column-properties fo:break-before="auto" style:column-width="18.673cm"/>
    </style:style>
    <style:style style:name="co4" style:family="table-column">
      <style:table-column-properties fo:break-before="auto" style:column-width="23.781cm"/>
    </style:style>
    <style:style style:name="co5" style:family="table-column">
      <style:table-column-properties fo:break-before="auto" style:column-width="12.171cm"/>
    </style:style>
    <style:style style:name="co6" style:family="table-column">
      <style:table-column-properties fo:break-before="auto" style:column-width="10.62cm"/>
    </style:style>
    <style:style style:name="co7" style:family="table-column">
      <style:table-column-properties fo:break-before="auto" style:column-width="20.357cm"/>
    </style:style>
    <style:style style:name="co8" style:family="table-column">
      <style:table-column-properties fo:break-before="auto" style:column-width="13.37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12.846cm" fo:break-before="auto" style:use-optimal-row-height="tru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3.844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3.316cm" fo:break-before="auto" style:use-optimal-row-height="true"/>
    </style:style>
    <style:style style:name="ro9" style:family="table-row">
      <style:table-row-properties style:row-height="9.864cm" fo:break-before="auto" style:use-optimal-row-height="false"/>
    </style:style>
    <style:style style:name="ro10" style:family="table-row">
      <style:table-row-properties style:row-height="9.162cm" fo:break-before="auto" style:use-optimal-row-height="true"/>
    </style:style>
    <style:style style:name="ro11" style:family="table-row">
      <style:table-row-properties style:row-height="3.369cm" fo:break-before="auto" style:use-optimal-row-height="true"/>
    </style:style>
    <style:style style:name="ro12" style:family="table-row">
      <style:table-row-properties style:row-height="6.212cm" fo:break-before="auto" style:use-optimal-row-height="true"/>
    </style:style>
    <style:style style:name="ro13" style:family="table-row">
      <style:table-row-properties style:row-height="5.265cm" fo:break-before="auto" style:use-optimal-row-height="true"/>
    </style:style>
    <style:style style:name="ro14" style:family="table-row">
      <style:table-row-properties style:row-height="1cm" fo:break-before="auto" style:use-optimal-row-height="true"/>
    </style:style>
    <style:style style:name="ro15" style:family="table-row">
      <style:table-row-properties style:row-height="3.884cm" fo:break-before="auto" style:use-optimal-row-height="false"/>
    </style:style>
    <style:style style:name="ro16" style:family="table-row">
      <style:table-row-properties style:row-height="3.651cm" fo:break-before="auto" style:use-optimal-row-height="false"/>
    </style:style>
    <style:style style:name="ro17" style:family="table-row">
      <style:table-row-properties style:row-height="8.625cm" fo:break-before="auto" style:use-optimal-row-height="false"/>
    </style:style>
    <style:style style:name="ro18" style:family="table-row">
      <style:table-row-properties style:row-height="1.921cm" fo:break-before="auto" style:use-optimal-row-height="true"/>
    </style:style>
    <style:style style:name="ro19" style:family="table-row">
      <style:table-row-properties style:row-height="5.292cm" fo:break-before="auto" style:use-optimal-row-height="false"/>
    </style:style>
    <style:style style:name="ro20" style:family="table-row">
      <style:table-row-properties style:row-height="7.16cm" fo:break-before="auto" style:use-optimal-row-height="true"/>
    </style:style>
    <style:style style:name="ro21" style:family="table-row">
      <style:table-row-properties style:row-height="9.056cm" fo:break-before="auto" style:use-optimal-row-height="true"/>
    </style:style>
    <style:style style:name="ro22" style:family="table-row">
      <style:table-row-properties style:row-height="2.593cm" fo:break-before="auto" style:use-optimal-row-height="false"/>
    </style:style>
    <style:style style:name="ro23" style:family="table-row">
      <style:table-row-properties style:row-height="4.94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onsola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Normal_20_1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onsola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Good" style:data-style-name="N50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Excel_20_Built-in_20_Good" style:data-style-name="N5000">
      <style:table-cell-properties fo:background-color="#ffffff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Good" style:data-style-name="N5000">
      <style:table-cell-properties fo:background-color="#ff000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Excel_20_Built-in_20_Good" style:data-style-name="N5000">
      <style:table-cell-properties fo:background-color="#00ffff" style:cell-protect="protected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Excel_20_Built-in_20_Normal">
      <style:table-cell-properties fo:background-color="#00ff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Excel_20_Built-in_20_Normal">
      <style:text-properties fo:color="#000000" style:text-outline="false" style:text-line-through-styl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FT([.A1];9)=&quot;[pending]&quot;)" style:apply-style-name="ConditionalStyle_5f_34" style:base-cell-address="Sheet1.A1"/>
    </style:style>
    <style:style style:name="ce23" style:family="table-cell" style:parent-style-name="Excel_20_Built-in_20_Normal_20_1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onsola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FT([.A1];9)=&quot;[pending]&quot;)" style:apply-style-name="ConditionalStyle_5f_34" style:base-cell-address="Sheet1.A1"/>
    </style:style>
    <style:style style:name="ce24" style:family="table-cell" style:parent-style-name="Excel_20_Built-in_20_Good" style:data-style-name="N5000">
      <style:table-cell-properties fo:background-color="#ffffff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FT([.A1];9)=&quot;[pending]&quot;)" style:apply-style-name="ConditionalStyle_5f_26" style:base-cell-address="Sheet1.A1"/>
    </style:style>
    <style:style style:name="ce25" style:family="table-cell" style:parent-style-name="Excel_20_Built-in_20_Good" style:data-style-name="N5000">
      <style:table-cell-properties fo:background-color="#ffffff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FT([.A1];9)=&quot;[pending]&quot;)" style:apply-style-name="ConditionalStyle_5f_34" style:base-cell-address="Sheet1.A1"/>
    </style:style>
    <style:style style:name="ce26" style:family="table-cell" style:parent-style-name="Excel_20_Built-in_20_Good" style:data-style-name="N5000">
      <style:table-cell-properties fo:background-color="#ffffff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  <style:map style:condition="is-true-formula(LEFT([.A1];9)=&quot;[pending]&quot;)" style:apply-style-name="ConditionalStyle_5f_34" style:base-cell-address="Sheet1.A1"/>
      <style:map style:condition="is-true-formula(LEFT([.A1];9)=&quot;[pending]&quot;)" style:apply-style-name="ConditionalStyle_5f_27" style:base-cell-address="Sheet1.A1"/>
    </style:style>
    <style:style style:name="ce27" style:family="table-cell" style:parent-style-name="Excel_20_Built-in_20_Good" style:data-style-name="N5000">
      <style:table-cell-properties fo:background-color="#ffffff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  <style:map style:condition="is-true-formula(LEFT([.A1];9)=&quot;[pending]&quot;)" style:apply-style-name="ConditionalStyle_5f_34" style:base-cell-address="Sheet1.A1"/>
    </style:style>
    <style:style style:name="ce28" style:family="table-cell" style:parent-style-name="Excel_20_Built-in_20_Good" style:data-style-name="N5000">
      <style:table-cell-properties fo:background-color="#ffffff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FT([.A1];9)=&quot;[pending]&quot;)" style:apply-style-name="ConditionalStyle_5f_21" style:base-cell-address="Sheet1.A1"/>
    </style:style>
    <style:style style:name="ce29" style:family="table-cell" style:parent-style-name="Excel_20_Built-in_20_Good" style:data-style-name="N50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FT([.A1];9)=&quot;[pending]&quot;)" style:apply-style-name="ConditionalStyle_5f_34" style:base-cell-address="Sheet1.A1"/>
    </style:style>
    <style:style style:name="ce30" style:family="table-cell" style:parent-style-name="Excel_20_Built-in_20_Good" style:data-style-name="N5000">
      <style:table-cell-properties fo:background-color="#ffffff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  <style:map style:condition="is-true-formula(LEFT([.A1];9)=&quot;[pending]&quot;)" style:apply-style-name="ConditionalStyle_5f_24" style:base-cell-address="Sheet1.A1"/>
    </style:style>
    <style:style style:name="ce31" style:family="table-cell" style:parent-style-name="Excel_20_Built-in_20_Good" style:data-style-name="N5000">
      <style:table-cell-properties fo:background-color="#ffffff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  <style:map style:condition="is-true-formula(LEFT([.A1];9)=&quot;[pending]&quot;)" style:apply-style-name="ConditionalStyle_5f_23" style:base-cell-address="Sheet1.A1"/>
    </style:style>
    <style:style style:name="ce32" style:family="table-cell" style:parent-style-name="Excel_20_Built-in_20_Good" style:data-style-name="N5000">
      <style:table-cell-properties fo:background-color="#ffffff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  <style:map style:condition="is-true-formula(LEFT([.A1];9)=&quot;[pending]&quot;)" style:apply-style-name="ConditionalStyle_5f_32" style:base-cell-address="Sheet1.A1"/>
    </style:style>
    <style:style style:name="ce33" style:family="table-cell" style:parent-style-name="Excel_20_Built-in_20_Good" style:data-style-name="N5000">
      <style:table-cell-properties fo:background-color="#ffffff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  <style:map style:condition="is-true-formula(LEFT([.A1];9)=&quot;[pending]&quot;)" style:apply-style-name="ConditionalStyle_5f_30" style:base-cell-address="Sheet1.A1"/>
    </style:style>
    <style:style style:name="ce34" style:family="table-cell" style:parent-style-name="Excel_20_Built-in_20_Good" style:data-style-name="N5000">
      <style:table-cell-properties fo:background-color="#ffffff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  <style:map style:condition="is-true-formula(LEFT([.A1];9)=&quot;[pending]&quot;)" style:apply-style-name="ConditionalStyle_5f_25" style:base-cell-address="Sheet1.A1"/>
    </style:style>
    <style:style style:name="ce35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FT([.A1];9)=&quot;[pending]&quot;)" style:apply-style-name="ConditionalStyle_5f_19" style:base-cell-address="Sheet1.A1"/>
    </style:style>
    <style:style style:name="ce36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  <style:map style:condition="is-true-formula(LEFT([.A1];9)=&quot;[pending]&quot;)" style:apply-style-name="ConditionalStyle_5f_20" style:base-cell-address="Sheet1.A1"/>
    </style:style>
    <style:style style:name="ce37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FT([.A1];9)=&quot;[pending]&quot;)" style:apply-style-name="ConditionalStyle_5f_4" style:base-cell-address="Sheet1.A1"/>
      <style:map style:condition="is-true-formula(LEFT([.A1];9)=&quot;[pending]&quot;)" style:apply-style-name="ConditionalStyle_5f_3" style:base-cell-address="Sheet1.A1"/>
    </style:style>
    <style:style style:name="ce38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FT([.A1];9)=&quot;[pending]&quot;)" style:apply-style-name="ConditionalStyle_5f_20" style:base-cell-address="Sheet1.A1"/>
    </style:style>
    <style:style style:name="ce39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FT([.A1];9)=&quot;[pending]&quot;)" style:apply-style-name="ConditionalStyle_5f_34" style:base-cell-address="Sheet1.A1"/>
    </style:style>
    <style:style style:name="ce40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  <style:map style:condition="is-true-formula(LEFT([.A1];9)=&quot;[pending]&quot;)" style:apply-style-name="ConditionalStyle_5f_18" style:base-cell-address="Sheet1.A1"/>
    </style:style>
    <style:style style:name="ce41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  <style:map style:condition="is-true-formula(LEFT([.A1];9)=&quot;[pending]&quot;)" style:apply-style-name="ConditionalStyle_5f_29" style:base-cell-address="Sheet1.A1"/>
    </style:style>
    <style:style style:name="ce42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  <style:map style:condition="is-true-formula(LEFT([.A1];9)=&quot;[pending]&quot;)" style:apply-style-name="ConditionalStyle_5f_34" style:base-cell-address="Sheet1.A1"/>
    </style:style>
    <style:style style:name="ce43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FT([.A1];9)=&quot;[pending]&quot;)" style:apply-style-name="ConditionalStyle_5f_34" style:base-cell-address="Sheet1.A1"/>
    </style:style>
    <style:style style:name="ce44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  <style:map style:condition="is-true-formula(LEFT([.A1];9)=&quot;[pending]&quot;)" style:apply-style-name="ConditionalStyle_5f_17" style:base-cell-address="Sheet1.A1"/>
    </style:style>
    <style:style style:name="ce45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  <style:map style:condition="is-true-formula(LEFT([.A1];9)=&quot;[pending]&quot;)" style:apply-style-name="ConditionalStyle_5f_16" style:base-cell-address="Sheet1.A1"/>
    </style:style>
    <style:style style:name="ce46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  <style:map style:condition="is-true-formula(LEFT([.A1];9)=&quot;[pending]&quot;)" style:apply-style-name="ConditionalStyle_5f_15" style:base-cell-address="Sheet1.A1"/>
    </style:style>
    <style:style style:name="ce47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FT([.A1];9)=&quot;[pending]&quot;)" style:apply-style-name="ConditionalStyle_5f_14" style:base-cell-address="Sheet1.A1"/>
    </style:style>
    <style:style style:name="ce48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  <style:map style:condition="is-true-formula(LEFT([.A1];9)=&quot;[pending]&quot;)" style:apply-style-name="ConditionalStyle_5f_14" style:base-cell-address="Sheet1.A1"/>
    </style:style>
    <style:style style:name="ce49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  <style:map style:condition="is-true-formula(LEFT([.A1];9)=&quot;[pending]&quot;)" style:apply-style-name="ConditionalStyle_5f_12" style:base-cell-address="Sheet1.A1"/>
    </style:style>
    <style:style style:name="ce50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  <style:map style:condition="is-true-formula(LEFT([.A1];9)=&quot;[pending]&quot;)" style:apply-style-name="ConditionalStyle_5f_31" style:base-cell-address="Sheet1.A1"/>
    </style:style>
    <style:style style:name="ce51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  <style:map style:condition="is-true-formula(LEFT([.A1];9)=&quot;[pending]&quot;)" style:apply-style-name="ConditionalStyle_5f_8" style:base-cell-address="Sheet1.A1"/>
    </style:style>
    <style:style style:name="ce52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  <style:map style:condition="is-true-formula(LEFT([.A1];9)=&quot;[pending]&quot;)" style:apply-style-name="ConditionalStyle_5f_13" style:base-cell-address="Sheet1.A1"/>
    </style:style>
    <style:style style:name="ce53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  <style:map style:condition="is-true-formula(LEFT([.A1];9)=&quot;[pending]&quot;)" style:apply-style-name="ConditionalStyle_5f_34" style:base-cell-address="Sheet1.A1"/>
    </style:style>
    <style:style style:name="ce54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  <style:map style:condition="is-true-formula(LEFT([.A1];9)=&quot;[pending]&quot;)" style:apply-style-name="ConditionalStyle_5f_6" style:base-cell-address="Sheet1.A1"/>
    </style:style>
    <style:style style:name="ce55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FT([.A1];9)=&quot;[pending]&quot;)" style:apply-style-name="ConditionalStyle_5f_2" style:base-cell-address="Sheet1.A1"/>
    </style:style>
    <style:style style:name="ce56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FT([.A1];9)=&quot;[pending]&quot;)" style:apply-style-name="ConditionalStyle_5f_1" style:base-cell-address="Sheet1.A1"/>
    </style:style>
    <style:style style:name="ce57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  <style:map style:condition="is-true-formula(LEFT([.A1];9)=&quot;[pending]&quot;)" style:apply-style-name="ConditionalStyle_5f_11" style:base-cell-address="Sheet1.A1"/>
    </style:style>
    <style:style style:name="ce58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  <style:map style:condition="is-true-formula(LEFT([.A1];9)=&quot;[pending]&quot;)" style:apply-style-name="ConditionalStyle_5f_7" style:base-cell-address="Sheet1.A1"/>
    </style:style>
    <style:style style:name="ce59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  <style:map style:condition="is-true-formula(LEFT([.A1];9)=&quot;[pending]&quot;)" style:apply-style-name="ConditionalStyle_5f_9" style:base-cell-address="Sheet1.A1"/>
    </style:style>
    <style:style style:name="ce60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FT([.A1];9)=&quot;[pending]&quot;)" style:apply-style-name="ConditionalStyle_5f_22" style:base-cell-address="Sheet1.A1"/>
    </style:style>
    <style:style style:name="ce61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  <style:map style:condition="is-true-formula(LEFT([.A1];9)=&quot;[pending]&quot;)" style:apply-style-name="ConditionalStyle_5f_22" style:base-cell-address="Sheet1.A1"/>
    </style:style>
    <style:style style:name="ce62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FT([.A1];9)=&quot;[pending]&quot;)" style:apply-style-name="ConditionalStyle_5f_10" style:base-cell-address="Sheet1.A1"/>
    </style:style>
    <style:style style:name="ce63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  <style:map style:condition="is-true-formula(LEFT([.A1];9)=&quot;[pending]&quot;)" style:apply-style-name="ConditionalStyle_5f_10" style:base-cell-address="Sheet1.A1"/>
    </style:style>
    <style:style style:name="ce64" style:family="table-cell" style:parent-style-name="Excel_20_Built-in_20_Neutral" style:data-style-name="N5000">
      <style:table-cell-properties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9c6500" style:text-outline="false" style:text-line-through-styl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  <style:map style:condition="is-true-formula(LEFT([.A1];9)=&quot;[pending]&quot;)" style:apply-style-name="ConditionalStyle_5f_28" style:base-cell-address="Sheet1.A1"/>
    </style:style>
    <style:style style:name="ce67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  <style:map style:condition="is-true-formula(LEFT([.A1];9)=&quot;[pending]&quot;)" style:apply-style-name="ConditionalStyle_5f_5" style:base-cell-address="Sheet1.A1"/>
    </style:style>
    <style:style style:name="gr1" style:family="graphic">
      <style:graphic-properties draw:stroke="solid" svg:stroke-width="0cm" svg:stroke-color="#000000" draw:marker-start="화살촉_20_1" draw:marker-start-width="0.2cm" draw:marker-start-center="false" draw:stroke-linejoin="miter" draw:fill="solid" draw:fill-color="#ffffe1" draw:auto-grow-height="true" draw:auto-grow-width="false" fo:max-width="12cm" fo:min-height="2.97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돋움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2" style:font-size-asian="10pt" style:language-asian="ko" style:country-asian="KR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돋움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2" style:font-size-asian="10pt" style:language-asian="ko" style:country-asian="KR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맑은 고딕1" fo:font-size="11pt" fo:font-style="normal" fo:text-shadow="none" style:text-underline-style="none" fo:font-weight="bold" style:font-name-asian="맑은 고딕1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Consolas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style:font-name="Consolas" fo:font-size="11pt" fo:font-style="normal" fo:text-shadow="none" style:text-underline-style="none" fo:font-weight="bold" style:font-name-asian="맑은 고딕1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style:use-window-font-color="true" style:text-outline="false" style:text-line-through-style="none" style:text-position="0% 100%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style:use-window-font-color="true" style:text-outline="false" style:text-line-through-style="none" style:text-position="0% 100%" style:font-name="Consolas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color="#000000" style:text-outline="false" style:text-line-through-style="none" style:text-position="0% 100%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color="#000000" style:text-outline="false" style:text-line-through-style="none" style:text-position="0% 100%" style:font-name="Consolas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color="#000000" style:text-outline="false" style:text-line-through-style="none" style:text-position="0% 100%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color="#9c6500" style:text-outline="false" style:text-line-through-style="none" style:text-position="0% 100%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color="#9c6500" style:text-outline="false" style:text-line-through-style="none" style:text-position="0% 100%" style:font-name="Consolas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22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6" table:default-cell-style-name="ce1"/>
        <table:table-row table:style-name="ro1" table:visibility="collapse">
          <table:table-cell table:number-columns-repeated="1024"/>
        </table:table-row>
        <table:table-row table:style-name="ro2" table:visibility="collapse">
          <table:table-cell table:number-columns-repeated="2"/>
          <table:table-cell office:value-type="string">
            <text:p>* <text:span text:style-name="T3">작성시</text:span><text:span text:style-name="T4"> </text:span><text:span text:style-name="T3">유의사항</text:span></text:p>
          </table:table-cell>
          <table:table-cell table:number-columns-repeated="1021"/>
        </table:table-row>
        <table:table-row table:style-name="ro2" table:visibility="collapse">
          <table:table-cell table:number-columns-repeated="2"/>
          <table:table-cell office:value-type="string">
            <text:p><text:span text:style-name="T3">아래는</text:span><text:span text:style-name="T4"> </text:span><text:span text:style-name="T3">예시입니다</text:span><text:span text:style-name="T4">! 1 </text:span><text:span text:style-name="T3">행당</text:span><text:span text:style-name="T4"> </text:span><text:span text:style-name="T4">1</text:span><text:span text:style-name="T3">개의</text:span><text:span text:style-name="T4"> </text:span><text:span text:style-name="T3">쿼리가</text:span><text:span text:style-name="T4"> </text:span><text:span text:style-name="T3">들어갈수있도록</text:span><text:span text:style-name="T4"> </text:span><text:span text:style-name="T3">병합해주세요</text:span><text:span text:style-name="T4">!</text:span></text:p>
          </table:table-cell>
          <table:table-cell table:number-columns-repeated="1021"/>
        </table:table-row>
        <table:table-row table:style-name="ro2" table:visibility="collapse">
          <table:table-cell table:number-columns-repeated="2"/>
          <table:table-cell office:value-type="string">
            <text:p>1<text:span text:style-name="T3">개의</text:span><text:span text:style-name="T4"> </text:span><text:span text:style-name="T3">시트에</text:span><text:span text:style-name="T4"> </text:span><text:span text:style-name="T3">전체</text:span><text:span text:style-name="T4"> </text:span><text:span text:style-name="T3">테이블을</text:span><text:span text:style-name="T4"> </text:span><text:span text:style-name="T3">넣어주세요</text:span></text:p>
          </table:table-cell>
          <table:table-cell table:number-columns-repeated="1021"/>
        </table:table-row>
        <table:table-row table:style-name="ro2" table:visibility="collapse">
          <table:table-cell table:number-columns-repeated="2"/>
          <table:table-cell office:value-type="string">
            <text:p><text:span text:style-name="T3">의견부분은</text:span><text:span text:style-name="T4"> </text:span><text:span text:style-name="T3">피드백</text:span><text:span text:style-name="T4"> </text:span><text:span text:style-name="T3">쓰는공간입니다</text:span><text:span text:style-name="T4">! <text:s/></text:span><text:span text:style-name="T3">하얀</text:span><text:span text:style-name="T4"> </text:span><text:span text:style-name="T3">부분만</text:span><text:span text:style-name="T4"> </text:span><text:span text:style-name="T3">채워주시면됩니다</text:span><text:span text:style-name="T4">!</text:span></text:p>
          </table:table-cell>
          <table:table-cell table:number-columns-repeated="1021"/>
        </table:table-row>
        <table:table-row table:style-name="ro2" table:visibility="collapse">
          <table:table-cell table:number-columns-repeated="2"/>
          <table:table-cell office:value-type="string">
            <text:p>DB <text:span text:style-name="T3">가</text:span><text:span text:style-name="T4"> </text:span><text:span text:style-name="T3">구분되어</text:span><text:span text:style-name="T4"> </text:span><text:span text:style-name="T3">있지</text:span><text:span text:style-name="T4"> </text:span><text:span text:style-name="T3">않다면</text:span><text:span text:style-name="T4"> </text:span><text:span text:style-name="T4">B </text:span><text:span text:style-name="T3">열은</text:span><text:span text:style-name="T4"> </text:span><text:span text:style-name="T3">작성하지</text:span><text:span text:style-name="T4"> </text:span><text:span text:style-name="T3">않으셔도</text:span><text:span text:style-name="T4"> </text:span><text:span text:style-name="T3">됩니다</text:span><text:span text:style-name="T4">.</text:span></text:p>
          </table:table-cell>
          <table:table-cell table:number-columns-repeated="1021"/>
        </table:table-row>
        <table:table-row table:style-name="ro1" table:visibility="collapse" table:number-rows-repeated="3">
          <table:table-cell table:number-columns-repeated="1024"/>
        </table:table-row>
        <table:table-row table:style-name="ro2">
          <table:table-cell/>
          <table:table-cell table:style-name="ce3" office:value-type="string">
            <text:p>DB <text:span text:style-name="T2">이름</text:span></text:p>
          </table:table-cell>
          <table:table-cell table:style-name="ce8" office:value-type="string">
            <text:p><text:span text:style-name="T2">테이블</text:span><text:span text:style-name="T5"> </text:span><text:span text:style-name="T2">구조</text:span></text:p>
          </table:table-cell>
          <table:table-cell table:style-name="ce8" office:value-type="string">
            <text:p>쿼리</text:p>
          </table:table-cell>
          <table:table-cell table:style-name="ce23" office:value-type="string">
            <text:p>설명</text:p>
          </table:table-cell>
          <table:table-cell table:style-name="ce8" office:value-type="string">
            <text:p>의견</text:p>
          </table:table-cell>
          <table:table-cell table:style-name="ce8" office:value-type="string">
            <text:p>조인<text:span text:style-name="T2"> 쿼리 </text:span><text:span text:style-name="T2">/ </text:span><text:span text:style-name="T2">서브 쿼리</text:span></text:p>
          </table:table-cell>
          <table:table-cell table:style-name="ce8" office:value-type="string">
            <text:p>설명</text:p>
          </table:table-cell>
          <table:table-cell table:number-columns-repeated="1016"/>
        </table:table-row>
        <table:table-row table:style-name="ro3">
          <table:table-cell/>
          <table:table-cell table:style-name="ce4" office:value-type="string" table:number-columns-spanned="1" table:number-rows-spanned="13">
            <text:p>user</text:p>
          </table:table-cell>
          <table:table-cell table:style-name="ce9" office:value-type="string" table:number-columns-spanned="1" table:number-rows-spanned="13">
            <text:p>CREATE TABLE `user` (</text:p>
            <text:p><text:s text:c="2"/>`user_id` <text:s text:c="6"/>BIGINT <text:s text:c="7"/>NOT NULL <text:s text:c="5"/>AUTO_INCREMENT,</text:p>
            <text:p><text:s text:c="2"/>`hive_id` <text:s text:c="6"/>VARCHAR(30) <text:s text:c="2"/>NOT NULL,</text:p>
            <text:p><text:s text:c="2"/>`hive_uid` <text:s text:c="5"/>BIGINT <text:s text:c="7"/>NOT NULL,</text:p>
            <text:p><text:s text:c="2"/>`last_visit` <text:s text:c="3"/>TIMESTAMP <text:s text:c="4"/>NOT NULL,</text:p>
            <text:p><text:s text:c="2"/>`register_date` TIMESTAMP <text:s text:c="4"/>NOT NULL,</text:p>
            <text:p><text:s text:c="2"/>`last_update` <text:s text:c="2"/>TIMESTAMP <text:s text:c="4"/>NULL,</text:p>
            <text:p><text:s text:c="2"/>`unit_time` <text:s text:c="4"/>TIMESTAMP <text:s text:c="4"/>NOT NULL,</text:p>
            <text:p/>
            <text:p><text:s text:c="2"/>-- game infos</text:p>
            <text:p><text:s text:c="2"/>-- user map info</text:p>
            <text:p><text:s text:c="2"/>`territory_id` <text:s/>BIGINT <text:s text:c="7"/>NOT NULL,</text:p>
            <text:p><text:s text:c="2"/>`name` <text:s text:c="9"/>VARCHAR(30) <text:s text:c="2"/>NOT NULL,</text:p>
            <text:p><text:s text:c="2"/>`castle_level` <text:s/>BIGINT <text:s text:c="7"/>NOT NULL <text:s text:c="5"/>DEFAULT 1,</text:p>
            <text:p><text:s text:c="2"/>`is_upgrading` <text:s/>TINYINT <text:s text:c="6"/>NOT NULL <text:s text:c="5"/>DEFAULT FALSE,</text:p>
            <text:p><text:s text:c="2"/>`upgrade_finish_time` <text:s text:c="8"/>TIMESTAMP <text:s text:c="4"/>NOT NULL,</text:p>
            <text:p/>
            <text:p><text:s text:c="2"/>-- resource / manpower amount</text:p>
            <text:p><text:s text:c="2"/>`auto_generate_manpower` <text:s text:c="5"/>TINYINT <text:s text:c="6"/>NOT NULL <text:s text:c="3"/>DEFAULT TRUE,</text:p>
            <text:p><text:s text:c="2"/>`manpower_amount` <text:s text:c="12"/>BIGINT <text:s text:c="7"/>NOT NULL <text:s text:c="3"/>DEFAULT 0,</text:p>
            <text:p><text:s text:c="2"/>`appended_manpower` <text:s text:c="10"/>BIGINT <text:s text:c="7"/>NOT NULL <text:s text:c="3"/>DEFAULT 0,</text:p>
            <text:p><text:s text:c="2"/>`tactical_resource_amount` <text:s text:c="3"/>BIGINT <text:s text:c="7"/>NOT NULL <text:s text:c="3"/>DEFAULT 0,</text:p>
            <text:p><text:s text:c="2"/>`food_resource_amount` <text:s text:c="7"/>BIGINT <text:s text:c="7"/>NOT NULL <text:s text:c="3"/>DEFAULT 0,</text:p>
            <text:p><text:s text:c="2"/>`luxury_resource_amount` <text:s text:c="5"/>BIGINT <text:s text:c="7"/>NOT NULL <text:s text:c="3"/>DEFAULT 0,</text:p>
            <text:p/>
            <text:p><text:s text:c="2"/>-- statistical info</text:p>
            <text:p><text:s text:c="2"/>`war_requset` <text:s text:c="16"/>BIGINT <text:s text:c="7"/>NOT NULL <text:s text:c="3"/>DEFAULT 0,</text:p>
            <text:p><text:s text:c="2"/>`war_victory` <text:s text:c="16"/>BIGINT <text:s text:c="7"/>NOT NULL <text:s text:c="3"/>DEFAULT 0,</text:p>
            <text:p><text:s text:c="2"/>`war_defeated` <text:s text:c="15"/>BIGINT <text:s text:c="7"/>NOT NULL <text:s text:c="3"/>DEFAULT 0,</text:p>
            <text:p/>
            <text:p><text:s text:c="2"/>`despoil_defense_success` <text:s text:c="4"/>BIGINT <text:s text:c="7"/>NOT NULL <text:s text:c="3"/>DEFAULT 0,</text:p>
            <text:p><text:s text:c="2"/>`despoil_defense_fail` <text:s text:c="7"/>BIGINT <text:s text:c="7"/>NOT NULL <text:s text:c="3"/>DEFAULT 0,</text:p>
            <text:p/>
            <text:p><text:s text:c="2"/>`boss1_kill_count` <text:s text:c="11"/>BIGINT <text:s text:c="7"/>NOT NULL <text:s text:c="3"/>DEFAULT 0,</text:p>
            <text:p><text:s text:c="2"/>`boss2_kill_count` <text:s text:c="11"/>BIGINT <text:s text:c="7"/>NOT NULL <text:s text:c="3"/>DEFAULT 0,</text:p>
            <text:p><text:s text:c="2"/>`boss3_kill_count` <text:s text:c="11"/>BIGINT <text:s text:c="7"/>NOT NULL <text:s text:c="3"/>DEFAULT 0,</text:p>
            <text:p/>
            <text:p><text:s text:c="2"/>PRIMARY KEY (`user_id`),</text:p>
            <text:p><text:s text:c="2"/>UNIQUE INDEX `uk_hive` (`hive_id`, `hive_uid`),</text:p>
            <text:p><text:s text:c="2"/>UNIQUE INDEX `uk_territory` (`territory_id`),</text:p>
            <text:p><text:s text:c="2"/>UNIQUE INDEX `uk_name` (`name`)</text:p>
            <text:p>) COLLATE='utf8_unicode_ci' ENGINE=InnoDB;</text:p>
            <text:p/>
            <text:p>/** <text:span text:style-name="T6">유저</text:span><text:span text:style-name="T7"> </text:span><text:span text:style-name="T6">정보</text:span><text:span text:style-name="T7"> </text:span><text:span text:style-name="T6">테이블</text:span></text:p>
            <text:p><text:span text:style-name="T7"><text:s text:c="2"/></text:span><text:span text:style-name="T7">* user_id: <text:s text:c="7"/></text:span><text:span text:style-name="T6">유저</text:span><text:span text:style-name="T7"> </text:span><text:span text:style-name="T7">id</text:span></text:p>
            <text:p><text:span text:style-name="T7"><text:s text:c="2"/></text:span><text:span text:style-name="T7">* hive_id: <text:s text:c="7"/></text:span><text:span text:style-name="T6">하이브</text:span><text:span text:style-name="T7"> </text:span><text:span text:style-name="T7">id</text:span></text:p>
            <text:p><text:span text:style-name="T7"><text:s text:c="2"/></text:span><text:span text:style-name="T7">* hive_uid: <text:s text:c="6"/></text:span><text:span text:style-name="T6">하이브</text:span><text:span text:style-name="T7"> </text:span><text:span text:style-name="T7">uid</text:span></text:p>
            <text:p><text:span text:style-name="T7"><text:s text:c="2"/></text:span><text:span text:style-name="T7">* last_visit: <text:s text:c="4"/></text:span><text:span text:style-name="T6">마지막</text:span><text:span text:style-name="T7"> </text:span><text:span text:style-name="T6">접속</text:span><text:span text:style-name="T7"> </text:span><text:span text:style-name="T6">일자</text:span></text:p>
            <text:p><text:span text:style-name="T7"><text:s text:c="2"/></text:span><text:span text:style-name="T7">* register_date: <text:s/></text:span><text:span text:style-name="T6">가입</text:span><text:span text:style-name="T7"> </text:span><text:span text:style-name="T6">일자</text:span></text:p>
            <text:p><text:span text:style-name="T7"><text:s text:c="2"/></text:span><text:span text:style-name="T7">* unit_time: <text:s text:c="5"/></text:span><text:span text:style-name="T6">유저에게</text:span><text:span text:style-name="T7"> </text:span><text:span text:style-name="T6">적용된</text:span><text:span text:style-name="T7"> </text:span><text:span text:style-name="T6">단위</text:span><text:span text:style-name="T7"> </text:span><text:span text:style-name="T6">시간</text:span></text:p>
            <text:p><text:span text:style-name="T6"/></text:p>
            <text:p><text:span text:style-name="T7"><text:s text:c="2"/></text:span><text:span text:style-name="T7">##### </text:span><text:span text:style-name="T6">게임</text:span><text:span text:style-name="T7"> </text:span><text:span text:style-name="T6">내</text:span><text:span text:style-name="T7"> </text:span><text:span text:style-name="T6">유저</text:span><text:span text:style-name="T7"> </text:span><text:span text:style-name="T6">정보</text:span><text:span text:style-name="T7"> </text:span><text:span text:style-name="T7">######</text:span></text:p>
            <text:p><text:span text:style-name="T7"><text:s text:c="2"/></text:span><text:span text:style-name="T7"># </text:span><text:span text:style-name="T6">영토</text:span></text:p>
            <text:p><text:span text:style-name="T7"><text:s text:c="2"/></text:span><text:span text:style-name="T7">* territory_id: <text:s text:c="2"/></text:span><text:span text:style-name="T6">영토</text:span><text:span text:style-name="T7"> </text:span><text:span text:style-name="T7">id (</text:span><text:span text:style-name="T6">기획</text:span><text:span text:style-name="T7">)</text:span></text:p>
            <text:p><text:span text:style-name="T7"><text:s text:c="2"/></text:span><text:span text:style-name="T7">* name: <text:s text:c="10"/></text:span><text:span text:style-name="T6">영주</text:span><text:span text:style-name="T7"> </text:span><text:span text:style-name="T6">이름</text:span></text:p>
            <text:p><text:span text:style-name="T7"><text:s text:c="2"/></text:span><text:span text:style-name="T7">* castle_level: <text:s text:c="2"/></text:span><text:span text:style-name="T6">성</text:span><text:span text:style-name="T7"> </text:span><text:span text:style-name="T6">레벨</text:span></text:p>
            <text:p><text:span text:style-name="T7"><text:s text:c="2"/></text:span><text:span text:style-name="T7">* is_upgrading: <text:s text:c="2"/></text:span><text:span text:style-name="T6">현재</text:span><text:span text:style-name="T7"> </text:span><text:span text:style-name="T6">업그레이드</text:span><text:span text:style-name="T7"> </text:span><text:span text:style-name="T6">진행</text:span><text:span text:style-name="T7"> </text:span><text:span text:style-name="T6">여부</text:span><text:span text:style-name="T7"> </text:span><text:span text:style-name="T7">- TRUE : </text:span><text:span text:style-name="T6">업그레이드</text:span><text:span text:style-name="T7"> </text:span><text:span text:style-name="T6">진행</text:span><text:span text:style-name="T7"> </text:span><text:span text:style-name="T6">중</text:span><text:span text:style-name="T7">, FALSE : </text:span><text:span text:style-name="T6">업그레이드</text:span><text:span text:style-name="T7"> </text:span><text:span text:style-name="T6">완료</text:span></text:p>
            <text:p><text:span text:style-name="T7"><text:s text:c="2"/></text:span><text:span text:style-name="T7">* upgrade_finish_time: <text:s text:c="7"/></text:span><text:span text:style-name="T6">성</text:span><text:span text:style-name="T7"> </text:span><text:span text:style-name="T6">업그레이드</text:span><text:span text:style-name="T7"> </text:span><text:span text:style-name="T6">완료</text:span><text:span text:style-name="T7"> </text:span><text:span text:style-name="T6">시간</text:span></text:p>
            <text:p><text:span text:style-name="T6"/></text:p>
            <text:p><text:span text:style-name="T7"><text:s text:c="2"/></text:span><text:span text:style-name="T7"># </text:span><text:span text:style-name="T6">자원</text:span><text:span text:style-name="T7"> </text:span><text:span text:style-name="T7">/ </text:span><text:span text:style-name="T6">인구</text:span></text:p>
            <text:p><text:span text:style-name="T7"><text:s text:c="2"/></text:span><text:span text:style-name="T7">* auto_generate_manpower: <text:s text:c="4"/></text:span><text:span text:style-name="T6">인구</text:span><text:span text:style-name="T7"> </text:span><text:span text:style-name="T6">자동</text:span><text:span text:style-name="T7"> </text:span><text:span text:style-name="T6">생산</text:span><text:span text:style-name="T7"> </text:span><text:span text:style-name="T7">flag</text:span></text:p>
            <text:p><text:span text:style-name="T7"><text:s text:c="2"/></text:span><text:span text:style-name="T7">* manpower_amount: <text:s text:c="11"/></text:span><text:span text:style-name="T6">총</text:span><text:span text:style-name="T7"> </text:span><text:span text:style-name="T6">인구</text:span></text:p>
            <text:p><text:span text:style-name="T7"><text:s text:c="2"/></text:span><text:span text:style-name="T7">* appended_manpower: <text:s text:c="9"/></text:span><text:span text:style-name="T6">버프로</text:span><text:span text:style-name="T7"> </text:span><text:span text:style-name="T6">인해</text:span><text:span text:style-name="T7"> </text:span><text:span text:style-name="T6">추가된</text:span><text:span text:style-name="T7"> </text:span><text:span text:style-name="T6">인구</text:span></text:p>
            <text:p><text:span text:style-name="T7"><text:s text:c="2"/></text:span><text:span text:style-name="T7">* tactical_resource_amount: <text:s text:c="2"/></text:span><text:span text:style-name="T6">총</text:span><text:span text:style-name="T7"> </text:span><text:span text:style-name="T6">전략</text:span><text:span text:style-name="T7"> </text:span><text:span text:style-name="T6">자원</text:span></text:p>
            <text:p><text:span text:style-name="T7"><text:s text:c="2"/></text:span><text:span text:style-name="T7">* food_resource_amount: <text:s text:c="6"/></text:span><text:span text:style-name="T6">총</text:span><text:span text:style-name="T7"> </text:span><text:span text:style-name="T6">식량</text:span><text:span text:style-name="T7"> </text:span><text:span text:style-name="T6">자원</text:span></text:p>
            <text:p><text:span text:style-name="T7"><text:s text:c="2"/></text:span><text:span text:style-name="T7">* luxury_resource_amount: <text:s text:c="4"/></text:span><text:span text:style-name="T6">총</text:span><text:span text:style-name="T7"> </text:span><text:span text:style-name="T6">사치</text:span><text:span text:style-name="T7"> </text:span><text:span text:style-name="T6">자원</text:span></text:p>
            <text:p><text:span text:style-name="T6"/></text:p>
            <text:p><text:span text:style-name="T7"><text:s text:c="2"/></text:span><text:span text:style-name="T7"># </text:span><text:span text:style-name="T6">유저</text:span><text:span text:style-name="T7"> </text:span><text:span text:style-name="T6">스펙</text:span></text:p>
            <text:p><text:span text:style-name="T7"><text:s text:c="2"/></text:span><text:span text:style-name="T7">* attack_point: <text:s text:c="2"/></text:span><text:span text:style-name="T6">현재</text:span><text:span text:style-name="T7"> </text:span><text:span text:style-name="T6">공격력</text:span></text:p>
            <text:p><text:span text:style-name="T7"><text:s text:c="2"/></text:span><text:span text:style-name="T7">* defence_point: <text:s/></text:span><text:span text:style-name="T6">현재</text:span><text:span text:style-name="T7"> </text:span><text:span text:style-name="T6">방어력</text:span></text:p>
            <text:p><text:span text:style-name="T7"><text:s text:c="2"/></text:span><text:span text:style-name="T7">* loyality: <text:s text:c="6"/></text:span><text:span text:style-name="T6">현재</text:span><text:span text:style-name="T7"> </text:span><text:span text:style-name="T6">충성도</text:span></text:p>
            <text:p><text:span text:style-name="T6"/></text:p>
            <text:p><text:span text:style-name="T7"><text:s text:c="2"/></text:span><text:span text:style-name="T7">##### </text:span><text:span text:style-name="T6">통계적</text:span><text:span text:style-name="T7"> </text:span><text:span text:style-name="T6">수치</text:span><text:span text:style-name="T7"> </text:span><text:span text:style-name="T7">#####</text:span></text:p>
            <text:p><text:span text:style-name="T7"><text:s text:c="2"/></text:span><text:span text:style-name="T7"># </text:span><text:span text:style-name="T6">선전포고</text:span></text:p>
            <text:p><text:span text:style-name="T7"><text:s text:c="2"/></text:span><text:span text:style-name="T7">* war_requset: <text:s text:c="3"/></text:span><text:span text:style-name="T6">선전포고</text:span><text:span text:style-name="T7"> </text:span><text:span text:style-name="T6">횟수</text:span></text:p>
            <text:p><text:span text:style-name="T7"><text:s text:c="2"/></text:span><text:span text:style-name="T7">* war_victory: <text:s text:c="3"/></text:span><text:span text:style-name="T6">전쟁</text:span><text:span text:style-name="T7"> </text:span><text:span text:style-name="T6">승리</text:span><text:span text:style-name="T7"> </text:span><text:span text:style-name="T6">횟수</text:span></text:p>
            <text:p><text:span text:style-name="T7"><text:s text:c="2"/></text:span><text:span text:style-name="T7">* war_defeated: <text:s text:c="2"/></text:span><text:span text:style-name="T6">전쟁</text:span><text:span text:style-name="T7"> </text:span><text:span text:style-name="T6">패배</text:span><text:span text:style-name="T7"> </text:span><text:span text:style-name="T6">횟수</text:span></text:p>
            <text:p><text:span text:style-name="T6"/></text:p>
            <text:p><text:span text:style-name="T7"><text:s text:c="2"/></text:span><text:span text:style-name="T7"># </text:span><text:span text:style-name="T6">전쟁</text:span><text:span text:style-name="T7"> </text:span><text:span text:style-name="T6">방어</text:span></text:p>
            <text:p><text:span text:style-name="T7"><text:s text:c="2"/></text:span><text:span text:style-name="T7">* despoil_defense: <text:s text:c="3"/></text:span><text:span text:style-name="T6">전쟁</text:span><text:span text:style-name="T7"> </text:span><text:span text:style-name="T6">방어</text:span><text:span text:style-name="T7"> </text:span><text:span text:style-name="T6">성공</text:span><text:span text:style-name="T7"> </text:span><text:span text:style-name="T6">횟수</text:span></text:p>
            <text:p><text:span text:style-name="T7"><text:s text:c="2"/></text:span><text:span text:style-name="T7">* despoil_fail: <text:s text:c="6"/></text:span><text:span text:style-name="T6">전쟁</text:span><text:span text:style-name="T7"> </text:span><text:span text:style-name="T6">방어</text:span><text:span text:style-name="T7"> </text:span><text:span text:style-name="T6">실패</text:span><text:span text:style-name="T7"> </text:span><text:span text:style-name="T6">횟수</text:span></text:p>
            <text:p><text:span text:style-name="T6"/></text:p>
            <text:p><text:span text:style-name="T7"><text:s text:c="2"/></text:span><text:span text:style-name="T7"># </text:span><text:span text:style-name="T6">보스</text:span><text:span text:style-name="T7"> </text:span><text:span text:style-name="T6">처치</text:span></text:p>
            <text:p><text:span text:style-name="T7"><text:s text:c="2"/></text:span><text:span text:style-name="T7">* boss{id}_kill_count: <text:s/></text:span><text:span text:style-name="T6">보스</text:span><text:span text:style-name="T7"> </text:span><text:span text:style-name="T6">처치</text:span><text:span text:style-name="T7"> </text:span><text:span text:style-name="T6">횟수</text:span></text:p>
            <text:p><text:span text:style-name="T7">*/</text:span></text:p>
          </table:table-cell>
          <table:table-cell table:style-name="ce18" office:value-type="string">
            <text:p>INSERT INTO `user` (</text:p>
            <text:p><text:s text:c="2"/>`hive_id`,</text:p>
            <text:p><text:s text:c="2"/>`hive_uid`,</text:p>
            <text:p><text:s text:c="2"/>`last_visit`,</text:p>
            <text:p><text:s text:c="2"/>`register_date`,</text:p>
            <text:p><text:s text:c="2"/>`last_update`,</text:p>
            <text:p><text:s text:c="2"/>`unit_time`,</text:p>
            <text:p><text:s text:c="2"/>`territory_id`,</text:p>
            <text:p><text:s text:c="2"/>`name`,</text:p>
            <text:p><text:s text:c="2"/>`manpower_amount`,</text:p>
            <text:p><text:s text:c="2"/>`tactical_resource_amount`,</text:p>
            <text:p><text:s text:c="2"/>`food_resource_amount`,</text:p>
            <text:p><text:s text:c="2"/>`luxury_resource_amount`</text:p>
            <text:p>) VALUES (</text:p>
            <text:p><text:s text:c="2"/>{hive_id},</text:p>
            <text:p><text:s text:c="2"/>{hive_uid},</text:p>
            <text:p><text:s text:c="2"/>NOW(),</text:p>
            <text:p><text:s text:c="2"/>NOW(),</text:p>
            <text:p><text:s text:c="2"/>NOW(),</text:p>
            <text:p><text:s text:c="2"/>{PLAN_UNIT_TIME},</text:p>
            <text:p><text:s text:c="2"/>{selected_territory_id},</text:p>
            <text:p><text:s text:c="2"/>{user_name},</text:p>
            <text:p><text:s text:c="2"/>{initial_manpower},</text:p>
            <text:p><text:s text:c="2"/>{initial_tactical_resource_amount},</text:p>
            <text:p><text:s text:c="2"/>{initial_food_resource_amount},</text:p>
            <text:p><text:s text:c="2"/>{initial_luxury_resource_amount}</text:p>
            <text:p>);</text:p>
          </table:table-cell>
          <table:table-cell table:style-name="ce24" office:value-type="string">
            <text:p>유저<text:span text:style-name="T6"> 회원가입시 정보 추가</text:span></text:p>
          </table:table-cell>
          <table:table-cell table:style-name="ce64" office:value-type="string">
            <text:p>* <text:span text:style-name="T11">테이블을</text:span><text:span text:style-name="T12"> </text:span><text:span text:style-name="T11">기능과</text:span><text:span text:style-name="T12"> </text:span><text:span text:style-name="T11">정보</text:span><text:span text:style-name="T12"> </text:span><text:span text:style-name="T11">별로</text:span><text:span text:style-name="T12"> </text:span><text:span text:style-name="T11">나눠줘야</text:span><text:span text:style-name="T12"> </text:span><text:span text:style-name="T11">할것같아요</text:span><text:span text:style-name="T12">.</text:span></text:p>
            <text:p><text:span text:style-name="T11">예를들면</text:span><text:span text:style-name="T12">. </text:span><text:span text:style-name="T11">유저의</text:span><text:span text:style-name="T12"> </text:span><text:span text:style-name="T11">플랫폼</text:span><text:span text:style-name="T12"> </text:span><text:span text:style-name="T11">정보는</text:span><text:span text:style-name="T12"> </text:span><text:span text:style-name="T11">별도구</text:span></text:p>
            <text:p><text:span text:style-name="T11">유저의</text:span><text:span text:style-name="T12"> </text:span><text:span text:style-name="T11">인게임내의</text:span><text:span text:style-name="T12"> </text:span><text:span text:style-name="T11">정보는</text:span><text:span text:style-name="T12"> </text:span><text:span text:style-name="T11">플랫폼정보와</text:span><text:span text:style-name="T12"> </text:span><text:span text:style-name="T11">상관없이</text:span><text:span text:style-name="T12"> </text:span><text:span text:style-name="T11">변형될수</text:span><text:span text:style-name="T12"> </text:span><text:span text:style-name="T11">있습니다</text:span><text:span text:style-name="T12">. </text:span></text:p>
            <text:p><text:span text:style-name="T11">인게임내의</text:span><text:span text:style-name="T12"> </text:span><text:span text:style-name="T11">정보들중에도</text:span><text:span text:style-name="T12"> </text:span></text:p>
            <text:p><text:span text:style-name="T11">자원과</text:span><text:span text:style-name="T12"> </text:span><text:span text:style-name="T11">인구</text:span><text:span text:style-name="T12"> </text:span><text:span text:style-name="T11">는</text:span><text:span text:style-name="T12"> </text:span><text:span text:style-name="T11">유저의</text:span><text:span text:style-name="T12"> </text:span><text:span text:style-name="T11">통계적</text:span><text:span text:style-name="T12"> </text:span><text:span text:style-name="T11">수치와는</text:span><text:span text:style-name="T12"> </text:span><text:span text:style-name="T11">별도로</text:span><text:span text:style-name="T12"> </text:span><text:span text:style-name="T11">데이터가</text:span><text:span text:style-name="T12"> </text:span><text:span text:style-name="T11">바뀔거구요</text:span><text:span text:style-name="T12">.</text:span></text:p>
            <text:p><text:span text:style-name="T12"/></text:p>
            <text:p><text:span text:style-name="T12">* utf8_unicode_ci </text:span><text:span text:style-name="T11">로</text:span><text:span text:style-name="T12"> </text:span><text:span text:style-name="T11">설정한</text:span><text:span text:style-name="T12"> </text:span><text:span text:style-name="T11">이유는</text:span><text:span text:style-name="T12">?</text:span></text:p>
          </table:table-cell>
          <table:table-cell table:style-name="ce16"/>
          <table:table-cell table:style-name="ce12"/>
          <table:table-cell table:number-columns-repeated="1016"/>
        </table:table-row>
        <table:table-row table:style-name="ro4">
          <table:table-cell/>
          <table:covered-table-cell table:style-name="ce4"/>
          <table:covered-table-cell table:style-name="ce9"/>
          <table:table-cell table:style-name="ce18" office:value-type="string">
            <text:p>SELECT *</text:p>
            <text:p>FROM `user`</text:p>
            <text:p>WHERE `hive_uid` = {hive_uid}</text:p>
            <text:p><text:s text:c="2"/>AND `hive_id` = {hive_id};</text:p>
          </table:table-cell>
          <table:table-cell table:style-name="ce25" office:value-type="string">
            <text:p><text:span text:style-name="T6">하이브</text:span><text:span text:style-name="T7"> </text:span><text:span text:style-name="T6">정보를</text:span><text:span text:style-name="T7"> </text:span><text:span text:style-name="T6">통해</text:span><text:span text:style-name="T7"> </text:span><text:span text:style-name="T6">로그인</text:span><text:span text:style-name="T7"> </text:span><text:span text:style-name="T6">시도한</text:span><text:span text:style-name="T7"> </text:span><text:span text:style-name="T6">유저가</text:span><text:span text:style-name="T7"> </text:span><text:span text:style-name="T7">Valid </text:span><text:span text:style-name="T6">한</text:span><text:span text:style-name="T7"> </text:span><text:span text:style-name="T6">유저인지</text:span><text:span text:style-name="T7"> </text:span><text:span text:style-name="T6">확인</text:span></text:p>
          </table:table-cell>
          <table:table-cell table:style-name="ce64"/>
          <table:table-cell table:style-name="ce12"/>
          <table:table-cell table:style-name="ce65"/>
          <table:table-cell table:number-columns-repeated="1016"/>
        </table:table-row>
        <table:table-row table:style-name="ro5">
          <table:table-cell/>
          <table:covered-table-cell table:style-name="ce4"/>
          <table:covered-table-cell table:style-name="ce9"/>
          <table:table-cell table:style-name="ce18" office:value-type="string">
            <text:p>SELECT *</text:p>
            <text:p>FROM `user`</text:p>
            <text:p>WHERE `user_id` = {user_id}</text:p>
          </table:table-cell>
          <table:table-cell table:style-name="ce25" office:value-type="string">
            <text:p><text:span text:style-name="T6">유저</text:span><text:span text:style-name="T7"> </text:span><text:span text:style-name="T7">ID</text:span><text:span text:style-name="T6">를</text:span><text:span text:style-name="T7"> </text:span><text:span text:style-name="T6">통해</text:span><text:span text:style-name="T7"> </text:span><text:span text:style-name="T6">유저정보</text:span><text:span text:style-name="T7"> </text:span><text:span text:style-name="T6">조회</text:span></text:p>
          </table:table-cell>
          <table:table-cell table:style-name="ce64"/>
          <table:table-cell table:style-name="ce12"/>
          <table:table-cell table:style-name="ce65"/>
          <table:table-cell table:number-columns-repeated="1016"/>
        </table:table-row>
        <table:table-row table:style-name="ro5">
          <table:table-cell/>
          <table:covered-table-cell table:style-name="ce4"/>
          <table:covered-table-cell table:style-name="ce9"/>
          <table:table-cell table:style-name="ce18" office:value-type="string">
            <text:p>SELECT *</text:p>
            <text:p>FROM `user`</text:p>
            <text:p>WHERE `name` = {input_name};</text:p>
          </table:table-cell>
          <table:table-cell table:style-name="ce25" office:value-type="string">
            <text:p>유저<text:span text:style-name="T6"> 이름이 사용중인지 조회</text:span></text:p>
          </table:table-cell>
          <table:table-cell table:style-name="ce64"/>
          <table:table-cell table:style-name="ce12"/>
          <table:table-cell table:style-name="ce65"/>
          <table:table-cell table:number-columns-repeated="1016"/>
        </table:table-row>
        <table:table-row table:style-name="ro6">
          <table:table-cell/>
          <table:covered-table-cell table:style-name="ce4"/>
          <table:covered-table-cell table:style-name="ce9"/>
          <table:table-cell table:style-name="ce18" office:value-type="string">
            <text:p>UPDATE `user`</text:p>
            <text:p>SET `manpower_amount` = {manpower_amount}</text:p>
            <text:p><text:s text:c="4"/>`appended_manpower` = {appended_manpower}</text:p>
            <text:p><text:s text:c="4"/>`tactical_resource_amount` = {tactical_resource_amount}</text:p>
            <text:p><text:s text:c="4"/>`food_resource_amount` = {food_resource_amount}</text:p>
            <text:p><text:s text:c="4"/>`luxury_resource_amount` = {luxury_resource_amount}</text:p>
            <text:p><text:s text:c="4"/>`last_update` = NOW()</text:p>
            <text:p>WHERE `user_id` = {user_id};</text:p>
          </table:table-cell>
          <table:table-cell table:style-name="ce26" office:value-type="string">
            <text:p>유저 정보 갱신</text:p>
          </table:table-cell>
          <table:table-cell table:style-name="ce64"/>
          <table:table-cell table:style-name="ce12"/>
          <table:table-cell table:style-name="ce65"/>
          <table:table-cell table:number-columns-repeated="1016"/>
        </table:table-row>
        <table:table-row table:style-name="ro5">
          <table:table-cell/>
          <table:covered-table-cell table:style-name="ce4"/>
          <table:covered-table-cell table:style-name="ce9"/>
          <table:table-cell table:style-name="ce18" office:value-type="string">
            <text:p>UPDATE `user`</text:p>
            <text:p>SET `food_resource_amount` = `food_resource_amount` - {resource}</text:p>
            <text:p>WHERE `user_id` = {user_id};</text:p>
          </table:table-cell>
          <table:table-cell table:style-name="ce27" office:value-type="string">
            <text:p>유저 식량자원 감소</text:p>
          </table:table-cell>
          <table:table-cell table:style-name="ce64"/>
          <table:table-cell table:style-name="ce65" table:number-columns-repeated="2"/>
          <table:table-cell table:number-columns-repeated="1016"/>
        </table:table-row>
        <table:table-row table:style-name="ro5">
          <table:table-cell/>
          <table:covered-table-cell table:style-name="ce4"/>
          <table:covered-table-cell table:style-name="ce9"/>
          <table:table-cell table:style-name="ce18" office:value-type="string">
            <text:p>UPDATE `user`</text:p>
            <text:p>SET `food_resource_amount` = `food_resource_amount` + {half_resource}</text:p>
            <text:p>WHERE `user_id` = {user_id}</text:p>
          </table:table-cell>
          <table:table-cell table:style-name="ce27" office:value-type="string">
            <text:p>전쟁 출전 취소로 인한 식량자원 절반 반환</text:p>
          </table:table-cell>
          <table:table-cell table:style-name="ce64"/>
          <table:table-cell table:style-name="ce65" table:number-columns-repeated="2"/>
          <table:table-cell table:number-columns-repeated="1016"/>
        </table:table-row>
        <table:table-row table:style-name="ro7">
          <table:table-cell/>
          <table:covered-table-cell table:style-name="ce4"/>
          <table:covered-table-cell table:style-name="ce9"/>
          <table:table-cell table:style-name="ce18" office:value-type="string">
            <text:p>UPDATE `user`</text:p>
            <text:p>SET `tactical_resource_amount` = `tactical_resource_amount` - {tactical_resource},</text:p>
            <text:p><text:s text:c="4"/>`food_resource_amount` = `food_resource_amount` - {food_resource},</text:p>
            <text:p><text:s text:c="4"/>`luxury_resource_amount` = `luxury_resource_amount` - {luxury_resource}</text:p>
            <text:p>WHERE `user_id` = {user_id};</text:p>
          </table:table-cell>
          <table:table-cell table:style-name="ce28" office:value-type="string">
            <text:p>동맹<text:span text:style-name="T6"> 유저에게 자원 첨부 우편 보내기</text:span></text:p>
          </table:table-cell>
          <table:table-cell table:style-name="ce64"/>
          <table:table-cell table:style-name="ce65" table:number-columns-repeated="2"/>
          <table:table-cell table:number-columns-repeated="1016"/>
        </table:table-row>
        <table:table-row table:style-name="ro7">
          <table:table-cell/>
          <table:covered-table-cell table:style-name="ce4"/>
          <table:covered-table-cell table:style-name="ce9"/>
          <table:table-cell table:style-name="ce18" office:value-type="string">
            <text:p>UPDATE `user`</text:p>
            <text:p>SET `tactical_resource_amount` = `tactical_resource_amount` + {tactical_resource},</text:p>
            <text:p><text:s text:c="4"/>`food_resource_amount` = `food_resource_amount` + {food_resource},</text:p>
            <text:p><text:s text:c="4"/>`luxury_resource_amount` = `luxury_resource_amount` + {luxury_resource}</text:p>
            <text:p>WHERE `user_id` = {user_id};</text:p>
          </table:table-cell>
          <table:table-cell table:style-name="ce28" office:value-type="string">
            <text:p>다른<text:span text:style-name="T6"> 유저에게 받은 자원 우편 받기</text:span></text:p>
          </table:table-cell>
          <table:table-cell table:style-name="ce64"/>
          <table:table-cell table:style-name="ce65" table:number-columns-repeated="2"/>
          <table:table-cell table:number-columns-repeated="1016"/>
        </table:table-row>
        <table:table-row table:style-name="ro6">
          <table:table-cell/>
          <table:covered-table-cell table:style-name="ce4"/>
          <table:covered-table-cell table:style-name="ce9"/>
          <table:table-cell table:style-name="ce18" office:value-type="string">
            <text:p>UPDATE `user`</text:p>
            <text:p>SET `manpower_amount` = `manpower_amount` + {manpower_amount_diff}</text:p>
            <text:p><text:s text:c="4"/>`appended_manpower` = `appended_manpower` + {appended_manpower_diff}</text:p>
            <text:p><text:s text:c="4"/>`tactical_resource_amount` = `tactical_resource_amount` + {tactical_resource_amount_diff}</text:p>
            <text:p><text:s text:c="4"/>`food_resource_amount` = `food_resource_amount` + {food_resource_amount_diff}</text:p>
            <text:p><text:s text:c="4"/>`luxury_resource_amount` = `luxury_resource_amount` + {luxury_resource_amount_diff}</text:p>
            <text:p><text:s text:c="4"/>`last_update` = NOW()</text:p>
            <text:p>WHERE `user_id` = {user_id};</text:p>
          </table:table-cell>
          <table:table-cell table:style-name="ce28" office:value-type="string">
            <text:p>정산으로<text:span text:style-name="T6"> 인한 유저 데이터 갱신</text:span></text:p>
          </table:table-cell>
          <table:table-cell table:style-name="ce64"/>
          <table:table-cell table:style-name="ce65" table:number-columns-repeated="2"/>
          <table:table-cell table:number-columns-repeated="1016"/>
        </table:table-row>
        <table:table-row table:style-name="ro5">
          <table:table-cell/>
          <table:covered-table-cell table:style-name="ce4"/>
          <table:covered-table-cell table:style-name="ce9"/>
          <table:table-cell table:style-name="ce18" office:value-type="string">
            <text:p>SELECT *</text:p>
            <text:p>FROM `user`</text:p>
            <text:p>WHERE `territory_id` = {territory_id};</text:p>
          </table:table-cell>
          <table:table-cell table:style-name="ce27" office:value-type="string">
            <text:p>상대 영토 정보 조회</text:p>
          </table:table-cell>
          <table:table-cell table:style-name="ce64"/>
          <table:table-cell table:style-name="ce65" table:number-columns-repeated="2"/>
          <table:table-cell table:number-columns-repeated="1016"/>
        </table:table-row>
        <table:table-row table:style-name="ro8">
          <table:table-cell/>
          <table:covered-table-cell table:style-name="ce4"/>
          <table:covered-table-cell table:style-name="ce9"/>
          <table:table-cell table:style-name="ce19" office:value-type="string">
            <text:p>UPDATE `user`</text:p>
            <text:p>SET `tactical_resource_amount` = `tactical_resource_amount` + {boss_reward_tactical_resource_amount},</text:p>
            <text:p><text:s text:c="4"/>`food_resource_amount` = `food_resource_amount` + {boss_reward_food_resource_amount},</text:p>
            <text:p><text:s text:c="4"/>`luxury_resource_amount` = `luxury_resource_amount` + {boss_reward_luxury_resource_amount}</text:p>
            <text:p>WHERE `user_id` IN ({user_participation});</text:p>
          </table:table-cell>
          <table:table-cell table:style-name="ce27" office:value-type="string">
            <text:p>다수의 유저들 정보 갱신</text:p>
          </table:table-cell>
          <table:table-cell table:style-name="ce64" office:value-type="string">
            <text:p>* <text:span text:style-name="T11">빈도수에</text:span><text:span text:style-name="T12"> </text:span><text:span text:style-name="T11">따라서</text:span><text:span text:style-name="T12">..</text:span><text:span text:style-name="T11">다를거같은데</text:span><text:span text:style-name="T12">..</text:span></text:p>
            <text:p><text:span text:style-name="T11">보상이면</text:span><text:span text:style-name="T12"> </text:span><text:span text:style-name="T11">유저가</text:span><text:span text:style-name="T12"> </text:span><text:span text:style-name="T11">로그인할때</text:span><text:span text:style-name="T12"> </text:span><text:span text:style-name="T11">레이드</text:span><text:span text:style-name="T12"> </text:span><text:span text:style-name="T11">확인이나</text:span><text:span text:style-name="T12"> </text:span><text:span text:style-name="T11">전쟁기록</text:span><text:span text:style-name="T12"> </text:span><text:span text:style-name="T11">확인을</text:span><text:span text:style-name="T12"> </text:span><text:span text:style-name="T11">통해</text:span><text:span text:style-name="T12"> </text:span><text:span text:style-name="T11">수령하도록하면</text:span><text:span text:style-name="T12"> </text:span><text:span text:style-name="T11">한번에</text:span><text:span text:style-name="T12"> </text:span><text:span text:style-name="T11">대량의</text:span><text:span text:style-name="T12"> </text:span><text:span text:style-name="T11">디스크작업이</text:span><text:span text:style-name="T12"> </text:span><text:span text:style-name="T11">발생하지</text:span><text:span text:style-name="T12"> </text:span><text:span text:style-name="T11">않을수</text:span><text:span text:style-name="T12"> </text:span><text:span text:style-name="T11">있을것같아요</text:span><text:span text:style-name="T12">.</text:span></text:p>
            <text:p><text:span text:style-name="T12">* </text:span><text:span text:style-name="T11">요쿼리가</text:span><text:span text:style-name="T12"> </text:span><text:span text:style-name="T11">실행되는게</text:span><text:span text:style-name="T12">.. </text:span><text:span text:style-name="T11">일괄적이라면</text:span><text:span text:style-name="T12">..</text:span><text:span text:style-name="T11">유저가</text:span><text:span text:style-name="T12"> </text:span><text:span text:style-name="T11">모르는</text:span><text:span text:style-name="T12"> </text:span><text:span text:style-name="T11">사이에</text:span><text:span text:style-name="T12"> </text:span><text:span text:style-name="T11">재화량이</text:span><text:span text:style-name="T12"> </text:span><text:span text:style-name="T11">변동될꺼같은데요</text:span><text:span text:style-name="T12">. </text:span><text:span text:style-name="T11">우편함으로</text:span><text:span text:style-name="T12"> </text:span><text:span text:style-name="T11">전송해준다거나</text:span><text:span text:style-name="T12"> </text:span><text:span text:style-name="T11">하는건</text:span><text:span text:style-name="T12"> </text:span><text:span text:style-name="T11">어떨까요</text:span><text:span text:style-name="T12">?</text:span></text:p>
          </table:table-cell>
          <table:table-cell table:style-name="ce65" table:number-columns-repeated="2"/>
          <table:table-cell table:number-columns-repeated="1016"/>
        </table:table-row>
        <table:table-row table:style-name="ro9">
          <table:table-cell/>
          <table:covered-table-cell table:style-name="ce4"/>
          <table:covered-table-cell table:style-name="ce9"/>
          <table:table-cell table:style-name="ce9" office:value-type="string">
            <text:p>UPDATE `user`</text:p>
            <text:p>SET `is_upgrading` = FALSE,</text:p>
            <text:p><text:s text:c="4"/>`castle_level` = `castle_level` + 1</text:p>
            <text:p><text:s text:c="4"/>--`last_update` = NOW()</text:p>
            <text:p>WHERE `user_id` = {user_id}</text:p>
            <text:p><text:s text:c="2"/>AND `is_upgrading` = TRUE</text:p>
            <text:p><text:s text:c="2"/>AND `upgrade_finish_time` &lt;= NOW();</text:p>
          </table:table-cell>
          <table:table-cell table:style-name="ce29" office:value-type="string">
            <office:annotation office:display="true" draw:style-name="gr1" draw:text-style-name="P2" svg:width="6.72cm" svg:height="3.175cm" svg:x="53.559cm" svg:y="59.003cm" draw:caption-point-x="9.3cm" draw:caption-point-y="-20.554cm">
              <dc:date>2019-05-28T00:00:00</dc:date>
              <text:p text:style-name="P1"><text:span text:style-name="T1">[pending] </text:span><text:span text:style-name="T1">이라고 써져있는 쿼리는 유처에게서 요청을 받고 완료 시간이 지났는데 완료 요청을 받지 않아 처리되지 않은 데이터를 처리하기 위한 쿼리입니다</text:span><text:span text:style-name="T1">. </text:span></text:p>
            </office:annotation>
            <text:p>[pending]</text:p>
            <text:p><text:span text:style-name="T6">처리되지 않은 유저의</text:span><text:span text:style-name="T7"> </text:span><text:span text:style-name="T6">성</text:span><text:span text:style-name="T7"> </text:span><text:span text:style-name="T6">업그레이드 갱신</text:span></text:p>
          </table:table-cell>
          <table:table-cell table:style-name="ce64" office:value-type="string">
            <text:p>* <text:span text:style-name="T11">로그인시</text:span><text:span text:style-name="T12"> </text:span><text:span text:style-name="T11">일괄처리하면</text:span><text:span text:style-name="T12"> </text:span><text:span text:style-name="T11">로그인</text:span><text:span text:style-name="T12"> </text:span><text:span text:style-name="T11">시간이</text:span><text:span text:style-name="T12"> </text:span><text:span text:style-name="T11">좀</text:span><text:span text:style-name="T12"> </text:span><text:span text:style-name="T11">지연될것같구요</text:span><text:span text:style-name="T12">..</text:span><text:span text:style-name="T11">그리고</text:span><text:span text:style-name="T12"> </text:span><text:span text:style-name="T11">만약에</text:span><text:span text:style-name="T12"> </text:span><text:span text:style-name="T11">로그인</text:span><text:span text:style-name="T12"> </text:span><text:span text:style-name="T11">시간</text:span><text:span text:style-name="T12"> </text:span><text:span text:style-name="T12">3</text:span><text:span text:style-name="T11">시간전에</text:span><text:span text:style-name="T12"> </text:span><text:span text:style-name="T11">완료됬어야하는거면</text:span><text:span text:style-name="T12"> </text:span><text:span text:style-name="T11">완료된시점이</text:span><text:span text:style-name="T12"> </text:span><text:span text:style-name="T11">좀</text:span><text:span text:style-name="T12"> </text:span><text:span text:style-name="T11">의도한바랑</text:span><text:span text:style-name="T12"> </text:span><text:span text:style-name="T11">다를것같아요</text:span><text:span text:style-name="T12">.</text:span></text:p>
            <text:p><text:span text:style-name="T11">다른</text:span><text:span text:style-name="T12"> </text:span><text:span text:style-name="T12">RPG</text:span><text:span text:style-name="T11">류</text:span><text:span text:style-name="T12"> </text:span><text:span text:style-name="T11">게임들의</text:span><text:span text:style-name="T12"> </text:span><text:span text:style-name="T11">건물</text:span><text:span text:style-name="T12"> </text:span><text:span text:style-name="T11">완료</text:span><text:span text:style-name="T12"> </text:span><text:span text:style-name="T11">갱신</text:span><text:span text:style-name="T12"> </text:span><text:span text:style-name="T11">처리가</text:span><text:span text:style-name="T12"> </text:span><text:span text:style-name="T11">어떤식으로</text:span><text:span text:style-name="T12"> </text:span><text:span text:style-name="T11">스케줄링되는지</text:span><text:span text:style-name="T12"> </text:span><text:span text:style-name="T11">약간</text:span><text:span text:style-name="T12"> </text:span><text:span text:style-name="T11">벤치마킹을하고</text:span><text:span text:style-name="T12">, </text:span><text:span text:style-name="T11">부하가</text:span><text:span text:style-name="T12"> </text:span><text:span text:style-name="T11">적은쪽으로</text:span><text:span text:style-name="T12"> </text:span><text:span text:style-name="T11">처리하는게</text:span><text:span text:style-name="T12"> </text:span><text:span text:style-name="T11">어떨까요</text:span><text:span text:style-name="T12">? </text:span><text:span text:style-name="T11">예를들면</text:span><text:span text:style-name="T12">. </text:span><text:span text:style-name="T11">업그레이드를</text:span><text:span text:style-name="T12"> </text:span><text:span text:style-name="T11">하면</text:span><text:span text:style-name="T12"> </text:span><text:span text:style-name="T11">스케줄러</text:span><text:span text:style-name="T12"> </text:span><text:span text:style-name="T11">작업을</text:span><text:span text:style-name="T12"> </text:span><text:span text:style-name="T11">걸어서</text:span><text:span text:style-name="T12"> </text:span><text:span text:style-name="T12">3</text:span><text:span text:style-name="T11">시간뒤에</text:span><text:span text:style-name="T12"> </text:span><text:span text:style-name="T11">푸시를</text:span><text:span text:style-name="T12"> </text:span><text:span text:style-name="T11">보내</text:span><text:span text:style-name="T12"> </text:span><text:span text:style-name="T11">완료패킷을</text:span><text:span text:style-name="T12"> </text:span><text:span text:style-name="T11">보내게</text:span><text:span text:style-name="T12"> </text:span><text:span text:style-name="T11">한다거나</text:span><text:span text:style-name="T12">… </text:span></text:p>
          </table:table-cell>
          <table:table-cell table:style-name="ce65" table:number-columns-repeated="2"/>
          <table:table-cell table:number-columns-repeated="1016"/>
        </table:table-row>
        <table:table-row table:style-name="ro10">
          <table:table-cell/>
          <table:table-cell table:style-name="ce4" office:value-type="string" table:number-columns-spanned="1" table:number-rows-spanned="14">
            <text:p>building</text:p>
          </table:table-cell>
          <table:table-cell table:style-name="ce9" office:value-type="string" table:number-columns-spanned="1" table:number-rows-spanned="14">
            <text:p>CREATE TABLE `building` (</text:p>
            <text:p><text:s text:c="2"/>`building_pk_id` <text:s/>BIGINT <text:s text:c="7"/>NOT NULL <text:s text:c="5"/>AUTO_INCREMENT,</text:p>
            <text:p><text:s text:c="2"/>`user_id` <text:s text:c="8"/>BIGINT <text:s text:c="7"/>NOT NULL,</text:p>
            <text:p><text:s text:c="2"/>`territory_id` <text:s text:c="3"/>BIGINT <text:s text:c="7"/>NOT NULL,</text:p>
            <text:p><text:s text:c="2"/>`tile_id` <text:s text:c="8"/>BIGINT <text:s text:c="7"/>NOT NULL,</text:p>
            <text:p><text:s text:c="2"/>`building_id` <text:s text:c="4"/>BIGINT <text:s text:c="7"/>NOT NULL,</text:p>
            <text:p><text:s text:c="2"/>`resource_id` <text:s text:c="4"/>BIGINT <text:s text:c="7"/>NOT NULL,</text:p>
            <text:p/>
            <text:p><text:s text:c="2"/>`create_finish_time` <text:s text:c="3"/>TIMESTAMP <text:s/>NOT NULL,</text:p>
            <text:p><text:s text:c="2"/>`deploy_finish_time` <text:s text:c="3"/>TIMESTAMP <text:s/>NULL,</text:p>
            <text:p><text:s text:c="2"/>`upgrade_finish_time` <text:s text:c="2"/>TIMESTAMP <text:s/>NULL,</text:p>
            <text:p><text:s text:c="2"/>`is_upgrading` <text:s text:c="3"/>TINYINT <text:s text:c="6"/>NOT NULL <text:s text:c="5"/>DEFAULT FALSE,</text:p>
            <text:p><text:s text:c="2"/>`upgrade` <text:s text:c="8"/>BIGINT <text:s text:c="7"/>NOT NULL <text:s text:c="5"/>DEFAULT 1,</text:p>
            <text:p><text:s text:c="2"/>`manpower` <text:s text:c="7"/>BIGINT <text:s text:c="7"/>NOT NULL <text:s text:c="5"/>DEFAULT 0,</text:p>
            <text:p><text:s text:c="2"/>`last_update` <text:s text:c="4"/>TIMESTAMP <text:s text:c="4"/>NULL,</text:p>
            <text:p><text:s text:c="2"/>PRIMARY KEY (`building_pk_id`),</text:p>
            <text:p><text:s text:c="2"/>INDEX `idx_user_upgraded` (`user_id`, `is_upgraging`, `upgrade_finish_time`),</text:p>
            <text:p><text:s text:c="2"/>INDEX `idx_user_deployed` (`user_id`, `deploy_finish_time`)</text:p>
            <text:p>) COLLATE='utf8_unicode_ci' ENGINE=InnoDB;</text:p>
            <text:p/>
            <text:p>/** <text:span text:style-name="T6">건물</text:span><text:span text:style-name="T7"> </text:span><text:span text:style-name="T6">정보</text:span><text:span text:style-name="T7"> </text:span><text:span text:style-name="T6">테이블</text:span></text:p>
            <text:p><text:span text:style-name="T7"><text:s text:c="2"/></text:span><text:span text:style-name="T7">* @desc: </text:span><text:span text:style-name="T6">각</text:span><text:span text:style-name="T7"> </text:span><text:span text:style-name="T6">유저별로</text:span><text:span text:style-name="T7"> </text:span><text:span text:style-name="T6">사용하는</text:span><text:span text:style-name="T7"> </text:span><text:span text:style-name="T6">건물</text:span><text:span text:style-name="T7"> </text:span><text:span text:style-name="T6">정보</text:span></text:p>
            <text:p><text:span text:style-name="T7"><text:s text:c="2"/></text:span><text:span text:style-name="T7">* building_pk_id: <text:s text:c="6"/></text:span><text:span text:style-name="T6">건물</text:span><text:span text:style-name="T7"> </text:span><text:span text:style-name="T7">id (AUTO_INC) [PK]</text:span></text:p>
            <text:p><text:span text:style-name="T7"><text:s text:c="2"/></text:span><text:span text:style-name="T7">* user_id: <text:s text:c="13"/></text:span><text:span text:style-name="T6">유저</text:span><text:span text:style-name="T7"> </text:span><text:span text:style-name="T7">id</text:span></text:p>
            <text:p><text:span text:style-name="T7"><text:s text:c="2"/></text:span><text:span text:style-name="T7">* territory_id: <text:s text:c="8"/></text:span><text:span text:style-name="T6">속한</text:span><text:span text:style-name="T7"> </text:span><text:span text:style-name="T6">영토</text:span><text:span text:style-name="T7"> </text:span><text:span text:style-name="T7">id (</text:span><text:span text:style-name="T6">기획</text:span><text:span text:style-name="T7">)</text:span></text:p>
            <text:p><text:span text:style-name="T7"><text:s text:c="2"/></text:span><text:span text:style-name="T7">* tile_id: <text:s text:c="13"/></text:span><text:span text:style-name="T6">위치한</text:span><text:span text:style-name="T7"> </text:span><text:span text:style-name="T6">타일</text:span><text:span text:style-name="T7"> </text:span><text:span text:style-name="T7">id (</text:span><text:span text:style-name="T6">기획</text:span><text:span text:style-name="T7">)</text:span></text:p>
            <text:p><text:span text:style-name="T7"><text:s text:c="2"/></text:span><text:span text:style-name="T7">* building_id: <text:s text:c="9"/></text:span><text:span text:style-name="T6">건물</text:span><text:span text:style-name="T7"> </text:span><text:span text:style-name="T6">종류</text:span><text:span text:style-name="T7"> </text:span><text:span text:style-name="T7">(</text:span><text:span text:style-name="T6">기획</text:span><text:span text:style-name="T7">)</text:span></text:p>
            <text:p><text:span text:style-name="T7"><text:s text:c="2"/></text:span><text:span text:style-name="T7">* resource_id: <text:s text:c="9"/></text:span><text:span text:style-name="T6">자원</text:span><text:span text:style-name="T7"> </text:span><text:span text:style-name="T6">종류</text:span><text:span text:style-name="T7"> </text:span><text:span text:style-name="T7">(</text:span><text:span text:style-name="T6">기획</text:span><text:span text:style-name="T7">)</text:span></text:p>
            <text:p><text:span text:style-name="T7"/></text:p>
            <text:p><text:span text:style-name="T7"><text:s text:c="2"/></text:span><text:span text:style-name="T7">* create_finish_time: <text:s text:c="6"/></text:span><text:span text:style-name="T6">설치</text:span><text:span text:style-name="T7"> </text:span><text:span text:style-name="T6">완료</text:span><text:span text:style-name="T7"> </text:span><text:span text:style-name="T6">시간</text:span></text:p>
            <text:p><text:span text:style-name="T7"><text:s text:c="2"/></text:span><text:span text:style-name="T7">* deploy_finish_time: <text:s text:c="6"/></text:span><text:span text:style-name="T6">인구</text:span><text:span text:style-name="T7"> </text:span><text:span text:style-name="T6">배치</text:span><text:span text:style-name="T7"> </text:span><text:span text:style-name="T6">완료</text:span><text:span text:style-name="T7"> </text:span><text:span text:style-name="T6">시간</text:span></text:p>
            <text:p><text:span text:style-name="T7"><text:s text:c="2"/></text:span><text:span text:style-name="T7">* upgrade_finish_time: <text:s text:c="5"/></text:span><text:span text:style-name="T6">업그레이드</text:span><text:span text:style-name="T7"> </text:span><text:span text:style-name="T6">완료</text:span><text:span text:style-name="T7"> </text:span><text:span text:style-name="T6">시간</text:span></text:p>
            <text:p><text:span text:style-name="T7"><text:s text:c="2"/></text:span><text:span text:style-name="T7">* is_upgrading: <text:s text:c="8"/></text:span><text:span text:style-name="T6">현재</text:span><text:span text:style-name="T7"> </text:span><text:span text:style-name="T6">업그레이드</text:span><text:span text:style-name="T7"> </text:span><text:span text:style-name="T6">진행</text:span><text:span text:style-name="T7"> </text:span><text:span text:style-name="T6">여부</text:span><text:span text:style-name="T7"> </text:span><text:span text:style-name="T7">- TRUE : </text:span><text:span text:style-name="T6">업그레이드</text:span><text:span text:style-name="T7"> </text:span><text:span text:style-name="T6">진행</text:span><text:span text:style-name="T7"> </text:span><text:span text:style-name="T6">중</text:span><text:span text:style-name="T7">, FALSE : </text:span><text:span text:style-name="T6">업그레이드</text:span><text:span text:style-name="T7"> </text:span><text:span text:style-name="T6">완료</text:span></text:p>
            <text:p><text:span text:style-name="T7"><text:s text:c="2"/></text:span><text:span text:style-name="T7">* upgrade: <text:s text:c="13"/></text:span><text:span text:style-name="T6">건물</text:span><text:span text:style-name="T7"> </text:span><text:span text:style-name="T6">업그레이드</text:span><text:span text:style-name="T7"> </text:span><text:span text:style-name="T6">수준</text:span></text:p>
            <text:p><text:span text:style-name="T7"><text:s text:c="2"/></text:span><text:span text:style-name="T7">* manpower: <text:s text:c="12"/></text:span><text:span text:style-name="T6">건물에</text:span><text:span text:style-name="T7"> </text:span><text:span text:style-name="T6">투입된</text:span><text:span text:style-name="T7"> </text:span><text:span text:style-name="T6">인력</text:span></text:p>
            <text:p><text:span text:style-name="T7">*/</text:span></text:p>
          </table:table-cell>
          <table:table-cell table:style-name="ce18" office:value-type="string">
            <text:p>INSERT INTO `building` (</text:p>
            <text:p><text:s text:c="2"/>`user_id`,</text:p>
            <text:p><text:s text:c="2"/>`territory_id`,</text:p>
            <text:p><text:s text:c="2"/>`tile_id`,</text:p>
            <text:p><text:s text:c="2"/>`building_id`,</text:p>
            <text:p><text:s text:c="2"/>`resource_id`,</text:p>
            <text:p/>
            <text:p><text:s text:c="2"/>`create_finish_time`,</text:p>
            <text:p><text:s text:c="2"/>`last_update`</text:p>
            <text:p>) VALUES (</text:p>
            <text:p><text:s text:c="2"/>{user_id},</text:p>
            <text:p><text:s text:c="2"/>{territory_id},</text:p>
            <text:p><text:s text:c="2"/>{tile_id},</text:p>
            <text:p><text:s text:c="2"/>{building_id},</text:p>
            <text:p><text:s text:c="2"/>{resource_id},</text:p>
            <text:p/>
            <text:p><text:s text:c="2"/>{finish_time},</text:p>
            <text:p><text:s text:c="2"/>NOW()</text:p>
            <text:p>);</text:p>
          </table:table-cell>
          <table:table-cell table:style-name="ce30" office:value-type="string">
            <text:p>새로운 건물 정보 추가</text:p>
          </table:table-cell>
          <table:table-cell table:style-name="ce64" office:value-type="string">
            <text:p>* <text:span text:style-name="T11">설치</text:span><text:span text:style-name="T12"> </text:span><text:span text:style-name="T11">완료시간은</text:span><text:span text:style-name="T12"> </text:span><text:span text:style-name="T12">1</text:span><text:span text:style-name="T11">회성</text:span><text:span text:style-name="T12"> </text:span><text:span text:style-name="T11">데이터</text:span><text:span text:style-name="T12"> </text:span><text:span text:style-name="T11">일것같아요</text:span><text:span text:style-name="T12">. </text:span></text:p>
            <text:p><text:span text:style-name="T11">일회성데이터를</text:span><text:span text:style-name="T12"> </text:span><text:span text:style-name="T11">따로</text:span><text:span text:style-name="T12"> </text:span><text:span text:style-name="T11">보관할수</text:span><text:span text:style-name="T12"> </text:span><text:span text:style-name="T11">있을까요</text:span><text:span text:style-name="T12">..?</text:span></text:p>
            <text:p><text:span text:style-name="T12">* pk</text:span><text:span text:style-name="T11">이름</text:span><text:span text:style-name="T12">..pk </text:span><text:span text:style-name="T11">명시하는거</text:span><text:span text:style-name="T12"> </text:span><text:span text:style-name="T12">..</text:span><text:span text:style-name="T11">안해도대여</text:span><text:span text:style-name="T12">..</text:span></text:p>
            <text:p><text:span text:style-name="T12">* </text:span><text:span text:style-name="T11">복합인덱스</text:span><text:span text:style-name="T12"> </text:span><text:span text:style-name="T11">순서가좀</text:span><text:span text:style-name="T12"> </text:span><text:span text:style-name="T11">이상한데</text:span><text:span text:style-name="T12"> </text:span><text:span text:style-name="T11">선택도</text:span><text:span text:style-name="T12"> </text:span><text:span text:style-name="T11">잘</text:span><text:span text:style-name="T12"> </text:span><text:span text:style-name="T11">확인한거</text:span><text:span text:style-name="T12"> </text:span><text:span text:style-name="T11">맞나용</text:span><text:span text:style-name="T12">? Is_upgrading </text:span><text:span text:style-name="T11">은</text:span><text:span text:style-name="T12"> </text:span><text:span text:style-name="T12">2</text:span><text:span text:style-name="T11">가지</text:span><text:span text:style-name="T12"> </text:span><text:span text:style-name="T11">경우밖에</text:span><text:span text:style-name="T12"> </text:span><text:span text:style-name="T11">안들어갈거같은데</text:span><text:span text:style-name="T12">…</text:span><text:span text:style-name="T12">?</text:span></text:p>
          </table:table-cell>
          <table:table-cell table:style-name="ce12" table:number-columns-repeated="2"/>
          <table:table-cell table:number-columns-repeated="1016"/>
        </table:table-row>
        <table:table-row table:style-name="ro5">
          <table:table-cell/>
          <table:covered-table-cell table:style-name="ce4"/>
          <table:covered-table-cell table:style-name="ce9"/>
          <table:table-cell table:style-name="ce18" office:value-type="string">
            <text:p>SELECT *</text:p>
            <text:p>FROM `buliding`</text:p>
            <text:p>WHERE `user_id` = {user_id};</text:p>
          </table:table-cell>
          <table:table-cell table:style-name="ce31" office:value-type="string">
            <text:p>유저의 건물 현황 조회</text:p>
          </table:table-cell>
          <table:table-cell table:style-name="ce64"/>
          <table:table-cell table:style-name="ce12" table:number-columns-repeated="2"/>
          <table:table-cell table:number-columns-repeated="1016"/>
        </table:table-row>
        <table:table-row table:style-name="ro4">
          <table:table-cell/>
          <table:covered-table-cell table:style-name="ce4"/>
          <table:covered-table-cell table:style-name="ce9"/>
          <table:table-cell table:style-name="ce18" office:value-type="string">
            <text:p>SELECT *</text:p>
            <text:p>FROM `building`</text:p>
            <text:p>WHERE `user_id` = {target_user_id}</text:p>
            <text:p><text:s text:c="2"/>AND `deploy_finish_time` &lt;= NOW();</text:p>
          </table:table-cell>
          <table:table-cell table:style-name="ce32" office:value-type="string">
            <text:p>상대 유저 현재 인구배치가 끝난 건물 조회</text:p>
          </table:table-cell>
          <table:table-cell table:style-name="ce64"/>
          <table:table-cell table:style-name="ce12" table:number-columns-repeated="2"/>
          <table:table-cell table:number-columns-repeated="1016"/>
        </table:table-row>
        <table:table-row table:style-name="ro5">
          <table:table-cell/>
          <table:covered-table-cell table:style-name="ce4"/>
          <table:covered-table-cell table:style-name="ce9"/>
          <table:table-cell table:style-name="ce18" office:value-type="string">
            <text:p>SELECT *</text:p>
            <text:p>FROM `building`</text:p>
            <text:p>WHERE `building_pk_id` = {building_pk_id};</text:p>
          </table:table-cell>
          <table:table-cell table:style-name="ce33" office:value-type="string">
            <text:p>건물 정보 조회</text:p>
          </table:table-cell>
          <table:table-cell table:style-name="ce64"/>
          <table:table-cell table:style-name="ce12" table:number-columns-repeated="2"/>
          <table:table-cell table:number-columns-repeated="1016"/>
        </table:table-row>
        <table:table-row table:style-name="ro4">
          <table:table-cell/>
          <table:covered-table-cell table:style-name="ce4"/>
          <table:covered-table-cell table:style-name="ce9"/>
          <table:table-cell table:style-name="ce18" office:value-type="string">
            <text:p>UPDATE `building`</text:p>
            <text:p>SET `is_upgrading` = FALSE,</text:p>
            <text:p><text:s text:c="4"/>`upgrade` = `upgrade` + 1</text:p>
            <text:p>WHERE `building_pk_id` = {building_pk_id}</text:p>
          </table:table-cell>
          <table:table-cell table:style-name="ce34" office:value-type="string">
            <text:p>건물 업그레이드 정보 갱신</text:p>
          </table:table-cell>
          <table:table-cell table:style-name="ce64"/>
          <table:table-cell table:style-name="ce12" table:number-columns-repeated="2"/>
          <table:table-cell table:number-columns-repeated="1016"/>
        </table:table-row>
        <table:table-row table:style-name="ro7">
          <table:table-cell/>
          <table:covered-table-cell table:style-name="ce4"/>
          <table:covered-table-cell table:style-name="ce9"/>
          <table:table-cell table:style-name="ce18" office:value-type="string">
            <text:p>UPDATE `building`</text:p>
            <text:p>SET `manpower` = {manpower},</text:p>
            <text:p><text:s text:c="4"/>`deploy_finish_time` = {deploy_finish_time},</text:p>
            <text:p><text:s text:c="4"/>`last_update` = NOW()</text:p>
            <text:p>WHERE `building_pk_id` = {building_pk_id};</text:p>
          </table:table-cell>
          <table:table-cell table:style-name="ce32" office:value-type="string">
            <text:p>건물 인력 배치 요청</text:p>
          </table:table-cell>
          <table:table-cell table:style-name="ce64"/>
          <table:table-cell table:style-name="ce12" table:number-columns-repeated="2"/>
          <table:table-cell table:number-columns-repeated="1016"/>
        </table:table-row>
        <table:table-row table:style-name="ro7">
          <table:table-cell/>
          <table:covered-table-cell table:style-name="ce4"/>
          <table:covered-table-cell table:style-name="ce9"/>
          <table:table-cell table:style-name="ce18" office:value-type="string">
            <text:p>UPDATE `building`</text:p>
            <text:p>SET `manpower` = 0,</text:p>
            <text:p><text:s text:c="4"/>`last_update` = NOW(),</text:p>
            <text:p><text:s text:c="4"/>`deploy_finish_time` = NULL</text:p>
            <text:p>WHERE `building_pk_id` = {building_pk_id};</text:p>
          </table:table-cell>
          <table:table-cell table:style-name="ce32" office:value-type="string">
            <text:p>건물 인력 배치 취소</text:p>
          </table:table-cell>
          <table:table-cell table:style-name="ce64"/>
          <table:table-cell table:style-name="ce12" table:number-columns-repeated="2"/>
          <table:table-cell table:number-columns-repeated="1016"/>
        </table:table-row>
        <table:table-row table:style-name="ro5">
          <table:table-cell/>
          <table:covered-table-cell table:style-name="ce4"/>
          <table:covered-table-cell table:style-name="ce9"/>
          <table:table-cell table:style-name="ce18" office:value-type="string">
            <text:p>UPDATE `building`</text:p>
            <text:p>SET `manpower` = `manpower` - {diff}</text:p>
            <text:p>WHERE `building_pk_id` = {building_pk_id};</text:p>
          </table:table-cell>
          <table:table-cell table:style-name="ce27" office:value-type="string">
            <text:p>건물 인력 감소</text:p>
          </table:table-cell>
          <table:table-cell table:style-name="ce64"/>
          <table:table-cell table:style-name="ce12" table:number-columns-repeated="2"/>
          <table:table-cell table:number-columns-repeated="1016"/>
        </table:table-row>
        <table:table-row table:style-name="ro5">
          <table:table-cell/>
          <table:covered-table-cell table:style-name="ce4"/>
          <table:covered-table-cell table:style-name="ce9"/>
          <table:table-cell table:style-name="ce18" office:value-type="string">
            <text:p>UPDATE `building`</text:p>
            <text:p>SET `manpower` = 0</text:p>
            <text:p>WHERE `building_pk_id` IN ({building_pk_ids});</text:p>
          </table:table-cell>
          <table:table-cell table:style-name="ce27" office:value-type="string">
            <text:p>건물 인력 모두 소모 (0으로 갱신)</text:p>
          </table:table-cell>
          <table:table-cell table:style-name="ce64"/>
          <table:table-cell table:style-name="ce12" table:number-columns-repeated="2"/>
          <table:table-cell table:number-columns-repeated="1016"/>
        </table:table-row>
        <table:table-row table:style-name="ro5">
          <table:table-cell/>
          <table:covered-table-cell table:style-name="ce4"/>
          <table:covered-table-cell table:style-name="ce9"/>
          <table:table-cell table:style-name="ce18" office:value-type="string">
            <text:p>UPDATE `building`</text:p>
            <text:p>SET `manpower` = `manpower`/2</text:p>
            <text:p>WHERE `building_pk_id` IN ({building_pk_ids});</text:p>
          </table:table-cell>
          <table:table-cell table:style-name="ce27" office:value-type="string">
            <text:p>전쟁 출전 취소로 인한 병영 인구 절반 감소</text:p>
          </table:table-cell>
          <table:table-cell table:style-name="ce64"/>
          <table:table-cell table:style-name="ce12" table:number-columns-repeated="2"/>
          <table:table-cell table:number-columns-repeated="1016"/>
        </table:table-row>
        <table:table-row table:style-name="ro4">
          <table:table-cell/>
          <table:covered-table-cell table:style-name="ce4"/>
          <table:covered-table-cell table:style-name="ce9"/>
          <table:table-cell table:style-name="ce18" office:value-type="string">
            <text:p>SELECT `manpower`</text:p>
            <text:p>FROM `building`</text:p>
            <text:p>WHERE `building_pk_id` = {building_pk_id}</text:p>
            <text:p><text:s text:c="2"/>AND `deploy_finish_time` &lt;= NOW();</text:p>
          </table:table-cell>
          <table:table-cell table:style-name="ce27" office:value-type="string">
            <text:p>해당 건물 인구 배치 여부 확인</text:p>
          </table:table-cell>
          <table:table-cell table:style-name="ce64"/>
          <table:table-cell table:style-name="ce12" table:number-columns-repeated="2"/>
          <table:table-cell table:number-columns-repeated="1016"/>
        </table:table-row>
        <table:table-row table:style-name="ro4">
          <table:table-cell/>
          <table:covered-table-cell table:style-name="ce4"/>
          <table:covered-table-cell table:style-name="ce9"/>
          <table:table-cell table:style-name="ce18" office:value-type="string">
            <text:p>SELECT `building_pk_id`, `resource_id`, `manpower`, `building_id`, `deploy_finish_time`</text:p>
            <text:p>FROM `building`</text:p>
            <text:p>WHERE `user_id` = {user_id}</text:p>
            <text:p><text:s text:c="2"/>AND `deploy_finish_time` BETWEEN {last_visit} AND NOW();</text:p>
          </table:table-cell>
          <table:table-cell table:style-name="ce25" office:value-type="string">
            <text:p>[pending]</text:p>
            <text:p><text:span text:style-name="T6">마지막</text:span><text:span text:style-name="T7"> </text:span><text:span text:style-name="T6">접속시간</text:span><text:span text:style-name="T7"> </text:span><text:span text:style-name="T6">이후</text:span><text:span text:style-name="T7"> </text:span><text:span text:style-name="T6">인구배치가 완료된</text:span><text:span text:style-name="T7"> </text:span><text:span text:style-name="T6">건물</text:span><text:span text:style-name="T7"> </text:span><text:span text:style-name="T6">조회</text:span></text:p>
          </table:table-cell>
          <table:table-cell table:style-name="ce64" office:value-type="string">
            <text:p>* <text:span text:style-name="T11">조회해서</text:span><text:span text:style-name="T12"> </text:span><text:span text:style-name="T11">로그인할때</text:span><text:span text:style-name="T12"> </text:span><text:span text:style-name="T11">보여주나영</text:span><text:span text:style-name="T12">?</text:span></text:p>
          </table:table-cell>
          <table:table-cell table:style-name="ce12" table:number-columns-repeated="2"/>
          <table:table-cell table:number-columns-repeated="1016"/>
        </table:table-row>
        <table:table-row table:style-name="ro4">
          <table:table-cell/>
          <table:covered-table-cell table:style-name="ce4"/>
          <table:covered-table-cell table:style-name="ce9"/>
          <table:table-cell table:style-name="ce18" office:value-type="string">
            <text:p>SELECT `building_pk_id`, `resource_id`, `manpower`</text:p>
            <text:p>FROM `building`</text:p>
            <text:p>WHERE `user_id` = {user_id}</text:p>
            <text:p><text:s text:c="2"/>AND `deploy_finish_time` &lt; {last_visit};</text:p>
          </table:table-cell>
          <table:table-cell table:style-name="ce25" office:value-type="string">
            <text:p>[pending]</text:p>
            <text:p><text:span text:style-name="T6">마지막</text:span><text:span text:style-name="T7"> </text:span><text:span text:style-name="T6">접속시간까지</text:span><text:span text:style-name="T7"> </text:span><text:span text:style-name="T6">생산가능한</text:span><text:span text:style-name="T7"> </text:span><text:span text:style-name="T6">자원</text:span><text:span text:style-name="T7">, </text:span><text:span text:style-name="T6">건물에</text:span><text:span text:style-name="T7"> </text:span><text:span text:style-name="T6">배치된</text:span><text:span text:style-name="T7"> </text:span><text:span text:style-name="T6">인력</text:span><text:span text:style-name="T7"> </text:span><text:span text:style-name="T6">조회</text:span></text:p>
          </table:table-cell>
          <table:table-cell table:style-name="ce64" office:value-type="string">
            <text:p>* <text:span text:style-name="T11">조회해서</text:span><text:span text:style-name="T12"> </text:span><text:span text:style-name="T11">로그인할때</text:span><text:span text:style-name="T12"> </text:span><text:span text:style-name="T11">보여주나영</text:span><text:span text:style-name="T12">?</text:span></text:p>
          </table:table-cell>
          <table:table-cell table:style-name="ce12" table:number-columns-repeated="2"/>
          <table:table-cell table:number-columns-repeated="1016"/>
        </table:table-row>
        <table:table-row table:style-name="ro11">
          <table:table-cell/>
          <table:covered-table-cell table:style-name="ce4"/>
          <table:covered-table-cell table:style-name="ce9"/>
          <table:table-cell table:style-name="ce20" office:value-type="string">
            <text:p>UPDATE `building`</text:p>
            <text:p>SET `is_upgrading` = FALSE,</text:p>
            <text:p><text:s text:c="4"/>`upgrade` = `upgrade` + 1</text:p>
            <text:p><text:s text:c="4"/>`last_update` = NOW()</text:p>
            <text:p>WHERE `user_id` = {user_id}</text:p>
            <text:p><text:s text:c="2"/>AND `is_upgrading` = TRUE</text:p>
            <text:p><text:s text:c="2"/>AND `upgrade_finish_time` &lt;= NOW();</text:p>
          </table:table-cell>
          <table:table-cell table:style-name="ce29" office:value-type="string">
            <text:p>[pending]</text:p>
            <text:p><text:span text:style-name="T6">처리되지 않은 업그레이드</text:span><text:span text:style-name="T7"> </text:span><text:span text:style-name="T6">기간이 지난</text:span><text:span text:style-name="T7"> </text:span><text:span text:style-name="T6">건물들</text:span><text:span text:style-name="T7"> </text:span><text:span text:style-name="T6">상태 갱신</text:span></text:p>
          </table:table-cell>
          <table:table-cell table:style-name="ce64" office:value-type="string">
            <text:p>*updatetime <text:span text:style-name="T11">이</text:span><text:span text:style-name="T12"> </text:span><text:span text:style-name="T11">로그인</text:span><text:span text:style-name="T12"> </text:span><text:span text:style-name="T11">시점으로</text:span><text:span text:style-name="T12"> </text:span><text:span text:style-name="T11">들어간다면</text:span><text:span text:style-name="T12"> </text:span><text:span text:style-name="T11">개발</text:span><text:span text:style-name="T12"> </text:span><text:span text:style-name="T11">의도랑</text:span><text:span text:style-name="T12"> </text:span><text:span text:style-name="T11">다를것같아요</text:span></text:p>
          </table:table-cell>
          <table:table-cell table:style-name="ce65" table:number-columns-repeated="2"/>
          <table:table-cell table:number-columns-repeated="1016"/>
        </table:table-row>
        <table:table-row table:style-name="ro12">
          <table:table-cell/>
          <table:table-cell table:style-name="ce5" office:value-type="string" table:number-columns-spanned="1" table:number-rows-spanned="5">
            <text:p>buf</text:p>
          </table:table-cell>
          <table:table-cell table:style-name="ce10" office:value-type="string" table:number-columns-spanned="1" table:number-rows-spanned="5">
            <text:p>CREATE TABLE `buf` (</text:p>
            <text:p><text:s text:c="2"/>`buf_pk_id` <text:s text:c="4"/>BIGINT <text:s text:c="3"/>NOT NULL <text:s text:c="5"/>AUTO_INCREMENT,</text:p>
            <text:p><text:s text:c="2"/>`user_id` <text:s text:c="6"/>BIGINT <text:s text:c="3"/>NOT NULL,</text:p>
            <text:p><text:s text:c="2"/>`raid_id` <text:s text:c="6"/>BIGINT <text:s text:c="3"/>NULL,</text:p>
            <text:p><text:s text:c="2"/>`buf_id` <text:s text:c="7"/>BIGINT <text:s text:c="3"/>NOT NULL,</text:p>
            <text:p><text:s text:c="2"/>`finish_time` <text:s text:c="2"/>TIMESTAMP NOT NULL,</text:p>
            <text:p><text:s text:c="2"/>`last_update` <text:s text:c="2"/>TIMESTAMP NULL,</text:p>
            <text:p><text:s text:c="2"/>PRIMARY KEY (`buf_pk_id`),</text:p>
            <text:p><text:s text:c="2"/>INDEX `idx_user_buf` (`user_id`, `finish_time`),</text:p>
            <text:p><text:s text:c="2"/>INDEX `idx_raid` (`raid_id`)</text:p>
            <text:p>) COLLATE='utf8_unicode_ci' ENGINE=InnoDB;</text:p>
            <text:p/>
            <text:p>/** <text:span text:style-name="T8">유저</text:span><text:span text:style-name="T9"> </text:span><text:span text:style-name="T8">버프</text:span><text:span text:style-name="T9"> </text:span><text:span text:style-name="T8">정보</text:span></text:p>
            <text:p><text:span text:style-name="T9"><text:s text:c="2"/></text:span><text:span text:style-name="T9">* @desc: </text:span><text:span text:style-name="T8">게임</text:span><text:span text:style-name="T9"> </text:span><text:span text:style-name="T8">내</text:span><text:span text:style-name="T9"> </text:span><text:span text:style-name="T8">버프</text:span><text:span text:style-name="T9"> </text:span><text:span text:style-name="T8">정보</text:span></text:p>
            <text:p><text:span text:style-name="T9"><text:s text:c="2"/></text:span><text:span text:style-name="T9">* buf_pk_id: <text:s text:c="7"/></text:span><text:span text:style-name="T8">버프</text:span><text:span text:style-name="T9"> </text:span><text:span text:style-name="T9">id (AUTO_INC) [PK]</text:span></text:p>
            <text:p><text:span text:style-name="T9"><text:s text:c="2"/></text:span><text:span text:style-name="T9">* user_id: <text:s text:c="9"/></text:span><text:span text:style-name="T8">버프</text:span><text:span text:style-name="T9"> </text:span><text:span text:style-name="T8">사용</text:span><text:span text:style-name="T9"> </text:span><text:span text:style-name="T8">유저</text:span><text:span text:style-name="T9"> </text:span><text:span text:style-name="T9">id</text:span></text:p>
            <text:p><text:span text:style-name="T9"><text:s text:c="2"/></text:span><text:span text:style-name="T9">* buf_id: <text:s text:c="10"/></text:span><text:span text:style-name="T8">버프</text:span><text:span text:style-name="T9"> </text:span><text:span text:style-name="T8">타입</text:span><text:span text:style-name="T9"> </text:span><text:span text:style-name="T9">(</text:span><text:span text:style-name="T8">기획</text:span><text:span text:style-name="T9">)</text:span></text:p>
            <text:p><text:span text:style-name="T9"><text:s text:c="2"/></text:span><text:span text:style-name="T9">* finish_time: <text:s text:c="5"/></text:span><text:span text:style-name="T8">버프</text:span><text:span text:style-name="T9"> </text:span><text:span text:style-name="T8">종료</text:span><text:span text:style-name="T9"> </text:span><text:span text:style-name="T8">시간</text:span></text:p>
            <text:p><text:span text:style-name="T9">*/</text:span></text:p>
          </table:table-cell>
          <table:table-cell table:style-name="ce12" office:value-type="string">
            <text:p>INSERT INTO `buf` (</text:p>
            <text:p><text:s text:c="2"/>`user_id`,</text:p>
            <text:p><text:s text:c="2"/>`buf_id`,</text:p>
            <text:p><text:s text:c="2"/>`raid_id`,</text:p>
            <text:p><text:s text:c="2"/>`finish_time`,</text:p>
            <text:p><text:s text:c="2"/>`last_update`</text:p>
            <text:p>) VALUES (</text:p>
            <text:p><text:s text:c="2"/>{user_id},</text:p>
            <text:p><text:s text:c="2"/>{buf_id},</text:p>
            <text:p><text:s text:c="2"/>{raid_id || NULL},</text:p>
            <text:p><text:s text:c="2"/>{finish_time},</text:p>
            <text:p><text:s text:c="2"/>NOW()</text:p>
            <text:p>), ...;</text:p>
          </table:table-cell>
          <table:table-cell table:style-name="ce35" office:value-type="string">
            <text:p>버프<text:span text:style-name="T8"> 정보 추가</text:span></text:p>
          </table:table-cell>
          <table:table-cell table:style-name="ce64" office:value-type="string">
            <text:p>*pk <text:span text:style-name="T11">컬럼</text:span><text:span text:style-name="T12"> </text:span><text:span text:style-name="T11">네이밍</text:span><text:span text:style-name="T12"> </text:span></text:p>
            <text:p><text:span text:style-name="T12">* raid id</text:span><text:span text:style-name="T11">별로</text:span><text:span text:style-name="T12"> </text:span><text:span text:style-name="T11">신규버프가</text:span><text:span text:style-name="T12"> </text:span><text:span text:style-name="T11">추가되는거아니면</text:span><text:span text:style-name="T12"> </text:span><text:span text:style-name="T12">raid_id </text:span><text:span text:style-name="T11">가</text:span><text:span text:style-name="T12"> </text:span><text:span text:style-name="T11">왜</text:span><text:span text:style-name="T12">..</text:span><text:span text:style-name="T11">여기에</text:span><text:span text:style-name="T12"> </text:span><text:span text:style-name="T11">추가되는</text:span><text:span text:style-name="T12"> </text:span><text:span text:style-name="T11">걸까요</text:span><text:span text:style-name="T12">?</text:span></text:p>
          </table:table-cell>
          <table:table-cell table:style-name="ce12" table:number-columns-repeated="2"/>
          <table:table-cell table:number-columns-repeated="1016"/>
        </table:table-row>
        <table:table-row table:style-name="ro4">
          <table:table-cell/>
          <table:covered-table-cell table:style-name="ce6"/>
          <table:covered-table-cell table:style-name="ce11"/>
          <table:table-cell table:style-name="ce12" office:value-type="string">
            <text:p>SELECT *</text:p>
            <text:p>FROM `buf`</text:p>
            <text:p>WHERE `user_id` = {user_id}</text:p>
            <text:p><text:s text:c="2"/>AND `finish_time` &gt;= NOW();</text:p>
          </table:table-cell>
          <table:table-cell table:style-name="ce36" office:value-type="string">
            <text:p>현재 적용중인 버프 조회</text:p>
          </table:table-cell>
          <table:table-cell table:style-name="ce64"/>
          <table:table-cell table:style-name="ce65" table:number-columns-repeated="2"/>
          <table:table-cell table:number-columns-repeated="1016"/>
        </table:table-row>
        <table:table-row table:style-name="ro5">
          <table:table-cell/>
          <table:covered-table-cell table:style-name="ce6"/>
          <table:covered-table-cell table:style-name="ce11"/>
          <table:table-cell table:style-name="ce21" office:value-type="string">
            <text:p>DELETE FROM `buf`</text:p>
            <text:p>WHERE `user_id` = {user_id}</text:p>
            <text:p><text:s text:c="2"/>AND `finish_time` &lt; SUBDATE(NOW(), INTERVAL {expire_date_buf} DAY);</text:p>
          </table:table-cell>
          <table:table-cell table:style-name="ce37" office:value-type="string">
            <text:p>만료된<text:span text:style-name="T8"> 버프 삭제</text:span></text:p>
          </table:table-cell>
          <table:table-cell table:style-name="ce64" office:value-type="string">
            <text:p>* expire_date<text:span text:style-name="T11">에</text:span><text:span text:style-name="T12"> </text:span><text:span text:style-name="T11">만료시간을</text:span><text:span text:style-name="T12"> </text:span><text:span text:style-name="T11">계산해서</text:span><text:span text:style-name="T12"> </text:span><text:span text:style-name="T11">넣어주면</text:span><text:span text:style-name="T12">?</text:span></text:p>
          </table:table-cell>
          <table:table-cell table:style-name="ce65" table:number-columns-repeated="2"/>
          <table:table-cell table:number-columns-repeated="1016"/>
        </table:table-row>
        <table:table-row table:style-name="ro5">
          <table:table-cell/>
          <table:covered-table-cell table:style-name="ce6"/>
          <table:covered-table-cell table:style-name="ce11"/>
          <table:table-cell table:style-name="ce12" office:value-type="string">
            <text:p>UPDATE `buf`</text:p>
            <text:p>SET `finish_time` = SUBDATE(NOW(), INTERVAL 1 SECOND);</text:p>
            <text:p>WHERE `raid_id` = {before_raid_id};</text:p>
          </table:table-cell>
          <table:table-cell table:style-name="ce38" office:value-type="string">
            <text:p>기존에<text:span text:style-name="T8"> 영토를 점령한 유저들이 받는 버프를 만료시키기</text:span></text:p>
          </table:table-cell>
          <table:table-cell table:style-name="ce64" office:value-type="string">
            <text:p><text:span text:style-name="T11">알아서</text:span><text:span text:style-name="T12"> </text:span><text:span text:style-name="T11">처리는</text:span><text:span text:style-name="T12"> </text:span><text:span text:style-name="T11">안될까여</text:span><text:span text:style-name="T12">..</text:span></text:p>
          </table:table-cell>
          <table:table-cell table:style-name="ce65" table:number-columns-repeated="2"/>
          <table:table-cell table:number-columns-repeated="1016"/>
        </table:table-row>
        <table:table-row table:style-name="ro4">
          <table:table-cell/>
          <table:covered-table-cell table:style-name="ce6"/>
          <table:covered-table-cell table:style-name="ce11"/>
          <table:table-cell table:style-name="ce12" office:value-type="string">
            <text:p>SELECT *</text:p>
            <text:p>FROM `buf`</text:p>
            <text:p>WHERE `user_id` = {user_id}</text:p>
            <text:p><text:s text:c="2"/>AND `finish_time` BETWEEN {last_visit} AND NOW();</text:p>
          </table:table-cell>
          <table:table-cell table:style-name="ce39" office:value-type="string">
            <text:p>[pending]</text:p>
            <text:p><text:span text:style-name="T8">마지막</text:span><text:span text:style-name="T9"> </text:span><text:span text:style-name="T8">접속시간</text:span><text:span text:style-name="T9"> </text:span><text:span text:style-name="T8">이후</text:span><text:span text:style-name="T9"> </text:span><text:span text:style-name="T8">완료된</text:span><text:span text:style-name="T9"> </text:span><text:span text:style-name="T8">버프</text:span><text:span text:style-name="T9"> </text:span><text:span text:style-name="T8">조회</text:span></text:p>
          </table:table-cell>
          <table:table-cell table:style-name="ce64" office:value-type="string">
            <text:p><text:span text:style-name="T11">만료되면</text:span><text:span text:style-name="T12"> </text:span><text:span text:style-name="T12">delete </text:span><text:span text:style-name="T11">해주는데</text:span><text:span text:style-name="T12"> </text:span><text:span text:style-name="T11">완료처리는왜</text:span><text:span text:style-name="T12">..?</text:span></text:p>
          </table:table-cell>
          <table:table-cell table:style-name="ce65" table:number-columns-repeated="2"/>
          <table:table-cell table:number-columns-repeated="1016"/>
        </table:table-row>
        <table:table-row table:style-name="ro13">
          <table:table-cell/>
          <table:table-cell table:style-name="ce4" office:value-type="string" table:number-columns-spanned="1" table:number-rows-spanned="9">
            <text:p>weapon</text:p>
          </table:table-cell>
          <table:table-cell table:style-name="ce12" office:value-type="string" table:number-columns-spanned="1" table:number-rows-spanned="9">
            <text:p>CREATE TABLE `weapon` (</text:p>
            <text:p><text:s text:c="2"/>`weapon_pk_id` <text:s/>BIGINT <text:s text:c="7"/>NOT NULL <text:s text:c="5"/>AUTO_INCREMENT,</text:p>
            <text:p><text:s text:c="2"/>`user_id` <text:s text:c="6"/>BIGINT <text:s text:c="7"/>NOT NULL,</text:p>
            <text:p><text:s text:c="2"/>`weapon_id` <text:s text:c="4"/>BIGINT <text:s text:c="7"/>NOT NULL,</text:p>
            <text:p><text:s text:c="2"/>`upgrade` <text:s text:c="6"/>TINYINT <text:s text:c="6"/>NOT NULL <text:s text:c="5"/>DEFAULT 1,</text:p>
            <text:p><text:s text:c="2"/>`is_upgrading` <text:s/>TINYINT <text:s text:c="6"/>NOT NULL <text:s text:c="5"/>DEFAULT FALSE,</text:p>
            <text:p><text:s text:c="2"/>`upgrade_finish_time` <text:s/>TIMESTAMP <text:s/>NULL,</text:p>
            <text:p><text:s text:c="2"/>`create_finish_time` <text:s text:c="2"/>TIMESTAMP <text:s/>NOT NULL,</text:p>
            <text:p><text:s text:c="2"/>`last_update` <text:s text:c="2"/>TIMESTAMP <text:s text:c="4"/>NULL,</text:p>
            <text:p><text:s text:c="2"/>PRIMARY KEY (`weapon_pk_id`),</text:p>
            <text:p><text:s text:c="2"/>UNIQUE INDEX `uk_user_weaopn` (`user_id`, `weapon_id`),</text:p>
            <text:p><text:s text:c="2"/>INDEX `idx_user_weapon_created` (`user_id`, `create_finish_time`),</text:p>
            <text:p><text:s text:c="2"/>INDEX `idx_user_weapon_upgraded` (`user_id`, `is_upgrading`, `upgrade_finish_time`)</text:p>
            <text:p>) COLLATE='utf8_unicode_ci' ENGINE=InnoDB;</text:p>
            <text:p/>
            <text:p>/** <text:span text:style-name="T8">유저</text:span><text:span text:style-name="T9"> </text:span><text:span text:style-name="T8">무기</text:span><text:span text:style-name="T9"> </text:span><text:span text:style-name="T8">정보</text:span><text:span text:style-name="T9"> </text:span><text:span text:style-name="T8">테이블</text:span></text:p>
            <text:p><text:span text:style-name="T9"><text:s text:c="2"/></text:span><text:span text:style-name="T9">* @desc: </text:span><text:span text:style-name="T8">각</text:span><text:span text:style-name="T9"> </text:span><text:span text:style-name="T8">유저가</text:span><text:span text:style-name="T9"> </text:span><text:span text:style-name="T8">생산하고</text:span><text:span text:style-name="T9"> </text:span><text:span text:style-name="T8">업그레이드</text:span><text:span text:style-name="T9"> </text:span><text:span text:style-name="T8">하는</text:span><text:span text:style-name="T9"> </text:span><text:span text:style-name="T8">무기의</text:span><text:span text:style-name="T9"> </text:span><text:span text:style-name="T8">정보</text:span></text:p>
            <text:p><text:span text:style-name="T9"><text:s text:c="2"/></text:span><text:span text:style-name="T9">* weapon_pk_id: <text:s text:c="4"/></text:span><text:span text:style-name="T8">무기</text:span><text:span text:style-name="T9"> </text:span><text:span text:style-name="T9">id (AUTO_INC) [PK]</text:span></text:p>
            <text:p><text:span text:style-name="T9"><text:s text:c="2"/></text:span><text:span text:style-name="T9">* user_id: <text:s text:c="9"/></text:span><text:span text:style-name="T8">유저</text:span><text:span text:style-name="T9"> </text:span><text:span text:style-name="T9">id</text:span></text:p>
            <text:p><text:span text:style-name="T9"><text:s text:c="2"/></text:span><text:span text:style-name="T9">* weapon_id: <text:s text:c="7"/></text:span><text:span text:style-name="T8">무기</text:span><text:span text:style-name="T9"> </text:span><text:span text:style-name="T8">타입</text:span><text:span text:style-name="T9"> </text:span><text:span text:style-name="T9">(</text:span><text:span text:style-name="T8">기획</text:span><text:span text:style-name="T9">)</text:span></text:p>
            <text:p><text:span text:style-name="T9"><text:s text:c="2"/></text:span><text:span text:style-name="T9">* upgrade: <text:s text:c="9"/></text:span><text:span text:style-name="T8">무기</text:span><text:span text:style-name="T9"> </text:span><text:span text:style-name="T8">업그레이드</text:span><text:span text:style-name="T9"> </text:span><text:span text:style-name="T8">단계</text:span></text:p>
            <text:p><text:span text:style-name="T9"><text:s text:c="2"/></text:span><text:span text:style-name="T9">* is_upgrading: <text:s text:c="4"/></text:span><text:span text:style-name="T8">현재</text:span><text:span text:style-name="T9"> </text:span><text:span text:style-name="T8">업그레이드</text:span><text:span text:style-name="T9"> </text:span><text:span text:style-name="T8">진행</text:span><text:span text:style-name="T9"> </text:span><text:span text:style-name="T8">여부</text:span><text:span text:style-name="T9"> </text:span><text:span text:style-name="T9">- TRUE : </text:span><text:span text:style-name="T8">업그레이드</text:span><text:span text:style-name="T9"> </text:span><text:span text:style-name="T8">진행</text:span><text:span text:style-name="T9"> </text:span><text:span text:style-name="T8">중</text:span><text:span text:style-name="T9">, FALSE : </text:span><text:span text:style-name="T8">업그레이드</text:span><text:span text:style-name="T9"> </text:span><text:span text:style-name="T8">완료</text:span></text:p>
            <text:p><text:span text:style-name="T9"><text:s text:c="2"/></text:span><text:span text:style-name="T9">* upgrade_finish_time: <text:s text:c="5"/></text:span><text:span text:style-name="T8">무기</text:span><text:span text:style-name="T9"> </text:span><text:span text:style-name="T8">업그레이드</text:span><text:span text:style-name="T9"> </text:span><text:span text:style-name="T8">완료</text:span><text:span text:style-name="T9"> </text:span><text:span text:style-name="T8">시간</text:span></text:p>
            <text:p><text:span text:style-name="T9"><text:s text:c="2"/></text:span><text:span text:style-name="T9">* create_finish_time: <text:s text:c="6"/></text:span><text:span text:style-name="T8">무기</text:span><text:span text:style-name="T9"> </text:span><text:span text:style-name="T8">생산</text:span><text:span text:style-name="T9"> </text:span><text:span text:style-name="T8">완료</text:span><text:span text:style-name="T9"> </text:span><text:span text:style-name="T8">시간</text:span></text:p>
            <text:p><text:span text:style-name="T9">*/</text:span></text:p>
          </table:table-cell>
          <table:table-cell table:style-name="ce12" office:value-type="string">
            <text:p>INSERT INTO `weapon` (</text:p>
            <text:p><text:s text:c="2"/>`user_id`,</text:p>
            <text:p><text:s text:c="2"/>`weapon_id`,</text:p>
            <text:p><text:s text:c="2"/>`create_finish_time`,</text:p>
            <text:p><text:s text:c="2"/>`last_update`</text:p>
            <text:p>) VALUES (</text:p>
            <text:p><text:s text:c="2"/>{user_id},</text:p>
            <text:p><text:s text:c="2"/>{weapon_id},</text:p>
            <text:p><text:s text:c="2"/>{finish_time},</text:p>
            <text:p><text:s text:c="2"/>NOW()</text:p>
            <text:p>);</text:p>
          </table:table-cell>
          <table:table-cell table:style-name="ce40" office:value-type="string">
            <text:p>새로운 무기 생산</text:p>
          </table:table-cell>
          <table:table-cell table:style-name="ce64" office:value-type="string">
            <text:p>* <text:s/>UNIQUE INDEX `uk_user_weaopn` (`user_id`, `weapon_id`), -&gt; <text:span text:style-name="T11">같은</text:span><text:span text:style-name="T12"> </text:span><text:span text:style-name="T11">무기는</text:span><text:span text:style-name="T12"> </text:span><text:span text:style-name="T11">다시</text:span><text:span text:style-name="T12"> </text:span><text:span text:style-name="T11">획득</text:span><text:span text:style-name="T12"> </text:span><text:span text:style-name="T11">못하나여</text:span><text:span text:style-name="T12">???</text:span></text:p>
            <text:p><text:span text:style-name="T12">* createTime </text:span><text:span text:style-name="T11">같은</text:span><text:span text:style-name="T12"> </text:span><text:span text:style-name="T11">일회성</text:span><text:span text:style-name="T12"> </text:span><text:span text:style-name="T11">데이터를</text:span><text:span text:style-name="T12"> </text:span><text:span text:style-name="T11">어떻게</text:span><text:span text:style-name="T12"> </text:span><text:span text:style-name="T11">처리하면</text:span><text:span text:style-name="T12"> </text:span><text:span text:style-name="T11">좋을까요</text:span><text:span text:style-name="T12">..?</text:span></text:p>
          </table:table-cell>
          <table:table-cell table:style-name="ce65" table:number-columns-repeated="2"/>
          <table:table-cell table:number-columns-repeated="1016"/>
        </table:table-row>
        <table:table-row table:style-name="ro5">
          <table:table-cell/>
          <table:covered-table-cell table:style-name="ce6"/>
          <table:covered-table-cell table:style-name="ce13"/>
          <table:table-cell table:style-name="ce12" office:value-type="string">
            <text:p>SELECT *</text:p>
            <text:p>FROM `weapon`</text:p>
            <text:p>WHERE `user_id` = {user_id};</text:p>
          </table:table-cell>
          <table:table-cell table:style-name="ce41" office:value-type="string">
            <text:p>유저의 무기 현황 조회</text:p>
          </table:table-cell>
          <table:table-cell table:style-name="ce64"/>
          <table:table-cell table:style-name="ce65" table:number-columns-repeated="2"/>
          <table:table-cell table:number-columns-repeated="1016"/>
        </table:table-row>
        <table:table-row table:style-name="ro5">
          <table:table-cell/>
          <table:covered-table-cell table:style-name="ce6"/>
          <table:covered-table-cell table:style-name="ce13"/>
          <table:table-cell table:style-name="ce12" office:value-type="string">
            <text:p>SELECT *</text:p>
            <text:p>FROM `weapon`</text:p>
            <text:p>WHERE `weapon_pk_id` = {weapon_pk_id};</text:p>
          </table:table-cell>
          <table:table-cell table:style-name="ce42" office:value-type="string">
            <text:p>무기 정보 조회</text:p>
          </table:table-cell>
          <table:table-cell table:style-name="ce64"/>
          <table:table-cell table:style-name="ce65" table:number-columns-repeated="2"/>
          <table:table-cell table:number-columns-repeated="1016"/>
        </table:table-row>
        <table:table-row table:style-name="ro7">
          <table:table-cell/>
          <table:covered-table-cell table:style-name="ce6"/>
          <table:covered-table-cell table:style-name="ce13"/>
          <table:table-cell table:style-name="ce12" office:value-type="string">
            <text:p>UPDATE `weapon`</text:p>
            <text:p>SET `is_upgrading` = TRUE,</text:p>
            <text:p><text:s text:c="4"/>`upgrade_finish_time` = {finish_time},</text:p>
            <text:p><text:s text:c="4"/>`last_update` = NOW()</text:p>
            <text:p>WHERE `weapon_pk_id` = {weapon_pk_id};</text:p>
          </table:table-cell>
          <table:table-cell table:style-name="ce42" office:value-type="string">
            <text:p>무기 업그레이드 요청</text:p>
          </table:table-cell>
          <table:table-cell table:style-name="ce64"/>
          <table:table-cell table:style-name="ce65" table:number-columns-repeated="2"/>
          <table:table-cell table:number-columns-repeated="1016"/>
        </table:table-row>
        <table:table-row table:style-name="ro7">
          <table:table-cell/>
          <table:covered-table-cell table:style-name="ce6"/>
          <table:covered-table-cell table:style-name="ce13"/>
          <table:table-cell table:style-name="ce12" office:value-type="string">
            <text:p>UPDATE `weapon`</text:p>
            <text:p>SET `is_upgrading` = FALSE,</text:p>
            <text:p><text:s text:c="4"/>`upgrade` = `upgrade` + 1,</text:p>
            <text:p><text:s text:c="4"/>`last_update` = NOW()</text:p>
            <text:p>WHERE `weapon_pk_id` = {weapon_pk_id};</text:p>
          </table:table-cell>
          <table:table-cell table:style-name="ce42" office:value-type="string">
            <text:p>무기 업그레이드 완료</text:p>
          </table:table-cell>
          <table:table-cell table:style-name="ce64"/>
          <table:table-cell table:style-name="ce65" table:number-columns-repeated="2"/>
          <table:table-cell table:number-columns-repeated="1016"/>
        </table:table-row>
        <table:table-row table:style-name="ro14">
          <table:table-cell/>
          <table:covered-table-cell table:style-name="ce6"/>
          <table:covered-table-cell table:style-name="ce13"/>
          <table:table-cell table:style-name="ce12" office:value-type="string">
            <text:p>DELETE FROM `weapon`</text:p>
            <text:p>WHERE `weapon_pk_id` = {weapon_pk_id};</text:p>
          </table:table-cell>
          <table:table-cell table:style-name="ce42" office:value-type="string">
            <text:p>무기 삭제</text:p>
          </table:table-cell>
          <table:table-cell table:style-name="ce64"/>
          <table:table-cell table:style-name="ce65" table:number-columns-repeated="2"/>
          <table:table-cell table:number-columns-repeated="1016"/>
        </table:table-row>
        <table:table-row table:style-name="ro4">
          <table:table-cell/>
          <table:covered-table-cell table:style-name="ce6"/>
          <table:covered-table-cell table:style-name="ce13"/>
          <table:table-cell table:style-name="ce12" office:value-type="string">
            <text:p>SELECT `weapon_id`</text:p>
            <text:p>FROM `weapon`</text:p>
            <text:p>WHERE `user_id` = {user_id}</text:p>
            <text:p><text:s text:c="2"/>AND `weapon_id` = {weapon_id};</text:p>
          </table:table-cell>
          <table:table-cell table:style-name="ce42" office:value-type="string">
            <text:p>유저가 생산하려는 무기가 이미 존재하는지 조회</text:p>
          </table:table-cell>
          <table:table-cell table:style-name="ce64"/>
          <table:table-cell table:style-name="ce65" table:number-columns-repeated="2"/>
          <table:table-cell table:number-columns-repeated="1016"/>
        </table:table-row>
        <table:table-row table:style-name="ro4">
          <table:table-cell/>
          <table:covered-table-cell table:style-name="ce6"/>
          <table:covered-table-cell table:style-name="ce13"/>
          <table:table-cell table:style-name="ce12" office:value-type="string">
            <text:p>SELECT `weapon_id`, `upgrade`</text:p>
            <text:p>FROM `weapon`</text:p>
            <text:p>WHERE `user_id` = {user_id}</text:p>
            <text:p><text:s text:c="2"/>AND `create_finish_time` &lt;= NOW();</text:p>
          </table:table-cell>
          <table:table-cell table:style-name="ce43" office:value-type="string">
            <text:p><text:span text:style-name="T8">현재</text:span><text:span text:style-name="T9"> </text:span><text:span text:style-name="T8">사용가능한 무기</text:span><text:span text:style-name="T9"> </text:span><text:span text:style-name="T8">정보</text:span><text:span text:style-name="T9"> </text:span><text:span text:style-name="T8">조회</text:span></text:p>
          </table:table-cell>
          <table:table-cell table:style-name="ce64"/>
          <table:table-cell table:style-name="ce65" table:number-columns-repeated="2"/>
          <table:table-cell table:number-columns-repeated="1016"/>
        </table:table-row>
        <table:table-row table:style-name="ro11">
          <table:table-cell/>
          <table:covered-table-cell table:style-name="ce7"/>
          <table:covered-table-cell table:style-name="ce14"/>
          <table:table-cell table:style-name="ce12" office:value-type="string">
            <text:p>UPDATE `weapon`</text:p>
            <text:p>SET `is_upgrading` = FALSE,</text:p>
            <text:p><text:s text:c="4"/>`upgrade` = `upgrade` + 1</text:p>
            <text:p><text:s text:c="4"/>`last_upate` = NOW()</text:p>
            <text:p>WHERE `user_id` = {user_id}</text:p>
            <text:p><text:s text:c="2"/>AND `is_upgrading` = TRUE</text:p>
            <text:p><text:s text:c="2"/>AND `upgrade_finish_time` &lt;= NOW();</text:p>
          </table:table-cell>
          <table:table-cell table:style-name="ce39" office:value-type="string">
            <text:p><text:span text:style-name="T10">[</text:span><text:span text:style-name="T8">pending</text:span><text:span text:style-name="T9">]</text:span></text:p>
            <text:p><text:span text:style-name="T8">처리되지않은 업그레이드</text:span><text:span text:style-name="T9"> </text:span><text:span text:style-name="T8">수치</text:span><text:span text:style-name="T9"> </text:span><text:span text:style-name="T8">및</text:span><text:span text:style-name="T9"> </text:span><text:span text:style-name="T8">업그레이드</text:span><text:span text:style-name="T9"> </text:span><text:span text:style-name="T8">진행상태</text:span><text:span text:style-name="T9"> </text:span><text:span text:style-name="T8">갱신</text:span></text:p>
          </table:table-cell>
          <table:table-cell table:style-name="ce64" office:value-type="string">
            <text:p>* is_upgrading <text:span text:style-name="T11">이랑</text:span><text:span text:style-name="T12"> </text:span><text:span text:style-name="T12">upgrade_finish_time </text:span><text:span text:style-name="T11">이랑</text:span><text:span text:style-name="T12"> </text:span><text:span text:style-name="T11">다른테이블에</text:span><text:span text:style-name="T12"> </text:span><text:span text:style-name="T11">있따면</text:span><text:span text:style-name="T12"> </text:span><text:span text:style-name="T11">어떻게될까요</text:span><text:span text:style-name="T12">?</text:span></text:p>
          </table:table-cell>
          <table:table-cell table:style-name="ce65" table:number-columns-repeated="2"/>
          <table:table-cell table:number-columns-repeated="1016"/>
        </table:table-row>
        <table:table-row table:style-name="ro13">
          <table:table-cell/>
          <table:table-cell table:style-name="ce5" office:value-type="string" table:number-columns-spanned="1" table:number-rows-spanned="3">
            <text:p>exploration_in_territory</text:p>
          </table:table-cell>
          <table:table-cell table:style-name="ce15" office:value-type="string" table:number-columns-spanned="1" table:number-rows-spanned="3">
            <text:p>CREATE TABLE `exploration_in_territory` (</text:p>
            <text:p><text:s text:c="2"/>`explore_id` <text:s text:c="7"/>BIGINT <text:s text:c="7"/>NOT NULL <text:s text:c="3"/>AUTO_INCREMENT,</text:p>
            <text:p><text:s text:c="2"/>`user_id` <text:s text:c="10"/>BIGINT <text:s text:c="7"/>NOT NULL,</text:p>
            <text:p><text:s text:c="2"/>`tile_id` <text:s text:c="10"/>BIGINT <text:s text:c="7"/>NOT NULL,</text:p>
            <text:p><text:s text:c="2"/>`finish_time` <text:s text:c="6"/>TIMESTAMP <text:s text:c="4"/>NOT NULL,</text:p>
            <text:p><text:s text:c="2"/>`last_update` <text:s text:c="6"/>TIMESTAMP <text:s text:c="4"/>NULL,</text:p>
            <text:p><text:s text:c="2"/>PRIMARY KEY (`explore_id`),</text:p>
            <text:p><text:s text:c="2"/>UNIQUE INDEX `idx_user_explore` (`user_id`, `tile_id`)</text:p>
            <text:p>) COLLATE='utf8_unicode_ci' ENGINE=InnoDB;</text:p>
            <text:p/>
            <text:p>/** <text:span text:style-name="T8">유저</text:span><text:span text:style-name="T9"> </text:span><text:span text:style-name="T8">영내</text:span><text:span text:style-name="T9"> </text:span><text:span text:style-name="T8">탐사</text:span><text:span text:style-name="T9"> </text:span><text:span text:style-name="T8">정보</text:span><text:span text:style-name="T9"> </text:span><text:span text:style-name="T8">테이블</text:span><text:span text:style-name="T9"> </text:span><text:span text:style-name="T8">구현</text:span></text:p>
            <text:p><text:span text:style-name="T9"><text:s text:c="2"/></text:span><text:span text:style-name="T9">* @desc: </text:span><text:span text:style-name="T8">유저가</text:span><text:span text:style-name="T9"> </text:span><text:span text:style-name="T8">자신의</text:span><text:span text:style-name="T9"> </text:span><text:span text:style-name="T8">영토를</text:span><text:span text:style-name="T9"> </text:span><text:span text:style-name="T8">탐사할</text:span><text:span text:style-name="T9"> </text:span><text:span text:style-name="T8">때의</text:span><text:span text:style-name="T9"> </text:span><text:span text:style-name="T8">정보</text:span></text:p>
            <text:p><text:span text:style-name="T9"><text:s text:c="2"/></text:span><text:span text:style-name="T9">* explore_id: <text:s text:c="4"/></text:span><text:span text:style-name="T8">영내</text:span><text:span text:style-name="T9"> </text:span><text:span text:style-name="T8">탐사</text:span><text:span text:style-name="T9"> </text:span><text:span text:style-name="T9">id (AUTO_INC) [PK]</text:span></text:p>
            <text:p><text:span text:style-name="T9"><text:s text:c="2"/></text:span><text:span text:style-name="T9">* user_id: <text:s text:c="7"/></text:span><text:span text:style-name="T8">유저</text:span><text:span text:style-name="T9"> </text:span><text:span text:style-name="T9">id</text:span></text:p>
            <text:p><text:span text:style-name="T9"><text:s text:c="2"/></text:span><text:span text:style-name="T9">* tile_id: <text:s text:c="7"/></text:span><text:span text:style-name="T8">타일</text:span><text:span text:style-name="T9"> </text:span><text:span text:style-name="T9">id (</text:span><text:span text:style-name="T8">기획</text:span><text:span text:style-name="T9">)</text:span></text:p>
            <text:p><text:span text:style-name="T9"><text:s text:c="2"/></text:span><text:span text:style-name="T9">* finish_time: <text:s text:c="3"/></text:span><text:span text:style-name="T8">탐사</text:span><text:span text:style-name="T9"> </text:span><text:span text:style-name="T8">완료</text:span><text:span text:style-name="T9"> </text:span><text:span text:style-name="T8">시간</text:span></text:p>
            <text:p><text:span text:style-name="T9">*/</text:span></text:p>
          </table:table-cell>
          <table:table-cell table:style-name="ce12" office:value-type="string">
            <text:p>INSERT INTO `exploration_in_territory` (</text:p>
            <text:p><text:s text:c="2"/>`user_id`,</text:p>
            <text:p><text:s text:c="2"/>`tile_id`,</text:p>
            <text:p><text:s text:c="2"/>`finish_time`,</text:p>
            <text:p><text:s text:c="2"/>`last_update`</text:p>
            <text:p>) VALUES (</text:p>
            <text:p><text:s text:c="2"/>{user_id},</text:p>
            <text:p><text:s text:c="2"/>{tile_id},</text:p>
            <text:p><text:s text:c="2"/>{finish_time},</text:p>
            <text:p><text:s text:c="2"/>NOW()</text:p>
            <text:p>);</text:p>
          </table:table-cell>
          <table:table-cell table:style-name="ce44" office:value-type="string">
            <text:p>유저의 영내 탐사 정보 요청</text:p>
          </table:table-cell>
          <table:table-cell table:style-name="ce64" office:value-type="string">
            <text:p>* <text:span text:style-name="T11">테이블명</text:span><text:span text:style-name="T12">………</text:span><text:span text:style-name="T12">.</text:span><text:span text:style-name="T11">이좀</text:span><text:span text:style-name="T12">………</text:span><text:span text:style-name="T12">?</text:span></text:p>
          </table:table-cell>
          <table:table-cell table:style-name="ce65" table:number-columns-repeated="2"/>
          <table:table-cell table:number-columns-repeated="1016"/>
        </table:table-row>
        <table:table-row table:style-name="ro7">
          <table:table-cell/>
          <table:covered-table-cell table:style-name="ce6"/>
          <table:covered-table-cell table:style-name="ce13"/>
          <table:table-cell table:style-name="ce12" office:value-type="string">
            <text:p>SELECT *</text:p>
            <text:p>FROM `exploration_in_territory`</text:p>
            <text:p>WHERE `user_id` = {user_id}</text:p>
            <text:p><text:s text:c="2"/>AND `tile_id` = {tile_id}</text:p>
            <text:p><text:s text:c="2"/>AND `finish_time` &lt;= NOW();</text:p>
          </table:table-cell>
          <table:table-cell table:style-name="ce44" office:value-type="string">
            <text:p>해당 영내 타일 탐사 여부 조회</text:p>
          </table:table-cell>
          <table:table-cell table:style-name="ce64" office:value-type="string">
            <text:p>finish_time <text:span text:style-name="T11">에도</text:span><text:span text:style-name="T12"> </text:span><text:span text:style-name="T11">인덱스</text:span><text:span text:style-name="T12"> </text:span><text:span text:style-name="T11">걸어줄까요</text:span><text:span text:style-name="T12"> </text:span><text:span text:style-name="T11">우리</text:span><text:span text:style-name="T12">..</text:span></text:p>
          </table:table-cell>
          <table:table-cell table:style-name="ce65" table:number-columns-repeated="2"/>
          <table:table-cell table:number-columns-repeated="1016"/>
        </table:table-row>
        <table:table-row table:style-name="ro15">
          <table:table-cell/>
          <table:covered-table-cell table:style-name="ce6"/>
          <table:covered-table-cell table:style-name="ce13"/>
          <table:table-cell table:style-name="ce12" office:value-type="string">
            <text:p>SELECT *</text:p>
            <text:p>FROM `exploration_in_territory`</text:p>
            <text:p>WHERE `user_id` = {user_id};</text:p>
          </table:table-cell>
          <table:table-cell table:style-name="ce45" office:value-type="string">
            <text:p>유저의 영내 탐사정보 현황</text:p>
          </table:table-cell>
          <table:table-cell table:style-name="ce64"/>
          <table:table-cell table:style-name="ce65" table:number-columns-repeated="2"/>
          <table:table-cell table:number-columns-repeated="1016"/>
        </table:table-row>
        <table:table-row table:style-name="ro13">
          <table:table-cell/>
          <table:table-cell table:style-name="ce5" office:value-type="string" table:number-columns-spanned="1" table:number-rows-spanned="4">
            <text:p>exploration_out_of_territory</text:p>
          </table:table-cell>
          <table:table-cell table:style-name="ce15" office:value-type="string" table:number-columns-spanned="1" table:number-rows-spanned="4">
            <text:p>CREATE TABLE `exploration_out_of_territory` (</text:p>
            <text:p><text:s text:c="2"/>`explore_id` <text:s text:c="7"/>BIGINT <text:s text:c="7"/>NOT NULL <text:s text:c="3"/>AUTO_INCREMENT,</text:p>
            <text:p><text:s text:c="2"/>`user_id` <text:s text:c="10"/>BIGINT <text:s text:c="7"/>NOT NULL,</text:p>
            <text:p><text:s text:c="2"/>`territory_id` <text:s text:c="5"/>BIGINT <text:s text:c="7"/>NOT NULL,</text:p>
            <text:p><text:s text:c="2"/>`finish_time` <text:s text:c="6"/>TIMESTAMP <text:s text:c="4"/>NOT NULL,</text:p>
            <text:p><text:s text:c="2"/>PRIMARY KEY (`explore_id`),</text:p>
            <text:p><text:s text:c="2"/>UNIQUE INDEX `idx_user_explore` (`user_id`, `territory_id`)</text:p>
            <text:p>) COLLATE='utf8_unicode_ci' ENGINE=InnoDB;</text:p>
            <text:p/>
            <text:p>/** <text:span text:style-name="T8">유저</text:span><text:span text:style-name="T9"> </text:span><text:span text:style-name="T8">영외</text:span><text:span text:style-name="T9"> </text:span><text:span text:style-name="T8">탐사</text:span><text:span text:style-name="T9"> </text:span><text:span text:style-name="T8">정보</text:span><text:span text:style-name="T9"> </text:span><text:span text:style-name="T8">테이블</text:span><text:span text:style-name="T9"> </text:span><text:span text:style-name="T8">구현</text:span></text:p>
            <text:p><text:span text:style-name="T9"><text:s text:c="2"/></text:span><text:span text:style-name="T9">* @desc: </text:span><text:span text:style-name="T8">유저가</text:span><text:span text:style-name="T9"> </text:span><text:span text:style-name="T8">다른</text:span><text:span text:style-name="T9"> </text:span><text:span text:style-name="T8">유저의</text:span><text:span text:style-name="T9"> </text:span><text:span text:style-name="T8">영토를</text:span><text:span text:style-name="T9"> </text:span><text:span text:style-name="T8">탐사할</text:span><text:span text:style-name="T9"> </text:span><text:span text:style-name="T8">때의</text:span><text:span text:style-name="T9"> </text:span><text:span text:style-name="T8">정보</text:span></text:p>
            <text:p><text:span text:style-name="T9"><text:s text:c="2"/></text:span><text:span text:style-name="T9">* explore_id: <text:s text:c="4"/></text:span><text:span text:style-name="T8">영토</text:span><text:span text:style-name="T9"> </text:span><text:span text:style-name="T8">탐사</text:span><text:span text:style-name="T9"> </text:span><text:span text:style-name="T9">id (AUTO_INC) [PK]</text:span></text:p>
            <text:p><text:span text:style-name="T9"><text:s text:c="2"/></text:span><text:span text:style-name="T9">* user_id: <text:s text:c="7"/></text:span><text:span text:style-name="T8">유저</text:span><text:span text:style-name="T9"> </text:span><text:span text:style-name="T9">id</text:span></text:p>
            <text:p><text:span text:style-name="T9"><text:s text:c="2"/></text:span><text:span text:style-name="T9">* territory_id: <text:s text:c="2"/></text:span><text:span text:style-name="T8">영토</text:span><text:span text:style-name="T9"> </text:span><text:span text:style-name="T9">id (</text:span><text:span text:style-name="T8">기획</text:span><text:span text:style-name="T9">)</text:span></text:p>
            <text:p><text:span text:style-name="T9"><text:s text:c="2"/></text:span><text:span text:style-name="T9">* finish_time: <text:s text:c="3"/></text:span><text:span text:style-name="T8">탐사</text:span><text:span text:style-name="T9"> </text:span><text:span text:style-name="T8">완료</text:span><text:span text:style-name="T9"> </text:span><text:span text:style-name="T8">시간</text:span></text:p>
            <text:p><text:span text:style-name="T9">*/</text:span></text:p>
          </table:table-cell>
          <table:table-cell table:style-name="ce12" office:value-type="string">
            <text:p>INSERT INTO `exploration_out_of_territory` (</text:p>
            <text:p><text:s text:c="2"/>`user_id`,</text:p>
            <text:p><text:s text:c="2"/>`territory_id`,</text:p>
            <text:p><text:s text:c="2"/>`finish_time`,</text:p>
            <text:p><text:s text:c="2"/>`last_update`</text:p>
            <text:p>) VALUES (</text:p>
            <text:p><text:s text:c="2"/>{user_id},</text:p>
            <text:p><text:s text:c="2"/>{territory_id},</text:p>
            <text:p><text:s text:c="2"/>{finish_time},</text:p>
            <text:p><text:s text:c="2"/>NOW()</text:p>
            <text:p>);</text:p>
          </table:table-cell>
          <table:table-cell table:style-name="ce46" office:value-type="string">
            <text:p>유저의 외부 영토 탐사 요청</text:p>
          </table:table-cell>
          <table:table-cell table:style-name="ce64" office:value-type="string">
            <text:p>* <text:span text:style-name="T11">테이블명</text:span><text:span text:style-name="T12"> </text:span><text:span text:style-name="T11">작명</text:span><text:span text:style-name="T12"> </text:span><text:span text:style-name="T11">센스가좀</text:span><text:span text:style-name="T12"> </text:span><text:span text:style-name="T11">떨어지는거같아요</text:span></text:p>
          </table:table-cell>
          <table:table-cell table:style-name="ce65" table:number-columns-repeated="2"/>
          <table:table-cell table:number-columns-repeated="1016"/>
        </table:table-row>
        <table:table-row table:style-name="ro5">
          <table:table-cell/>
          <table:covered-table-cell table:style-name="ce6"/>
          <table:covered-table-cell table:style-name="ce13"/>
          <table:table-cell table:style-name="ce12" office:value-type="string">
            <text:p>SELECT *</text:p>
            <text:p>FROM `exploration_out_of_territory`</text:p>
            <text:p>WHERE `user_id` = {user_id};</text:p>
          </table:table-cell>
          <table:table-cell table:style-name="ce47" office:value-type="string">
            <text:p>유저의<text:span text:style-name="T8"> 외부 영토 탐사정보 현황</text:span></text:p>
          </table:table-cell>
          <table:table-cell table:style-name="ce64"/>
          <table:table-cell table:style-name="ce65" table:number-columns-repeated="2"/>
          <table:table-cell table:number-columns-repeated="1016"/>
        </table:table-row>
        <table:table-row table:style-name="ro7">
          <table:table-cell/>
          <table:covered-table-cell table:style-name="ce6"/>
          <table:covered-table-cell table:style-name="ce13"/>
          <table:table-cell table:style-name="ce12" office:value-type="string">
            <text:p>SELECT `exploration_id`</text:p>
            <text:p>FROM `exploration_out_of_territory`</text:p>
            <text:p>WHERE `user_id` = {user_id}</text:p>
            <text:p><text:s text:c="2"/>AND `territory_id` = {territory_id}</text:p>
            <text:p><text:s text:c="2"/>AND `finish_time` &lt;= NOW();</text:p>
          </table:table-cell>
          <table:table-cell table:style-name="ce48" office:value-type="string">
            <text:p>해당 영토 탐사 여부 조회</text:p>
          </table:table-cell>
          <table:table-cell table:style-name="ce64" office:value-type="string">
            <text:p>finish_time <text:span text:style-name="T11">에도</text:span><text:span text:style-name="T12"> </text:span><text:span text:style-name="T11">인덱스</text:span><text:span text:style-name="T12"> </text:span><text:span text:style-name="T11">걸어줄까요</text:span><text:span text:style-name="T12"> </text:span><text:span text:style-name="T11">우리</text:span><text:span text:style-name="T12">..</text:span></text:p>
          </table:table-cell>
          <table:table-cell table:style-name="ce65" table:number-columns-repeated="2"/>
          <table:table-cell table:number-columns-repeated="1016"/>
        </table:table-row>
        <table:table-row table:style-name="ro16">
          <table:table-cell/>
          <table:covered-table-cell table:style-name="ce6"/>
          <table:covered-table-cell table:style-name="ce13"/>
          <table:table-cell table:style-name="ce12" office:value-type="string">
            <text:p>SELECT `user_id`, `territory_id`</text:p>
            <text:p>FROM `exploration_out_of_territory`</text:p>
            <text:p>WHERE (`user_id` = {user_id_1} AND `territory_id` = {territory_id_2})</text:p>
            <text:p><text:s text:c="3"/>OR (`user_id` = {user_id_2} AND `territory_id` = {territory_id_1})</text:p>
          </table:table-cell>
          <table:table-cell table:style-name="ce42" office:value-type="string">
            <text:p>두 유저간 서로의 영토 탐사 여부 조회</text:p>
          </table:table-cell>
          <table:table-cell table:style-name="ce64" office:value-type="string">
            <text:p>* or <text:span text:style-name="T11">절</text:span><text:span text:style-name="T12"> </text:span><text:span text:style-name="T11">쓸때</text:span><text:span text:style-name="T12"> </text:span><text:span text:style-name="T11">인덱스</text:span><text:span text:style-name="T12"> </text:span><text:span text:style-name="T11">타는지</text:span><text:span text:style-name="T12"> </text:span><text:span text:style-name="T11">확인해볼까요</text:span><text:span text:style-name="T12">?</text:span></text:p>
            <text:p><text:span text:style-name="T11">어차피</text:span><text:span text:style-name="T12"> </text:span><text:span text:style-name="T12">2</text:span><text:span text:style-name="T11">번</text:span><text:span text:style-name="T12"> </text:span><text:span text:style-name="T11">테이블</text:span><text:span text:style-name="T12"> </text:span><text:span text:style-name="T11">스캔하는거면</text:span><text:span text:style-name="T12"> </text:span><text:span text:style-name="T12">or </text:span><text:span text:style-name="T11">아니라</text:span><text:span text:style-name="T12"> </text:span><text:span text:style-name="T11">쿼리</text:span><text:span text:style-name="T12"> </text:span><text:span text:style-name="T12">2</text:span><text:span text:style-name="T11">번</text:span><text:span text:style-name="T12"> </text:span><text:span text:style-name="T11">날리는건</text:span><text:span text:style-name="T12"> </text:span><text:span text:style-name="T11">어때요</text:span><text:span text:style-name="T12">?</text:span></text:p>
          </table:table-cell>
          <table:table-cell table:style-name="ce65" table:number-columns-repeated="2"/>
          <table:table-cell table:number-columns-repeated="1016"/>
        </table:table-row>
        <table:table-row table:style-name="ro17">
          <table:table-cell/>
          <table:table-cell table:style-name="ce5" office:value-type="string" table:number-columns-spanned="1" table:number-rows-spanned="15">
            <text:p>war</text:p>
          </table:table-cell>
          <table:table-cell table:style-name="ce10" office:value-type="string" table:number-columns-spanned="1" table:number-rows-spanned="15">
            <text:p>CREATE TABLE `war` (</text:p>
            <text:p><text:s text:c="2"/>`war_id` <text:s text:c="7"/>BIGINT <text:s text:c="7"/>NOT NULL <text:s text:c="7"/>AUTO_INCREMENT,</text:p>
            <text:p><text:s text:c="2"/>`user_id` <text:s text:c="6"/>BIGINT <text:s text:c="7"/>NOT NULL,</text:p>
            <text:p><text:s text:c="2"/>`raid_id` <text:s text:c="6"/>BIGINT <text:s text:c="7"/>NULL,</text:p>
            <text:p><text:s text:c="2"/>`raid_lead_user_id` <text:s text:c="6"/>BIGINT <text:s text:c="7"/>NULL,</text:p>
            <text:p><text:s text:c="2"/>`territory_id` <text:s/>BIGINT <text:s text:c="7"/>NOT NULL,</text:p>
            <text:p><text:s text:c="2"/>`is_victory` <text:s text:c="13"/>TINYINT <text:s text:c="6"/>NULL,</text:p>
            <text:p><text:s text:c="2"/>`penanlty_finish_time` <text:s text:c="3"/>TIMESTAMP <text:s text:c="4"/>NULL,</text:p>
            <text:p><text:s text:c="2"/>`attack` <text:s text:c="7"/>BIGINT <text:s text:c="7"/>NOT NULL,</text:p>
            <text:p><text:s text:c="2"/>`manpower` <text:s text:c="5"/>BIGINT <text:s text:c="7"/>NOT NULL,</text:p>
            <text:p><text:s text:c="2"/>`food_resource` BIGINT <text:s text:c="7"/>NOT NULL,</text:p>
            <text:p><text:s text:c="2"/>`finish_time` <text:s text:c="2"/>TIMESTAMP <text:s text:c="4"/>NOT NULL,</text:p>
            <text:p><text:s text:c="2"/>`last_update` <text:s text:c="2"/>TIMESTAMP <text:s text:c="4"/>NOT NULL,</text:p>
            <text:p><text:s text:c="2"/>PRIMARY KEY (`war_id`),</text:p>
            <text:p><text:s text:c="2"/>INDEX `idx_user_war` (`user_id`, `finish_time`),</text:p>
            <text:p><text:s text:c="2"/>INDEX `idx_territory` (`territory_id`, `finish_time`),</text:p>
            <text:p><text:s text:c="2"/>INDEX `idx_raid` (`raid_id`, `finish_time`)</text:p>
            <text:p>) COLLATE='utf8_unicode_ci' ENGINE=InnoDB;</text:p>
            <text:p/>
            <text:p/>
            <text:p>/** <text:span text:style-name="T8">전쟁</text:span><text:span text:style-name="T9">(</text:span><text:span text:style-name="T8">출전</text:span><text:span text:style-name="T9">) / </text:span><text:span text:style-name="T8">보스</text:span><text:span text:style-name="T9"> </text:span><text:span text:style-name="T8">레이드</text:span><text:span text:style-name="T9"> </text:span><text:span text:style-name="T8">출전</text:span><text:span text:style-name="T9"> </text:span><text:span text:style-name="T8">정보</text:span></text:p>
            <text:p><text:span text:style-name="T9"><text:s text:c="2"/></text:span><text:span text:style-name="T9">* @desc: </text:span><text:span text:style-name="T8">다른</text:span><text:span text:style-name="T9"> </text:span><text:span text:style-name="T8">영토</text:span><text:span text:style-name="T9">(</text:span><text:span text:style-name="T8">유저</text:span><text:span text:style-name="T9">)</text:span><text:span text:style-name="T8">에</text:span><text:span text:style-name="T9"> </text:span><text:span text:style-name="T8">선전포고할</text:span><text:span text:style-name="T9"> </text:span><text:span text:style-name="T8">때의</text:span><text:span text:style-name="T9"> </text:span><text:span text:style-name="T8">정보</text:span></text:p>
            <text:p><text:span text:style-name="T9"><text:s text:c="2"/></text:span><text:span text:style-name="T9">* war_id: <text:s text:c="6"/></text:span><text:span text:style-name="T8">전쟁</text:span><text:span text:style-name="T9"> </text:span><text:span text:style-name="T9">id (AUTO_INC) [PK]</text:span></text:p>
            <text:p><text:span text:style-name="T9"><text:s text:c="2"/></text:span><text:span text:style-name="T9">* user_id: <text:s text:c="5"/></text:span><text:span text:style-name="T8">유저</text:span><text:span text:style-name="T9"> </text:span><text:span text:style-name="T9">id</text:span></text:p>
            <text:p><text:span text:style-name="T9"><text:s text:c="2"/></text:span><text:span text:style-name="T9">* raid_id: <text:s text:c="5"/></text:span><text:span text:style-name="T8">레이드</text:span><text:span text:style-name="T9"> </text:span><text:span text:style-name="T9">id</text:span></text:p>
            <text:p><text:span text:style-name="T9"><text:s text:c="2"/></text:span><text:span text:style-name="T9">* territory_id: </text:span><text:span text:style-name="T8">영토</text:span><text:span text:style-name="T9"> </text:span><text:span text:style-name="T9">id (</text:span><text:span text:style-name="T8">기획</text:span><text:span text:style-name="T9">)</text:span></text:p>
            <text:p><text:span text:style-name="T9"><text:s text:c="2"/></text:span><text:span text:style-name="T9">* is_victory: <text:s text:c="2"/></text:span><text:span text:style-name="T8">해당</text:span><text:span text:style-name="T9"> </text:span><text:span text:style-name="T8">전쟁</text:span><text:span text:style-name="T9"> </text:span><text:span text:style-name="T8">승리</text:span><text:span text:style-name="T9"> </text:span><text:span text:style-name="T8">여부</text:span></text:p>
            <text:p><text:span text:style-name="T9"><text:s text:c="2"/></text:span><text:span text:style-name="T9">* penanlty_finish_time: <text:s text:c="2"/></text:span><text:span text:style-name="T8">전쟁</text:span><text:span text:style-name="T9"> </text:span><text:span text:style-name="T8">신청</text:span><text:span text:style-name="T9"> </text:span><text:span text:style-name="T8">후</text:span><text:span text:style-name="T9"> </text:span><text:span text:style-name="T8">일정</text:span><text:span text:style-name="T9"> </text:span><text:span text:style-name="T8">시간동안</text:span><text:span text:style-name="T9"> </text:span><text:span text:style-name="T8">재</text:span><text:span text:style-name="T9"> </text:span><text:span text:style-name="T8">전쟁</text:span><text:span text:style-name="T9"> </text:span><text:span text:style-name="T8">요청</text:span><text:span text:style-name="T9"> </text:span><text:span text:style-name="T8">금지</text:span></text:p>
            <text:p><text:span text:style-name="T9"><text:s text:c="2"/></text:span><text:span text:style-name="T9">* attack: <text:s text:c="8"/></text:span><text:span text:style-name="T8">선전포고</text:span><text:span text:style-name="T9"> </text:span><text:span text:style-name="T8">당시</text:span><text:span text:style-name="T9"> </text:span><text:span text:style-name="T8">공격력</text:span></text:p>
            <text:p><text:span text:style-name="T9"><text:s text:c="2"/></text:span><text:span text:style-name="T9">* manpower: <text:s text:c="6"/></text:span><text:span text:style-name="T8">선전포고</text:span><text:span text:style-name="T9"> </text:span><text:span text:style-name="T8">당시</text:span><text:span text:style-name="T9"> </text:span><text:span text:style-name="T8">병영</text:span><text:span text:style-name="T9"> </text:span><text:span text:style-name="T8">인력</text:span></text:p>
            <text:p><text:span text:style-name="T9"><text:s text:c="2"/></text:span><text:span text:style-name="T9">* food_resource: <text:s/></text:span><text:span text:style-name="T8">선전포고</text:span><text:span text:style-name="T9"> </text:span><text:span text:style-name="T8">당시</text:span><text:span text:style-name="T9"> </text:span><text:span text:style-name="T8">사용한</text:span><text:span text:style-name="T9"> </text:span><text:span text:style-name="T8">군량</text:span></text:p>
            <text:p><text:span text:style-name="T9"><text:s text:c="2"/></text:span><text:span text:style-name="T9">* finish_time: <text:s text:c="3"/></text:span><text:span text:style-name="T8">출전</text:span><text:span text:style-name="T9"> </text:span><text:span text:style-name="T8">완료</text:span><text:span text:style-name="T9"> </text:span><text:span text:style-name="T8">시간</text:span></text:p>
            <text:p><text:span text:style-name="T9">*/</text:span></text:p>
          </table:table-cell>
          <table:table-cell table:style-name="ce12" office:value-type="string">
            <text:p>INSERT INTO `war` (</text:p>
            <text:p><text:s text:c="2"/>`user_id`,</text:p>
            <text:p><text:s text:c="2"/>`territory_id`,</text:p>
            <text:p><text:s text:c="2"/>`attack`,</text:p>
            <text:p><text:s text:c="2"/>`manpower`,</text:p>
            <text:p><text:s text:c="2"/>`resource`,</text:p>
            <text:p><text:s text:c="2"/>`finish_time`,</text:p>
            <text:p><text:s text:c="2"/>`last_update`</text:p>
            <text:p>) VALUES (</text:p>
            <text:p><text:s text:c="2"/>{user_id},</text:p>
            <text:p><text:s text:c="2"/>{territory_id},</text:p>
            <text:p><text:s text:c="2"/>{attack},</text:p>
            <text:p><text:s text:c="2"/>{manpower},</text:p>
            <text:p><text:s text:c="2"/>{resource},</text:p>
            <text:p><text:s text:c="2"/>{finish_time},</text:p>
            <text:p><text:s text:c="2"/>NOW()</text:p>
            <text:p>);</text:p>
          </table:table-cell>
          <table:table-cell table:style-name="ce49" office:value-type="string">
            <text:p>새로운 전쟁(선전포고) 정보 추가</text:p>
          </table:table-cell>
          <table:table-cell table:style-name="ce64" office:value-type="string">
            <text:p>* <text:span text:style-name="T11">컨텐츠</text:span><text:span text:style-name="T12"> </text:span><text:span text:style-name="T11">간의</text:span><text:span text:style-name="T12"> </text:span><text:span text:style-name="T11">분리가</text:span><text:span text:style-name="T12"> </text:span><text:span text:style-name="T11">필요해보입니다</text:span><text:span text:style-name="T12">.</text:span></text:p>
            <text:p><text:span text:style-name="T11">전쟁과</text:span><text:span text:style-name="T12"> </text:span><text:span text:style-name="T11">레이드는</text:span><text:span text:style-name="T12"> </text:span><text:span text:style-name="T11">별개의</text:span><text:span text:style-name="T12"> </text:span><text:span text:style-name="T11">컨텐츠로</text:span><text:span text:style-name="T12"> </text:span><text:span text:style-name="T11">분리해야</text:span><text:span text:style-name="T12"> </text:span><text:span text:style-name="T11">서로</text:span><text:span text:style-name="T12"> </text:span><text:span text:style-name="T11">유지관리가</text:span><text:span text:style-name="T12"> </text:span><text:span text:style-name="T11">편하지</text:span><text:span text:style-name="T12"> </text:span><text:span text:style-name="T11">않을까요</text:span><text:span text:style-name="T12">..?</text:span></text:p>
            <text:p><text:span text:style-name="T12">* </text:span><text:span text:style-name="T11">조인쿼리</text:span><text:span text:style-name="T12"> </text:span><text:span text:style-name="T11">뭔가</text:span><text:span text:style-name="T12"> </text:span><text:span text:style-name="T11">간소화</text:span><text:span text:style-name="T12"> </text:span><text:span text:style-name="T11">할수있을것같은느낌인데</text:span><text:span text:style-name="T12">..</text:span></text:p>
          </table:table-cell>
          <table:table-cell table:style-name="ce12" office:value-type="string">
            <text:p>SELECT `territory_id`, `user_id`, `raid_lead_user_id`, `attack`, `manpower`, `is_victory`</text:p>
            <text:p>FROM `war` AS `w`</text:p>
            <text:p>WHERE `raid_id` IN (</text:p>
            <text:p><text:s text:c="2"/>SELECT DISTINCT `raid_id`</text:p>
            <text:p><text:s text:c="2"/>FROM `occupation`</text:p>
            <text:p><text:s text:c="2"/>WHERE `territory_id` = {territory_id}</text:p>
            <text:p><text:s text:c="4"/>AND `finish_time` &gt;= NOW()</text:p>
            <text:p><text:s text:c="2"/>UNION</text:p>
            <text:p><text:s text:c="2"/>SELECT {raid_id}</text:p>
            <text:p>);</text:p>
          </table:table-cell>
          <table:table-cell table:style-name="ce66" office:value-type="string">
            <text:p>해당 영토를 점령했던 동맹 유저들의 당시 공격력, 병력 정보와 해당 영토로 점령전을 신청한 동맹 유저들 공격력, 병력 조회</text:p>
          </table:table-cell>
          <table:table-cell table:number-columns-repeated="1016"/>
        </table:table-row>
        <table:table-row table:style-name="ro7">
          <table:table-cell/>
          <table:covered-table-cell table:style-name="ce6"/>
          <table:covered-table-cell table:style-name="ce11"/>
          <table:table-cell table:style-name="ce12" office:value-type="string">
            <text:p>SELECT *</text:p>
            <text:p>FROM `war`</text:p>
            <text:p>WHERE `war_id` = {war_id};</text:p>
          </table:table-cell>
          <table:table-cell table:style-name="ce50" office:value-type="string">
            <text:p>전쟁 정보 조회</text:p>
          </table:table-cell>
          <table:table-cell table:style-name="ce64" office:value-type="string">
            <text:p>* <text:span text:style-name="T11">우선</text:span><text:span text:style-name="T12"> </text:span><text:span text:style-name="T11">이러면</text:span><text:span text:style-name="T12"> </text:span><text:span text:style-name="T11">전체유저호출될거같구여</text:span><text:span text:style-name="T12"> </text:span><text:span text:style-name="T11">서브쿼리</text:span></text:p>
            <text:p><text:span text:style-name="T11">그리구</text:span><text:span text:style-name="T12">.. </text:span><text:span text:style-name="T11">인덱스</text:span><text:span text:style-name="T12"> </text:span><text:span text:style-name="T11">잘타는지</text:span><text:span text:style-name="T12"> </text:span><text:span text:style-name="T11">확인이</text:span><text:span text:style-name="T12"> </text:span><text:span text:style-name="T11">한번필요할거같아요</text:span><text:span text:style-name="T12">.</text:span></text:p>
          </table:table-cell>
          <table:table-cell table:style-name="ce12" office:value-type="string">
            <text:p>SELECT `u`.`user_id`, `u`.`name`, `u`.`territory_id`</text:p>
            <text:p>FROM `user` AS `u`, `war` AS `w`</text:p>
            <text:p>WHERE `u`.`user_id` = `w`.`user_id`</text:p>
            <text:p><text:s text:c="2"/>AND `w`.`territory_id` = {my_territory_id}</text:p>
            <text:p><text:s text:c="2"/>AND `w`.`finish_time` &gt;= NOW();</text:p>
          </table:table-cell>
          <table:table-cell table:style-name="ce67" office:value-type="string">
            <text:p>다른 유저로부터 받은 선전포고 정보 조회</text:p>
          </table:table-cell>
          <table:table-cell table:number-columns-repeated="1016"/>
        </table:table-row>
        <table:table-row table:style-name="ro4">
          <table:table-cell/>
          <table:covered-table-cell table:style-name="ce6"/>
          <table:covered-table-cell table:style-name="ce11"/>
          <table:table-cell table:style-name="ce12" office:value-type="string">
            <text:p>UPDATE `war`</text:p>
            <text:p>SET `is_victory` = TRUE,</text:p>
            <text:p><text:s text:c="4"/>`penanlty_finish_time` = {penanlty_finish_time}</text:p>
            <text:p>WHERE `war_id` = {war_id};</text:p>
          </table:table-cell>
          <table:table-cell table:style-name="ce51" office:value-type="string">
            <text:p>전쟁 상태 승리로 갱신</text:p>
          </table:table-cell>
          <table:table-cell table:style-name="ce64"/>
          <table:table-cell table:style-name="ce12"/>
          <table:table-cell table:style-name="ce68"/>
          <table:table-cell table:number-columns-repeated="1016"/>
        </table:table-row>
        <table:table-row table:style-name="ro5">
          <table:table-cell/>
          <table:covered-table-cell table:style-name="ce6"/>
          <table:covered-table-cell table:style-name="ce11"/>
          <table:table-cell table:style-name="ce12" office:value-type="string">
            <text:p>UPDATE `war`</text:p>
            <text:p>SET `is_victory` = FALSE</text:p>
            <text:p>WHERE `war_id` = {war_id};</text:p>
          </table:table-cell>
          <table:table-cell table:style-name="ce50" office:value-type="string">
            <text:p>전쟁 상태 패배로 갱신</text:p>
          </table:table-cell>
          <table:table-cell table:style-name="ce64"/>
          <table:table-cell table:style-name="ce12"/>
          <table:table-cell table:style-name="ce67"/>
          <table:table-cell table:number-columns-repeated="1016"/>
        </table:table-row>
        <table:table-row table:style-name="ro14">
          <table:table-cell/>
          <table:covered-table-cell table:style-name="ce6"/>
          <table:covered-table-cell table:style-name="ce11"/>
          <table:table-cell table:style-name="ce12" office:value-type="string">
            <text:p>DELETE FROM `war`</text:p>
            <text:p>WHERE `war_id` = {war_id};</text:p>
          </table:table-cell>
          <table:table-cell table:style-name="ce50" office:value-type="string">
            <text:p>출전 취소로 인한 전쟁 정보 삭제</text:p>
          </table:table-cell>
          <table:table-cell table:style-name="ce64"/>
          <table:table-cell table:style-name="ce12"/>
          <table:table-cell table:style-name="ce67"/>
          <table:table-cell table:number-columns-repeated="1016"/>
        </table:table-row>
        <table:table-row table:style-name="ro14">
          <table:table-cell/>
          <table:covered-table-cell table:style-name="ce6"/>
          <table:covered-table-cell table:style-name="ce11"/>
          <table:table-cell table:style-name="ce12" office:value-type="string">
            <text:p>DELETE FROM `war`</text:p>
            <text:p>WHERE `war_id` IN ({war_ids});</text:p>
          </table:table-cell>
          <table:table-cell table:style-name="ce50" office:value-type="string">
            <text:p>전쟁 정보 여러 개 삭제</text:p>
          </table:table-cell>
          <table:table-cell table:style-name="ce64"/>
          <table:table-cell table:style-name="ce12"/>
          <table:table-cell table:style-name="ce67"/>
          <table:table-cell table:number-columns-repeated="1016"/>
        </table:table-row>
        <table:table-row table:style-name="ro5">
          <table:table-cell/>
          <table:covered-table-cell table:style-name="ce6"/>
          <table:covered-table-cell table:style-name="ce11"/>
          <table:table-cell table:style-name="ce12" office:value-type="string">
            <text:p>SELECT *</text:p>
            <text:p>FROM `war`</text:p>
            <text:p>WHERE `user_id` = {user_id};</text:p>
          </table:table-cell>
          <table:table-cell table:style-name="ce52" office:value-type="string">
            <text:p>유저의 전쟁 히스토리 정보 조회</text:p>
          </table:table-cell>
          <table:table-cell table:style-name="ce64"/>
          <table:table-cell table:style-name="ce12"/>
          <table:table-cell table:style-name="ce65"/>
          <table:table-cell table:number-columns-repeated="1016"/>
        </table:table-row>
        <table:table-row table:style-name="ro5">
          <table:table-cell/>
          <table:covered-table-cell table:style-name="ce6"/>
          <table:covered-table-cell table:style-name="ce11"/>
          <table:table-cell table:style-name="ce12" office:value-type="string">
            <text:p>SELECT `territory_id`, `user_id`, `raid_lead_user_id`, `attack`, `manpower`</text:p>
            <text:p>FROM `war`</text:p>
            <text:p>WHERE `raid_id` = {raid_id};</text:p>
          </table:table-cell>
          <table:table-cell table:style-name="ce53" office:value-type="string">
            <text:p>레이드를 진행중인 유저들 정보 조회</text:p>
          </table:table-cell>
          <table:table-cell table:style-name="ce64"/>
          <table:table-cell table:style-name="ce12"/>
          <table:table-cell table:style-name="ce65"/>
          <table:table-cell table:number-columns-repeated="1016"/>
        </table:table-row>
        <table:table-row table:style-name="ro5">
          <table:table-cell/>
          <table:covered-table-cell table:style-name="ce6"/>
          <table:covered-table-cell table:style-name="ce11"/>
          <table:table-cell table:style-name="ce12" office:value-type="string">
            <text:p>UPDATE `war`</text:p>
            <text:p>SET `is_victory` = TRUE</text:p>
            <text:p>WHERE `raid_id` = {raid_id};</text:p>
          </table:table-cell>
          <table:table-cell table:style-name="ce53" office:value-type="string">
            <text:p>레이드 상태 승리 처리</text:p>
          </table:table-cell>
          <table:table-cell table:style-name="ce64"/>
          <table:table-cell table:style-name="ce12"/>
          <table:table-cell table:style-name="ce65"/>
          <table:table-cell table:number-columns-repeated="1016"/>
        </table:table-row>
        <table:table-row table:style-name="ro5">
          <table:table-cell/>
          <table:covered-table-cell table:style-name="ce6"/>
          <table:covered-table-cell table:style-name="ce11"/>
          <table:table-cell table:style-name="ce12" office:value-type="string">
            <text:p>UPDATE `war`</text:p>
            <text:p>SET `is_victory` = FALSE</text:p>
            <text:p>WHERE `raid_id` = {raid_id};</text:p>
          </table:table-cell>
          <table:table-cell table:style-name="ce53" office:value-type="string">
            <text:p>레이드 패배 처리</text:p>
          </table:table-cell>
          <table:table-cell table:style-name="ce64"/>
          <table:table-cell table:style-name="ce12"/>
          <table:table-cell table:style-name="ce65"/>
          <table:table-cell table:number-columns-repeated="1016"/>
        </table:table-row>
        <table:table-row table:style-name="ro14">
          <table:table-cell/>
          <table:covered-table-cell table:style-name="ce6"/>
          <table:covered-table-cell table:style-name="ce11"/>
          <table:table-cell table:style-name="ce12" office:value-type="string">
            <text:p>DELETE FROM `war`</text:p>
            <text:p>WHERE `raid_id` IN ({raid_ids});</text:p>
          </table:table-cell>
          <table:table-cell table:style-name="ce53" office:value-type="string">
            <text:p>만료된 레이드 번호의 전쟁 삭제</text:p>
          </table:table-cell>
          <table:table-cell table:style-name="ce64"/>
          <table:table-cell table:style-name="ce12"/>
          <table:table-cell table:style-name="ce65"/>
          <table:table-cell table:number-columns-repeated="1016"/>
        </table:table-row>
        <table:table-row table:style-name="ro4">
          <table:table-cell/>
          <table:covered-table-cell table:style-name="ce6"/>
          <table:covered-table-cell table:style-name="ce11"/>
          <table:table-cell table:style-name="ce12" office:value-type="string">
            <text:p>SELECT `war_id`</text:p>
            <text:p>FROM `war`</text:p>
            <text:p>WHERE `territory_id` = {territory_id}</text:p>
            <text:p><text:s text:c="2"/>AND `finish_time` &gt;= NOW();</text:p>
          </table:table-cell>
          <table:table-cell table:style-name="ce54" office:value-type="string">
            <text:p>이미 해당 영토에 전쟁이 진행중인지 확인</text:p>
          </table:table-cell>
          <table:table-cell table:style-name="ce64"/>
          <table:table-cell table:style-name="ce12"/>
          <table:table-cell table:style-name="ce65"/>
          <table:table-cell table:number-columns-repeated="1016"/>
        </table:table-row>
        <table:table-row table:style-name="ro4">
          <table:table-cell/>
          <table:covered-table-cell table:style-name="ce6"/>
          <table:covered-table-cell table:style-name="ce11"/>
          <table:table-cell table:style-name="ce12" office:value-type="string">
            <text:p>SELECT `war_id`, `attack`, `manpower`</text:p>
            <text:p>FROM `war`</text:p>
            <text:p>WHERE `territory_id` = {territory_id}</text:p>
            <text:p><text:s text:c="2"/>AND `finish_time` BETWEEN {last_visit} AND NOW();</text:p>
          </table:table-cell>
          <table:table-cell table:style-name="ce39" office:value-type="string">
            <text:p>[pending]</text:p>
            <text:p><text:span text:style-name="T8">다른 유저로부터 선전포고를 당한 후 완료 처리가 안된 전쟁 조회</text:span></text:p>
          </table:table-cell>
          <table:table-cell table:style-name="ce64" office:value-type="string">
            <text:p>* <text:span text:style-name="T11">휴면의</text:span><text:span text:style-name="T12"> </text:span><text:span text:style-name="T11">경우</text:span><text:span text:style-name="T12"> </text:span><text:span text:style-name="T12">between </text:span><text:span text:style-name="T11">의</text:span><text:span text:style-name="T12"> </text:span><text:span text:style-name="T11">범위가</text:span><text:span text:style-name="T12"> </text:span><text:span text:style-name="T11">클때</text:span><text:span text:style-name="T12"> </text:span><text:span text:style-name="T11">인덱스</text:span><text:span text:style-name="T12"> </text:span><text:span text:style-name="T11">안타요</text:span><text:span text:style-name="T12"> </text:span></text:p>
          </table:table-cell>
          <table:table-cell table:style-name="ce12"/>
          <table:table-cell table:style-name="ce65"/>
          <table:table-cell table:number-columns-repeated="1016"/>
        </table:table-row>
        <table:table-row table:style-name="ro4">
          <table:table-cell/>
          <table:covered-table-cell table:style-name="ce6"/>
          <table:covered-table-cell table:style-name="ce11"/>
          <table:table-cell table:style-name="ce12" office:value-type="string">
            <text:p>SELECT `war_id`, `attack`, `manpower`</text:p>
            <text:p>FROM `war`</text:p>
            <text:p>WHERE `user_id` = {user_id}</text:p>
            <text:p><text:s text:c="2"/>AND `finish_time` BETWEEN {last_visit} AND NOW();</text:p>
          </table:table-cell>
          <table:table-cell table:style-name="ce55" office:value-type="string">
            <text:p>[pending]</text:p>
            <text:p>마지막<text:span text:style-name="T8"> 접속이후 완료된 전쟁</text:span><text:span text:style-name="T8">(</text:span><text:span text:style-name="T8">출전</text:span><text:span text:style-name="T8">) </text:span><text:span text:style-name="T8">조회</text:span></text:p>
          </table:table-cell>
          <table:table-cell table:style-name="ce64" office:value-type="string">
            <text:p>* <text:span text:style-name="T11">휴면의</text:span><text:span text:style-name="T12"> </text:span><text:span text:style-name="T11">경우</text:span><text:span text:style-name="T12"> </text:span><text:span text:style-name="T12">between </text:span><text:span text:style-name="T11">의</text:span><text:span text:style-name="T12"> </text:span><text:span text:style-name="T11">범위가</text:span><text:span text:style-name="T12"> </text:span><text:span text:style-name="T11">클때</text:span><text:span text:style-name="T12"> </text:span><text:span text:style-name="T11">인덱스</text:span><text:span text:style-name="T12"> </text:span><text:span text:style-name="T11">안타요</text:span><text:span text:style-name="T12"> </text:span></text:p>
          </table:table-cell>
          <table:table-cell table:style-name="ce12"/>
          <table:table-cell table:style-name="ce65"/>
          <table:table-cell table:number-columns-repeated="1016"/>
        </table:table-row>
        <table:table-row table:style-name="ro4">
          <table:table-cell/>
          <table:covered-table-cell table:style-name="ce6"/>
          <table:covered-table-cell table:style-name="ce11"/>
          <table:table-cell table:style-name="ce12" office:value-type="string">
            <text:p>SELECT `war_id`</text:p>
            <text:p>FROM `war`</text:p>
            <text:p>WHERE `user_id` = {user_id}</text:p>
            <text:p><text:s text:c="2"/>AND `finish_time` &lt; SUBDATE(NOW(), INTERVAL {expire_date_war} DAY);</text:p>
          </table:table-cell>
          <table:table-cell table:style-name="ce56" office:value-type="string">
            <text:p>[pending]</text:p>
            <text:p><text:span text:style-name="T8">만료된 전쟁 정보</text:span></text:p>
          </table:table-cell>
          <table:table-cell table:style-name="ce64" office:value-type="string">
            <text:p>* expire_date_war <text:span text:style-name="T11">연산해서</text:span><text:span text:style-name="T12"> </text:span><text:span text:style-name="T11">넣어줄께요</text:span></text:p>
          </table:table-cell>
          <table:table-cell table:style-name="ce12"/>
          <table:table-cell table:style-name="ce65"/>
          <table:table-cell table:number-columns-repeated="1016"/>
        </table:table-row>
        <table:table-row table:style-name="ro12">
          <table:table-cell/>
          <table:table-cell table:style-name="ce4" office:value-type="string" table:number-columns-spanned="1" table:number-rows-spanned="4">
            <text:p>occupation</text:p>
          </table:table-cell>
          <table:table-cell table:style-name="ce16" office:value-type="string" table:number-columns-spanned="1" table:number-rows-spanned="4">
            <text:p>CREATE TABLE `occupation` (</text:p>
            <text:p><text:s text:c="2"/>`occupation_id` BIGINT <text:s text:c="5"/>NOT NULL <text:s text:c="5"/>AUTO_INCREMENT,</text:p>
            <text:p><text:s text:c="2"/>`raid_id` <text:s text:c="6"/>BIGINT <text:s text:c="5"/>NOT NULL,</text:p>
            <text:p><text:s text:c="2"/>`territory_id` <text:s/>BIGINT <text:s text:c="5"/>NOT NULL,</text:p>
            <text:p><text:s text:c="2"/>`user_id` <text:s text:c="6"/>BIGINT <text:s text:c="5"/>NOT NULL,</text:p>
            <text:p><text:s text:c="2"/>`finish_time` <text:s text:c="2"/>TIMESTAMP <text:s text:c="2"/>NOT NULL,</text:p>
            <text:p><text:s text:c="2"/>`last_update` <text:s text:c="2"/>TIMESTAMP <text:s text:c="2"/>NULL,</text:p>
            <text:p><text:s text:c="2"/>PRIMARY KEY (`occupation_Id`),</text:p>
            <text:p><text:s text:c="2"/>INDEX `idx_raid` (`raid_id`),</text:p>
            <text:p><text:s text:c="2"/>INDEX `idx_user_occupation` (`user_id`, `finish_time`),</text:p>
            <text:p><text:s text:c="2"/>INDEX `idx_finish_territory` (`territory_id`, `finish_time`)</text:p>
            <text:p>) COLLATE='utf8_unicode_ci' ENGINE=InnoDB;</text:p>
            <text:p/>
            <text:p>/** <text:span text:style-name="T8">점령</text:span><text:span text:style-name="T9"> </text:span><text:span text:style-name="T8">정보</text:span></text:p>
            <text:p><text:span text:style-name="T9"><text:s text:c="2"/></text:span><text:span text:style-name="T9">* @desc: </text:span><text:span text:style-name="T8">유저</text:span></text:p>
            <text:p><text:span text:style-name="T9"><text:s text:c="2"/></text:span><text:span text:style-name="T9">* occupation_id: <text:s text:c="3"/></text:span><text:span text:style-name="T8">점령</text:span><text:span text:style-name="T9"> </text:span><text:span text:style-name="T9">id (AUTO_INC) [PK]</text:span></text:p>
            <text:p><text:span text:style-name="T9"><text:s text:c="2"/></text:span><text:span text:style-name="T9">* raid_id: <text:s text:c="9"/></text:span><text:span text:style-name="T8">점령하기</text:span><text:span text:style-name="T9"> </text:span><text:span text:style-name="T8">위해</text:span><text:span text:style-name="T9"> </text:span><text:span text:style-name="T8">시도했던</text:span><text:span text:style-name="T9"> </text:span><text:span text:style-name="T8">레이드</text:span><text:span text:style-name="T9"> </text:span><text:span text:style-name="T9">id</text:span></text:p>
            <text:p><text:span text:style-name="T9"><text:s text:c="2"/></text:span><text:span text:style-name="T9">* user_id: <text:s text:c="9"/></text:span><text:span text:style-name="T8">유저</text:span><text:span text:style-name="T9"> </text:span><text:span text:style-name="T9">id</text:span></text:p>
            <text:p><text:span text:style-name="T9"><text:s text:c="2"/></text:span><text:span text:style-name="T9">* territory_id: <text:s text:c="4"/></text:span><text:span text:style-name="T8">영토</text:span><text:span text:style-name="T9"> </text:span><text:span text:style-name="T9">id (</text:span><text:span text:style-name="T8">기획</text:span><text:span text:style-name="T9">)</text:span></text:p>
            <text:p><text:span text:style-name="T9"><text:s text:c="2"/></text:span><text:span text:style-name="T9">* finish_time: <text:s text:c="5"/></text:span><text:span text:style-name="T8">점령</text:span><text:span text:style-name="T9"> </text:span><text:span text:style-name="T8">유지</text:span><text:span text:style-name="T9"> </text:span><text:span text:style-name="T8">완료</text:span><text:span text:style-name="T9"> </text:span><text:span text:style-name="T8">시간</text:span></text:p>
            <text:p><text:span text:style-name="T9">*/</text:span></text:p>
          </table:table-cell>
          <table:table-cell table:style-name="ce12" office:value-type="string">
            <text:p>INSERT INTO `occupation` (</text:p>
            <text:p><text:s text:c="2"/>`raid_id`,</text:p>
            <text:p><text:s text:c="2"/>`territory_id`,</text:p>
            <text:p><text:s text:c="2"/>`user_id`,</text:p>
            <text:p><text:s text:c="2"/>`finish_time`,</text:p>
            <text:p><text:s text:c="2"/>`last_update`</text:p>
            <text:p>) VALUES (</text:p>
            <text:p><text:s text:c="2"/>{raid_id},</text:p>
            <text:p><text:s text:c="2"/>{territory_id},</text:p>
            <text:p><text:s text:c="2"/>{user_id},</text:p>
            <text:p><text:s text:c="2"/>{finish_time},</text:p>
            <text:p><text:s text:c="2"/>NOW()</text:p>
            <text:p>), ...;</text:p>
          </table:table-cell>
          <table:table-cell table:style-name="ce43" office:value-type="string">
            <text:p>점령<text:span text:style-name="T8"> 정보 추가</text:span></text:p>
          </table:table-cell>
          <table:table-cell table:style-name="ce64" office:value-type="string">
            <text:p>* <text:span text:style-name="T11">옆에</text:span><text:span text:style-name="T12"> </text:span><text:span text:style-name="T11">조인쿼리</text:span><text:span text:style-name="T12"> </text:span><text:span text:style-name="T11">전체</text:span><text:span text:style-name="T12"> </text:span><text:span text:style-name="T11">스캔이지</text:span><text:span text:style-name="T12"> </text:span><text:span text:style-name="T11">않나여</text:span><text:span text:style-name="T12">…</text:span><text:span text:style-name="T12">.</text:span></text:p>
          </table:table-cell>
          <table:table-cell table:style-name="ce12" office:value-type="string">
            <text:p>SELECT *</text:p>
            <text:p>FROM `occupation` AS `o`, `user` AS `u`</text:p>
            <text:p>WHERE `u`.`territory_id` = `o`.`territory_id`</text:p>
            <text:p><text:s text:c="2"/>AND `o`.`territory_id` = {territory_id}</text:p>
            <text:p><text:s text:c="2"/>AND `o`.`finish_time` &gt;= NOW();</text:p>
          </table:table-cell>
          <table:table-cell table:style-name="ce67" office:value-type="string">
            <text:p>현재 해당 영토를 점령중인 유저 정보 조회</text:p>
          </table:table-cell>
          <table:table-cell table:number-columns-repeated="1016"/>
        </table:table-row>
        <table:table-row table:style-name="ro4">
          <table:table-cell/>
          <table:covered-table-cell table:style-name="ce6"/>
          <table:covered-table-cell table:style-name="ce11"/>
          <table:table-cell table:style-name="ce12" office:value-type="string">
            <text:p>SELECT DISTINCT `raid_id`</text:p>
            <text:p>FROM `occupation`</text:p>
            <text:p>WHERE `user_id` = {user_id}</text:p>
            <text:p><text:s text:c="2"/>AND `finish_time` &lt; NOW();</text:p>
          </table:table-cell>
          <table:table-cell table:style-name="ce43" office:value-type="string">
            <text:p>점령<text:span text:style-name="T8"> 기간이 끝난 레이드 번호 조회</text:span></text:p>
          </table:table-cell>
          <table:table-cell table:style-name="ce64"/>
          <table:table-cell table:style-name="ce12"/>
          <table:table-cell table:style-name="ce67"/>
          <table:table-cell table:number-columns-repeated="1016"/>
        </table:table-row>
        <table:table-row table:style-name="ro18">
          <table:table-cell/>
          <table:covered-table-cell table:style-name="ce6"/>
          <table:covered-table-cell table:style-name="ce11"/>
          <table:table-cell table:style-name="ce12" office:value-type="string">
            <text:p>DELETE FROM `occupation`</text:p>
            <text:p>WHERE `user_id` = {user_id}</text:p>
            <text:p><text:s text:c="2"/>AND `finish_time` &lt; SUBDATE(NOW(), INTERVAL {expire_date_occupation} DAY);</text:p>
          </table:table-cell>
          <table:table-cell table:style-name="ce42" office:value-type="string">
            <text:p>점령 기간이 만료된 데이터 삭제</text:p>
          </table:table-cell>
          <table:table-cell table:style-name="ce64" office:value-type="string">
            <text:p>* <text:span text:style-name="T11">점령이</text:span><text:span text:style-name="T12"> </text:span><text:span text:style-name="T11">기간제인가여</text:span><text:span text:style-name="T12">? </text:span><text:span text:style-name="T11">일정기간이</text:span><text:span text:style-name="T12"> </text:span><text:span text:style-name="T11">지나면</text:span><text:span text:style-name="T12"> </text:span><text:span text:style-name="T11">종료되는건가여</text:span><text:span text:style-name="T12">…</text:span></text:p>
            <text:p><text:span text:style-name="T12">* </text:span><text:span text:style-name="T11">연산함수안에</text:span><text:span text:style-name="T12"> </text:span><text:span text:style-name="T11">집계들어가면</text:span><text:span text:style-name="T12"> </text:span><text:span text:style-name="T11">비효율적일것같은데</text:span><text:span text:style-name="T12">..</text:span></text:p>
          </table:table-cell>
          <table:table-cell table:style-name="ce12"/>
          <table:table-cell table:style-name="ce67"/>
          <table:table-cell table:number-columns-repeated="1016"/>
        </table:table-row>
        <table:table-row table:style-name="ro19">
          <table:table-cell/>
          <table:covered-table-cell table:style-name="ce7"/>
          <table:covered-table-cell table:style-name="ce17"/>
          <table:table-cell table:style-name="ce12" office:value-type="string">
            <text:p/>
            <text:p>UPDATE `occupation`</text:p>
            <text:p>SET `finish_time` = NOW()</text:p>
            <text:p>WHERE `raid_id` = {before_raid_id};</text:p>
          </table:table-cell>
          <table:table-cell table:style-name="ce42" office:value-type="string">
            <text:p>특정 레이드를 통해 점령했던 정보에서 점령 만료기간을 갱신</text:p>
          </table:table-cell>
          <table:table-cell table:style-name="ce64"/>
          <table:table-cell table:style-name="ce65" table:number-columns-repeated="2"/>
          <table:table-cell table:number-columns-repeated="1016"/>
        </table:table-row>
        <table:table-row table:style-name="ro20">
          <table:table-cell/>
          <table:table-cell table:style-name="ce5" office:value-type="string" table:number-columns-spanned="1" table:number-rows-spanned="3">
            <text:p>alliance</text:p>
          </table:table-cell>
          <table:table-cell table:style-name="ce10" office:value-type="string" table:number-columns-spanned="1" table:number-rows-spanned="3">
            <text:p>CREATE TABLE `alliance` (</text:p>
            <text:p><text:s text:c="2"/>`alliance_id` <text:s text:c="4"/>BIGINT <text:s text:c="5"/>NOT NULL <text:s text:c="5"/>AUTO_INCREMENT,</text:p>
            <text:p><text:s text:c="2"/>`unique_key` <text:s text:c="5"/>VARCHAR(50) NOT NULL,</text:p>
            <text:p><text:s text:c="2"/>`is_accepted` <text:s text:c="4"/>TINYINT <text:s text:c="4"/>NOT NULL,</text:p>
            <text:p><text:s text:c="2"/>`req_user_id` <text:s text:c="4"/>BIGINT <text:s text:c="5"/>NOT NULL,</text:p>
            <text:p><text:s text:c="2"/>`res_user_id` <text:s text:c="4"/>BIGINT <text:s text:c="5"/>NOT NULL,</text:p>
            <text:p><text:s text:c="2"/>`created_date` <text:s text:c="3"/>TIMESTAMP <text:s text:c="2"/>NOT NULL,</text:p>
            <text:p><text:s text:c="2"/>`last_update` <text:s text:c="4"/>TIMESTAMP <text:s text:c="2"/>NOT NULL,</text:p>
            <text:p><text:s text:c="2"/>PRIMARY KEY (`alliance_id`),</text:p>
            <text:p><text:s text:c="2"/>UNIQUE INDEX `uk_idx` (`unique_key`),</text:p>
            <text:p><text:s text:c="2"/>INDEX `idx_req_user` (`req_user_id`, `is_accepted`),</text:p>
            <text:p><text:s text:c="2"/>INDEX `idx_res_user` (`res_user_id`, `is_accepted`)</text:p>
            <text:p>) COLLATE='utf8_unicode_ci' ENGIEN=InnoDB;</text:p>
            <text:p/>
            <text:p>/** <text:span text:style-name="T8">동맹</text:span><text:span text:style-name="T9"> </text:span><text:span text:style-name="T8">정보</text:span><text:span text:style-name="T9"> </text:span><text:span text:style-name="T8">테이블</text:span><text:span text:style-name="T9"> </text:span><text:span text:style-name="T8">구현</text:span></text:p>
            <text:p><text:span text:style-name="T9"><text:s text:c="2"/></text:span><text:span text:style-name="T9">* @desc: </text:span><text:span text:style-name="T8">유저</text:span><text:span text:style-name="T9"> </text:span><text:span text:style-name="T8">상호간</text:span><text:span text:style-name="T9"> </text:span><text:span text:style-name="T8">동맹</text:span><text:span text:style-name="T9"> </text:span><text:span text:style-name="T8">정보</text:span></text:p>
            <text:p><text:span text:style-name="T9"><text:s text:c="2"/></text:span><text:span text:style-name="T9">* alliance_id: <text:s text:c="5"/></text:span><text:span text:style-name="T8">동맹</text:span><text:span text:style-name="T9"> </text:span><text:span text:style-name="T9">id (AUTO_INC) [PK]</text:span></text:p>
            <text:p><text:span text:style-name="T9"><text:s text:c="2"/></text:span><text:span text:style-name="T9">* unique_key: <text:s text:c="6"/></text:span><text:span text:style-name="T8">동맹</text:span><text:span text:style-name="T9"> </text:span><text:span text:style-name="T8">중복</text:span><text:span text:style-name="T9"> </text:span><text:span text:style-name="T8">신청</text:span><text:span text:style-name="T9"> </text:span><text:span text:style-name="T8">방지</text:span><text:span text:style-name="T9"> </text:span><text:span text:style-name="T8">컬럼</text:span><text:span text:style-name="T9"> </text:span><text:span text:style-name="T9">(id</text:span><text:span text:style-name="T8">를</text:span><text:span text:style-name="T9"> </text:span><text:span text:style-name="T8">정렬하여</text:span><text:span text:style-name="T9"> </text:span><text:span text:style-name="T9">':'</text:span><text:span text:style-name="T8">으로</text:span><text:span text:style-name="T9"> </text:span><text:span text:style-name="T8">연결한</text:span><text:span text:style-name="T9"> </text:span><text:span text:style-name="T8">문자열</text:span><text:span text:style-name="T9">)</text:span></text:p>
            <text:p><text:span text:style-name="T9"><text:s text:c="2"/></text:span><text:span text:style-name="T9">* is_accepted: <text:s text:c="5"/></text:span><text:span text:style-name="T8">동맹</text:span><text:span text:style-name="T9"> </text:span><text:span text:style-name="T8">수락</text:span><text:span text:style-name="T9"> </text:span><text:span text:style-name="T8">여부</text:span></text:p>
            <text:p><text:span text:style-name="T9"><text:s text:c="2"/></text:span><text:span text:style-name="T9">* req_user_id: <text:s text:c="5"/></text:span><text:span text:style-name="T8">동맹</text:span><text:span text:style-name="T9"> </text:span><text:span text:style-name="T8">요청을</text:span><text:span text:style-name="T9"> </text:span><text:span text:style-name="T8">보낸</text:span><text:span text:style-name="T9"> </text:span><text:span text:style-name="T8">유저</text:span><text:span text:style-name="T9"> </text:span><text:span text:style-name="T9">id</text:span></text:p>
            <text:p><text:span text:style-name="T9"><text:s text:c="2"/></text:span><text:span text:style-name="T9">* res_user_id: <text:s text:c="5"/></text:span><text:span text:style-name="T8">동맹</text:span><text:span text:style-name="T9"> </text:span><text:span text:style-name="T8">요청을</text:span><text:span text:style-name="T9"> </text:span><text:span text:style-name="T8">받은</text:span><text:span text:style-name="T9"> </text:span><text:span text:style-name="T8">유저</text:span><text:span text:style-name="T9"> </text:span><text:span text:style-name="T9">id</text:span></text:p>
            <text:p><text:span text:style-name="T9"><text:s text:c="2"/></text:span><text:span text:style-name="T9">* created_date: <text:s text:c="4"/></text:span><text:span text:style-name="T8">동맹</text:span><text:span text:style-name="T9"> </text:span><text:span text:style-name="T8">요청</text:span><text:span text:style-name="T9"> </text:span><text:span text:style-name="T8">생성</text:span><text:span text:style-name="T9"> </text:span><text:span text:style-name="T8">시간</text:span></text:p>
            <text:p><text:span text:style-name="T9">*/</text:span></text:p>
          </table:table-cell>
          <table:table-cell table:style-name="ce12" office:value-type="string">
            <text:p>INSERT INTO `alliance` (</text:p>
            <text:p><text:s text:c="2"/>`unique_key`</text:p>
            <text:p><text:s text:c="2"/>`is_accepted`,</text:p>
            <text:p><text:s text:c="2"/>`req_user_id`,</text:p>
            <text:p><text:s text:c="2"/>`res_user_id`,</text:p>
            <text:p><text:s text:c="2"/>`created_date`,</text:p>
            <text:p><text:s text:c="2"/>`last_update`</text:p>
            <text:p>) VALUES (</text:p>
            <text:p><text:s text:c="2"/>{unique_key}</text:p>
            <text:p><text:s text:c="2"/>FALSE,</text:p>
            <text:p><text:s text:c="2"/>{req_user_id},</text:p>
            <text:p><text:s text:c="2"/>{res_user_id},</text:p>
            <text:p><text:s text:c="2"/>NOW(),</text:p>
            <text:p><text:s text:c="2"/>NOW()</text:p>
            <text:p>);</text:p>
          </table:table-cell>
          <table:table-cell table:style-name="ce57" office:value-type="string">
            <text:p>유저 동맹 요청</text:p>
          </table:table-cell>
          <table:table-cell table:style-name="ce64" office:value-type="string">
            <text:p>* <text:span text:style-name="T11">옆에</text:span><text:span text:style-name="T12"> </text:span><text:span text:style-name="T11">조인쿼리</text:span><text:span text:style-name="T12"> </text:span><text:span text:style-name="T12">..</text:span><text:span text:style-name="T11">현명하게</text:span><text:span text:style-name="T12"> </text:span><text:span text:style-name="T12">union </text:span><text:span text:style-name="T11">쓰지</text:span><text:span text:style-name="T12"> </text:span><text:span text:style-name="T11">않는방법에</text:span><text:span text:style-name="T12"> </text:span><text:span text:style-name="T11">대해</text:span><text:span text:style-name="T12"> </text:span><text:span text:style-name="T11">고민해봅시다</text:span><text:span text:style-name="T12">. </text:span></text:p>
            <text:p><text:span text:style-name="T11">예를들면</text:span><text:span text:style-name="T12"> </text:span><text:span text:style-name="T11">내가</text:span><text:span text:style-name="T12"> </text:span><text:span text:style-name="T11">동맹을</text:span><text:span text:style-name="T12"> </text:span><text:span text:style-name="T11">요청하면</text:span><text:span text:style-name="T12"> </text:span></text:p>
            <text:p><text:span text:style-name="T12">userno/ </text:span><text:span text:style-name="T11">상대방</text:span><text:span text:style-name="T12"> </text:span><text:span text:style-name="T12">userno</text:span></text:p>
            <text:p><text:span text:style-name="T11">상대방</text:span><text:span text:style-name="T12">userno/</text:span><text:span text:style-name="T11">내</text:span><text:span text:style-name="T12"> </text:span><text:span text:style-name="T12">userno </text:span><text:span text:style-name="T11">이렇게</text:span><text:span text:style-name="T12"> </text:span><text:span text:style-name="T11">두번</text:span><text:span text:style-name="T12"> </text:span><text:span text:style-name="T12">insert </text:span><text:span text:style-name="T11">되면</text:span></text:p>
            <text:p><text:span text:style-name="T12">userno </text:span><text:span text:style-name="T11">만으로도</text:span><text:span text:style-name="T12"> </text:span><text:span text:style-name="T11">검색되지</text:span><text:span text:style-name="T12"> </text:span><text:span text:style-name="T11">않을까여</text:span><text:span text:style-name="T12">?</text:span></text:p>
          </table:table-cell>
          <table:table-cell table:style-name="ce12" office:value-type="string">
            <text:p>SELECT</text:p>
            <text:p><text:s text:c="2"/>`a`.`alliance_id`, `a`.`created_date`, `a`.`last_update`,</text:p>
            <text:p><text:s text:c="2"/>`u`.`user_id`, `u`.`name`, `u`.`territory_id`</text:p>
            <text:p>FROM `alliance` AS `a`, `user` AS `u`</text:p>
            <text:p>WHERE `a`.`res_user_id` = `u`.`user_id`</text:p>
            <text:p><text:s text:c="2"/>AND `a`.`req_user_id` = {user_id}</text:p>
            <text:p><text:s text:c="2"/>AND `is_accepted` = TRUE</text:p>
            <text:p>UNION</text:p>
            <text:p>SELECT</text:p>
            <text:p><text:s text:c="2"/>`a`.`alliance_id`, `a`.`created_date`, `a`.`last_update`,</text:p>
            <text:p><text:s text:c="2"/>`u`.`user_id`, `u`.`name`, `u`.`territory_id`</text:p>
            <text:p>FROM `alliance` AS `a`, `user` AS `u`</text:p>
            <text:p>WHERE `a`.`req_user_id` = `u`.`user_id`</text:p>
            <text:p><text:s text:c="2"/>AND `a`.`res_user_id` = {user_id}</text:p>
            <text:p><text:s text:c="2"/>AND `is_accepted` = TRUE</text:p>
          </table:table-cell>
          <table:table-cell table:style-name="ce65" office:value-type="string">
            <text:p><text:span text:style-name="T8">현재 자신과 동맹 중인 유저</text:span><text:span text:style-name="T9"> </text:span><text:span text:style-name="T8">조회</text:span></text:p>
          </table:table-cell>
          <table:table-cell table:number-columns-repeated="1016"/>
        </table:table-row>
        <table:table-row table:style-name="ro11">
          <table:table-cell/>
          <table:covered-table-cell table:style-name="ce6"/>
          <table:covered-table-cell table:style-name="ce11"/>
          <table:table-cell table:style-name="ce12" office:value-type="string">
            <text:p>UPDATE `alliance`</text:p>
            <text:p>SET `is_accepted` = TRUE</text:p>
            <text:p>WHERE `alliance_id` = {alliance_id};</text:p>
          </table:table-cell>
          <table:table-cell table:style-name="ce58" office:value-type="string">
            <text:p>동맹 상태 수락으로 갱신</text:p>
          </table:table-cell>
          <table:table-cell table:style-name="ce64" office:value-type="string">
            <text:p>* <text:span text:style-name="T11">미수락인거</text:span><text:span text:style-name="T12"> </text:span><text:span text:style-name="T11">남길필요</text:span><text:span text:style-name="T12"> </text:span><text:span text:style-name="T11">없음</text:span></text:p>
            <text:p><text:span text:style-name="T11">대기용</text:span><text:span text:style-name="T12"> </text:span><text:span text:style-name="T12">table </text:span><text:span text:style-name="T11">을</text:span><text:span text:style-name="T12"> </text:span><text:span text:style-name="T11">따로</text:span><text:span text:style-name="T12"> </text:span><text:span text:style-name="T11">빼면</text:span><text:span text:style-name="T12"> </text:span><text:span text:style-name="T11">되지</text:span><text:span text:style-name="T12"> </text:span><text:span text:style-name="T11">않을까여</text:span></text:p>
          </table:table-cell>
          <table:table-cell table:style-name="ce12" office:value-type="string">
            <text:p>SELECT</text:p>
            <text:p><text:s text:c="2"/>`a`.`alliance_id`, `a`.`created_date`, `a`.`last_update`,</text:p>
            <text:p><text:s text:c="2"/>`u`.`user_id`, `u`.`name`, `u`.`territory_id`</text:p>
            <text:p>FROM `user` AS `u`, `alliance` AS `a`</text:p>
            <text:p>WHERE `u`.`user_id` = `a`.`req_user_id`</text:p>
            <text:p><text:s text:c="2"/>AND `a`.`res_user_id` = {user_id}</text:p>
            <text:p><text:s text:c="2"/>AND `a`.`is_accepted` = FALSE;</text:p>
          </table:table-cell>
          <table:table-cell table:style-name="ce67" office:value-type="string">
            <text:p>다른 유저로부터 받은 동맹 정보 중 수락이 아직 안된 요청 조회</text:p>
          </table:table-cell>
          <table:table-cell table:number-columns-repeated="1016"/>
        </table:table-row>
        <table:table-row table:style-name="ro11">
          <table:table-cell/>
          <table:covered-table-cell table:style-name="ce6"/>
          <table:covered-table-cell table:style-name="ce11"/>
          <table:table-cell table:style-name="ce12" office:value-type="string">
            <text:p>SELECT *</text:p>
            <text:p>FROM `alliance`</text:p>
            <text:p>WHERE `unique_key` = {unique_key}</text:p>
          </table:table-cell>
          <table:table-cell table:style-name="ce42" office:value-type="string">
            <text:p>서로 동맹 신청을 보낸 적이 있는지 검사</text:p>
          </table:table-cell>
          <table:table-cell table:style-name="ce64" office:value-type="string">
            <text:p>* <text:span text:style-name="T11">했으면</text:span><text:span text:style-name="T12"> </text:span><text:span text:style-name="T11">다시는</text:span><text:span text:style-name="T12"> </text:span><text:span text:style-name="T11">동맹신청</text:span><text:span text:style-name="T12"> </text:span><text:span text:style-name="T11">못함</text:span><text:span text:style-name="T12">?</text:span></text:p>
          </table:table-cell>
          <table:table-cell table:style-name="ce12" office:value-type="string">
            <text:p>SELECT</text:p>
            <text:p><text:s text:c="2"/>`a`.`alliance_id`, `a`.`created_date`, `a`.`last_update`,</text:p>
            <text:p><text:s text:c="2"/>`u`.`user_id`, `u`.`name`, `u`.`territory_id`</text:p>
            <text:p>FROM `user` AS `u`, `alliance` AS `a`</text:p>
            <text:p>WHERE `u`.`user_id` = `a`.`req_user_id`</text:p>
            <text:p><text:s text:c="2"/>AND `a`.`res_user_id` = {user_id}</text:p>
            <text:p><text:s text:c="2"/>AND `a`.`is_accepted` = FALSE;</text:p>
          </table:table-cell>
          <table:table-cell table:style-name="ce67" office:value-type="string">
            <text:p>다른 유저에게 보낸 동맹 정보 중 수락이 아직 안된 요청 조회</text:p>
          </table:table-cell>
          <table:table-cell table:number-columns-repeated="1016"/>
        </table:table-row>
        <table:table-row table:style-name="ro21">
          <table:table-cell/>
          <table:table-cell table:style-name="ce4" office:value-type="string" table:number-columns-spanned="1" table:number-rows-spanned="4">
            <text:p>mail</text:p>
          </table:table-cell>
          <table:table-cell table:style-name="ce16" office:value-type="string" table:number-columns-spanned="1" table:number-rows-spanned="4">
            <text:p>CREATE TABLE `mail` (</text:p>
            <text:p><text:s text:c="2"/>`mail_id` <text:s text:c="12"/>BIGINT <text:s text:c="5"/>NOT NULL <text:s text:c="3"/>AUTO_INCREMENT,</text:p>
            <text:p><text:s text:c="2"/>`from_user_id` <text:s text:c="7"/>BIGINT <text:s text:c="5"/>NOT NULL,</text:p>
            <text:p><text:s text:c="2"/>`to_user_id` <text:s text:c="9"/>BIGINT <text:s text:c="5"/>NOT NULL,</text:p>
            <text:p><text:s text:c="2"/>`tactical_resource` <text:s text:c="2"/>BIGINT <text:s text:c="5"/>NOT NULL,</text:p>
            <text:p><text:s text:c="2"/>`food_resource` <text:s text:c="6"/>BIGINT <text:s text:c="5"/>NOT NULL,</text:p>
            <text:p><text:s text:c="2"/>`luxury_resource` <text:s text:c="4"/>BIGINT <text:s text:c="5"/>NOT NULL,</text:p>
            <text:p><text:s text:c="2"/>`is_accepted` <text:s text:c="8"/>TINYINT <text:s text:c="4"/>NOT NULL,</text:p>
            <text:p><text:s text:c="2"/>`created_date` <text:s text:c="7"/>TIMESTAMP <text:s text:c="2"/>NOT NULL,</text:p>
            <text:p><text:s text:c="2"/>`last_update` <text:s text:c="8"/>TIMESTAMP <text:s text:c="2"/>NOT NULL,</text:p>
            <text:p><text:s text:c="2"/>PRIMARY KEY (`mail_id`),</text:p>
            <text:p>INDEX `idx_to_user` (`to_user_id`, `is_accepted`, `last_update`)</text:p>
            <text:p>) COLLATE='utf8_unicode_ci' ENGIEN=InnoDB;</text:p>
            <text:p/>
            <text:p>/** <text:span text:style-name="T8">동맹</text:span><text:span text:style-name="T9"> </text:span><text:span text:style-name="T8">유저간</text:span><text:span text:style-name="T9"> </text:span><text:span text:style-name="T8">자원</text:span><text:span text:style-name="T9"> </text:span><text:span text:style-name="T8">공유용</text:span><text:span text:style-name="T9"> </text:span><text:span text:style-name="T8">우편</text:span><text:span text:style-name="T9"> </text:span><text:span text:style-name="T8">테이블</text:span></text:p>
            <text:p><text:span text:style-name="T9"><text:s text:c="2"/></text:span><text:span text:style-name="T9">* @desc: </text:span><text:span text:style-name="T8">서로</text:span><text:span text:style-name="T9"> </text:span><text:span text:style-name="T8">동맹인</text:span><text:span text:style-name="T9"> </text:span><text:span text:style-name="T8">유저</text:span><text:span text:style-name="T9"> </text:span><text:span text:style-name="T8">끼리</text:span><text:span text:style-name="T9"> </text:span><text:span text:style-name="T8">우편을</text:span><text:span text:style-name="T9"> </text:span><text:span text:style-name="T8">주고</text:span><text:span text:style-name="T9"> </text:span><text:span text:style-name="T8">받을</text:span><text:span text:style-name="T9"> </text:span><text:span text:style-name="T8">수</text:span><text:span text:style-name="T9"> </text:span><text:span text:style-name="T8">있기</text:span><text:span text:style-name="T9"> </text:span><text:span text:style-name="T8">위한</text:span><text:span text:style-name="T9"> </text:span><text:span text:style-name="T8">정보</text:span></text:p>
            <text:p><text:span text:style-name="T9"><text:s text:c="2"/></text:span><text:span text:style-name="T9">* mail_id: <text:s text:c="13"/></text:span><text:span text:style-name="T8">우편</text:span><text:span text:style-name="T9"> </text:span><text:span text:style-name="T9">id (AUTO_INC) [PK]</text:span></text:p>
            <text:p><text:span text:style-name="T9"><text:s text:c="2"/></text:span><text:span text:style-name="T9">* from_user_id: <text:s text:c="8"/></text:span><text:span text:style-name="T8">우편</text:span><text:span text:style-name="T9"> </text:span><text:span text:style-name="T8">발신</text:span><text:span text:style-name="T9"> </text:span><text:span text:style-name="T8">유저</text:span><text:span text:style-name="T9"> </text:span><text:span text:style-name="T9">id</text:span></text:p>
            <text:p><text:span text:style-name="T9"><text:s text:c="2"/></text:span><text:span text:style-name="T9">* to_user_id: <text:s text:c="10"/></text:span><text:span text:style-name="T8">우편</text:span><text:span text:style-name="T9"> </text:span><text:span text:style-name="T8">송신</text:span><text:span text:style-name="T9"> </text:span><text:span text:style-name="T8">유저</text:span><text:span text:style-name="T9"> </text:span><text:span text:style-name="T9">id</text:span></text:p>
            <text:p><text:span text:style-name="T9"><text:s text:c="2"/></text:span><text:span text:style-name="T9">* tactical_resource: <text:s text:c="3"/></text:span><text:span text:style-name="T8">전략</text:span><text:span text:style-name="T9"> </text:span><text:span text:style-name="T8">자원</text:span><text:span text:style-name="T9"> </text:span><text:span text:style-name="T8">수량</text:span></text:p>
            <text:p><text:span text:style-name="T9"><text:s text:c="2"/></text:span><text:span text:style-name="T9">* food_resource: <text:s text:c="7"/></text:span><text:span text:style-name="T8">식량</text:span><text:span text:style-name="T9"> </text:span><text:span text:style-name="T8">자원</text:span><text:span text:style-name="T9"> </text:span><text:span text:style-name="T8">수량</text:span></text:p>
            <text:p><text:span text:style-name="T9"><text:s text:c="2"/></text:span><text:span text:style-name="T9">* luxury_resource: <text:s text:c="5"/></text:span><text:span text:style-name="T8">사치</text:span><text:span text:style-name="T9"> </text:span><text:span text:style-name="T8">자원</text:span><text:span text:style-name="T9"> </text:span><text:span text:style-name="T8">수량</text:span></text:p>
            <text:p><text:span text:style-name="T9"><text:s text:c="2"/></text:span><text:span text:style-name="T9">* created_date: <text:s text:c="8"/></text:span><text:span text:style-name="T8">보낸</text:span><text:span text:style-name="T9"> </text:span><text:span text:style-name="T8">날짜</text:span></text:p>
            <text:p><text:span text:style-name="T9">*/</text:span></text:p>
          </table:table-cell>
          <table:table-cell table:style-name="ce12" office:value-type="string">
            <text:p>INSERT INTO `mail` (</text:p>
            <text:p><text:s text:c="2"/>`from_user_id`,</text:p>
            <text:p><text:s text:c="2"/>`to_user_id`,</text:p>
            <text:p><text:s text:c="2"/>`tactical_resource`,</text:p>
            <text:p><text:s text:c="2"/>`food_resource`,</text:p>
            <text:p><text:s text:c="2"/>`luxury_resource`,</text:p>
            <text:p><text:s text:c="2"/>`is_accepted`,</text:p>
            <text:p><text:s text:c="2"/>`created_date`,</text:p>
            <text:p><text:s text:c="2"/>`last_update`</text:p>
            <text:p>) VALUES (</text:p>
            <text:p><text:s text:c="2"/>{from_user_id},</text:p>
            <text:p><text:s text:c="2"/>{to_user_id},</text:p>
            <text:p><text:s text:c="2"/>{tactical_resource},</text:p>
            <text:p><text:s text:c="2"/>{food_resource},</text:p>
            <text:p><text:s text:c="2"/>{luxury_resource},</text:p>
            <text:p><text:s text:c="2"/>FALSE,</text:p>
            <text:p><text:s text:c="2"/>NOW(),</text:p>
            <text:p><text:s text:c="2"/>NOW()</text:p>
            <text:p>);</text:p>
          </table:table-cell>
          <table:table-cell table:style-name="ce59" office:value-type="string">
            <text:p>메일 정보 추가</text:p>
          </table:table-cell>
          <table:table-cell table:style-name="ce64" office:value-type="string">
            <text:p>* last_update -&gt; <text:span text:style-name="T11">받은날짜로</text:span><text:span text:style-name="T12"> </text:span><text:span text:style-name="T11">수정하고</text:span><text:span text:style-name="T12"> </text:span><text:span text:style-name="T12">null </text:span><text:span text:style-name="T11">처리</text:span><text:span text:style-name="T12">?</text:span></text:p>
            <text:p><text:span text:style-name="T11">그럼</text:span><text:span text:style-name="T12"> </text:span><text:span text:style-name="T12">is_accepted </text:span><text:span text:style-name="T11">컬럼없어져도</text:span><text:span text:style-name="T12"> </text:span><text:span text:style-name="T11">대고</text:span><text:span text:style-name="T12"> </text:span><text:span text:style-name="T11">비효율적인</text:span><text:span text:style-name="T12"> </text:span><text:span text:style-name="T11">인덱스</text:span><text:span text:style-name="T12"> </text:span><text:span text:style-name="T11">삭제가능</text:span></text:p>
          </table:table-cell>
          <table:table-cell table:style-name="ce65" table:number-columns-repeated="2"/>
          <table:table-cell table:number-columns-repeated="1016"/>
        </table:table-row>
        <table:table-row table:style-name="ro5">
          <table:table-cell/>
          <table:covered-table-cell table:style-name="ce6"/>
          <table:covered-table-cell table:style-name="ce11"/>
          <table:table-cell table:style-name="ce12" office:value-type="string">
            <text:p>SELECT *</text:p>
            <text:p>FROM `mail`</text:p>
            <text:p>WHERE `to_user_id` = {user_id};</text:p>
          </table:table-cell>
          <table:table-cell table:style-name="ce60" office:value-type="string">
            <text:p>다른<text:span text:style-name="T8"> 유저로부터 온 메일 조회</text:span></text:p>
          </table:table-cell>
          <table:table-cell table:style-name="ce64"/>
          <table:table-cell table:style-name="ce65" table:number-columns-repeated="2"/>
          <table:table-cell table:number-columns-repeated="1016"/>
        </table:table-row>
        <table:table-row table:style-name="ro4">
          <table:table-cell/>
          <table:covered-table-cell table:style-name="ce6"/>
          <table:covered-table-cell table:style-name="ce11"/>
          <table:table-cell table:style-name="ce12" office:value-type="string">
            <text:p>DELETE FROM `mail`</text:p>
            <text:p>WHERE `to_user_id` = {user_id}</text:p>
            <text:p><text:s text:c="2"/>AND `is_accepted` = TRUE</text:p>
            <text:p><text:s text:c="2"/>AND `last_update` &lt; SUBDATE(NOW(), INTERVAL {expire_date_mail} DAY);</text:p>
          </table:table-cell>
          <table:table-cell table:style-name="ce61" office:value-type="string">
            <text:p>받았던 우편 중 기간이 만료된 데이터 삭제</text:p>
          </table:table-cell>
          <table:table-cell table:style-name="ce64" office:value-type="string">
            <text:p>* <text:span text:style-name="T11">실행시점이</text:span><text:span text:style-name="T12"> </text:span><text:span text:style-name="T11">언제일가요</text:span><text:span text:style-name="T12">?</text:span></text:p>
            <text:p><text:span text:style-name="T11">휴면유저</text:span><text:span text:style-name="T12"> </text:span><text:span text:style-name="T11">는</text:span><text:span text:style-name="T12"> </text:span><text:span text:style-name="T11">고려됫을까</text:span><text:span text:style-name="T12">..</text:span></text:p>
          </table:table-cell>
          <table:table-cell table:style-name="ce65" table:number-columns-repeated="2"/>
          <table:table-cell table:number-columns-repeated="1016"/>
        </table:table-row>
        <table:table-row table:style-name="ro22">
          <table:table-cell/>
          <table:covered-table-cell table:style-name="ce7"/>
          <table:covered-table-cell table:style-name="ce17"/>
          <table:table-cell table:style-name="ce12" office:value-type="string">
            <text:p>UPDATE `mail`</text:p>
            <text:p>SET `is_accepted` = TRUE</text:p>
            <text:p>WHERE `mail_id` = {mail_id};</text:p>
          </table:table-cell>
          <table:table-cell table:style-name="ce61" office:value-type="string">
            <text:p>메일 상태 수락으로 갱신</text:p>
          </table:table-cell>
          <table:table-cell table:style-name="ce64"/>
          <table:table-cell table:style-name="ce65" table:number-columns-repeated="2"/>
          <table:table-cell table:number-columns-repeated="1016"/>
        </table:table-row>
        <table:table-row table:style-name="ro11">
          <table:table-cell/>
          <table:table-cell table:style-name="ce5" office:value-type="string" table:number-columns-spanned="1" table:number-rows-spanned="3">
            <text:p>raid</text:p>
          </table:table-cell>
          <table:table-cell table:style-name="ce15" office:value-type="string" table:number-columns-spanned="1" table:number-rows-spanned="3">
            <text:p>CREATE TABLE `raid` (</text:p>
            <text:p><text:s text:c="2"/>`raid_id` <text:s text:c="4"/>BIGINT <text:s text:c="5"/>NOT NULL <text:s text:c="7"/>AUTO_INCREMENT,</text:p>
            <text:p><text:s text:c="2"/>`user_id` <text:s text:c="4"/>BIGINT <text:s text:c="5"/>NOT NULL,</text:p>
            <text:p><text:s text:c="2"/>`finish_time` TIMESTAMP <text:s text:c="2"/>NOT NULL,</text:p>
            <text:p><text:s text:c="2"/>PRIMARY KEY (`raid_id`),</text:p>
            <text:p><text:s text:c="2"/>INDEX `idx_finish_time` (`finish_time`)</text:p>
            <text:p>) COLLATE='utf8_unicode_ci' ENGINE=InnoDB;</text:p>
            <text:p/>
            <text:p>/** <text:span text:style-name="T8">레이드</text:span><text:span text:style-name="T9"> </text:span><text:span text:style-name="T8">정보</text:span></text:p>
            <text:p><text:span text:style-name="T9"><text:s text:c="2"/></text:span><text:span text:style-name="T9">* @des: </text:span><text:span text:style-name="T8">레이드</text:span><text:span text:style-name="T9"> </text:span><text:span text:style-name="T8">신청시</text:span><text:span text:style-name="T9"> </text:span><text:span text:style-name="T8">생성되는</text:span><text:span text:style-name="T9"> </text:span><text:span text:style-name="T8">레이드</text:span><text:span text:style-name="T9"> </text:span><text:span text:style-name="T8">정보</text:span></text:p>
            <text:p><text:span text:style-name="T9"><text:s text:c="2"/></text:span><text:span text:style-name="T9">* raid_id: <text:s text:c="5"/></text:span><text:span text:style-name="T8">레이드</text:span><text:span text:style-name="T9"> </text:span><text:span text:style-name="T9">id (AUTO_INC) [PK]</text:span></text:p>
            <text:p><text:span text:style-name="T9"><text:s text:c="2"/></text:span><text:span text:style-name="T9">* user_id: <text:s text:c="5"/></text:span><text:span text:style-name="T8">레이드를</text:span><text:span text:style-name="T9"> </text:span><text:span text:style-name="T8">신청한</text:span><text:span text:style-name="T9"> </text:span><text:span text:style-name="T8">유저</text:span><text:span text:style-name="T9"> </text:span><text:span text:style-name="T9">id</text:span></text:p>
            <text:p><text:span text:style-name="T9"><text:s text:c="2"/></text:span><text:span text:style-name="T9">* finish_time: <text:s/></text:span><text:span text:style-name="T8">해당</text:span><text:span text:style-name="T9"> </text:span><text:span text:style-name="T8">레이드</text:span><text:span text:style-name="T9"> </text:span><text:span text:style-name="T8">정보가</text:span><text:span text:style-name="T9"> </text:span><text:span text:style-name="T8">만료되는</text:span><text:span text:style-name="T9"> </text:span><text:span text:style-name="T8">시간</text:span><text:span text:style-name="T9"> </text:span><text:span text:style-name="T9">(</text:span><text:span text:style-name="T8">특수지역</text:span><text:span text:style-name="T9"> </text:span><text:span text:style-name="T8">출전</text:span><text:span text:style-name="T9"> </text:span><text:span text:style-name="T8">만료</text:span><text:span text:style-name="T9">/</text:span><text:span text:style-name="T8">점령전</text:span><text:span text:style-name="T9"> </text:span><text:span text:style-name="T8">영토</text:span><text:span text:style-name="T9"> </text:span><text:span text:style-name="T8">만료</text:span><text:span text:style-name="T9">)</text:span></text:p>
            <text:p><text:span text:style-name="T9">*/</text:span></text:p>
          </table:table-cell>
          <table:table-cell table:style-name="ce12" office:value-type="string">
            <text:p>INSERT INTO `raid` (</text:p>
            <text:p><text:s text:c="2"/>`user_id`,</text:p>
            <text:p><text:s text:c="2"/>`finish_time`</text:p>
            <text:p>) VALUES (</text:p>
            <text:p><text:s text:c="2"/>{raid_lead_user_id},</text:p>
            <text:p><text:s text:c="2"/>{finish_time}</text:p>
            <text:p>);</text:p>
          </table:table-cell>
          <table:table-cell table:style-name="ce62" office:value-type="string">
            <text:p>레이드<text:span text:style-name="T8"> 정보 생성</text:span></text:p>
          </table:table-cell>
          <table:table-cell table:style-name="ce64"/>
          <table:table-cell table:style-name="ce65" table:number-columns-repeated="2"/>
          <table:table-cell table:number-columns-repeated="1016"/>
        </table:table-row>
        <table:table-row table:style-name="ro14">
          <table:table-cell/>
          <table:covered-table-cell table:style-name="ce6"/>
          <table:covered-table-cell table:style-name="ce13"/>
          <table:table-cell table:style-name="ce12" office:value-type="string">
            <text:p>DELETE FROM `raid`</text:p>
            <text:p>WHERE `finish_time` &lt; SUBDATE(NOW(), INTERVAL {expire_date_raid} DAY);</text:p>
          </table:table-cell>
          <table:table-cell table:style-name="ce63" office:value-type="string">
            <text:p>레이드 만료 정보 삭제</text:p>
          </table:table-cell>
          <table:table-cell table:style-name="ce64" office:value-type="string">
            <text:p>* <text:span text:style-name="T11">실행시점</text:span><text:span text:style-name="T12">.?</text:span></text:p>
            <text:p><text:span text:style-name="T12">Insert </text:span><text:span text:style-name="T11">되는</text:span><text:span text:style-name="T12"> </text:span><text:span text:style-name="T11">빈도가</text:span><text:span text:style-name="T12"> </text:span><text:span text:style-name="T11">잦은가</text:span><text:span text:style-name="T12">?</text:span></text:p>
          </table:table-cell>
          <table:table-cell table:style-name="ce65" table:number-columns-repeated="2"/>
          <table:table-cell table:number-columns-repeated="1016"/>
        </table:table-row>
        <table:table-row table:style-name="ro23">
          <table:table-cell/>
          <table:covered-table-cell table:style-name="ce6"/>
          <table:covered-table-cell table:style-name="ce13"/>
          <table:table-cell table:style-name="ce12" office:value-type="string">
            <text:p>UPDATE `raid`</text:p>
            <text:p>SET `finish_time` = {finish_time}</text:p>
            <text:p>WHERE `raid_id` = {raid_id};</text:p>
          </table:table-cell>
          <table:table-cell table:style-name="ce63" office:value-type="string">
            <text:p>레이드 정보 만료기간 갱신</text:p>
          </table:table-cell>
          <table:table-cell table:style-name="ce64" office:value-type="string">
            <text:p>* <text:span text:style-name="T11">레이드</text:span><text:span text:style-name="T12"> </text:span><text:span text:style-name="T11">만료되기전</text:span><text:span text:style-name="T12"> </text:span><text:span text:style-name="T11">갱신되기도</text:span><text:span text:style-name="T12"> </text:span><text:span text:style-name="T11">하나여</text:span><text:span text:style-name="T12">?</text:span></text:p>
          </table:table-cell>
          <table:table-cell table:style-name="ce65" table:number-columns-repeated="2"/>
          <table:table-cell table:number-columns-repeated="1016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" style:font-family-generic="modern" style:font-pitch="variable"/>
    <style:font-face style:name="돋움1" svg:font-family="돋움" style:font-family-generic="modern" style:font-pitch="variable"/>
    <style:font-face style:name="맑은 고딕1" svg:font-family="'맑은 고딕'" style:font-family-generic="moder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맑은 고딕" svg:font-family="'맑은 고딕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2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5000" number:language="ko" number:country="KR">
      <number:number number:min-integer-digits="1"/>
    </number:number-style>
    <number:number-style style:name="N5148P0" style:volatile="true" number:language="ko" number:country="KR">
      <number:text>₩</number:text>
      <number:number number:decimal-places="0" number:min-integer-digits="1" number:grouping="true"/>
    </number:number-style>
    <number:number-style style:name="N5148" number:language="ko" number:country="KR">
      <number:text>-₩</number:text>
      <number:number number:decimal-places="0" number:min-integer-digits="1" number:grouping="true"/>
      <style:map style:condition="value()&gt;=0" style:apply-style-name="N5148P0"/>
    </number:number-style>
    <number:number-style style:name="N5149P0" style:volatile="true" number:language="ko" number:country="KR">
      <number:text>₩</number:text>
      <number:number number:decimal-places="0" number:min-integer-digits="1" number:grouping="true"/>
    </number:number-style>
    <number:number-style style:name="N5149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5149P0"/>
    </number:number-style>
    <number:number-style style:name="N5151P0" style:volatile="true" number:language="ko" number:country="KR">
      <number:text>₩</number:text>
      <number:number number:decimal-places="2" number:min-integer-digits="1" number:grouping="true"/>
    </number:number-style>
    <number:number-style style:name="N5151" number:language="ko" number:country="KR">
      <number:text>-₩</number:text>
      <number:number number:decimal-places="2" number:min-integer-digits="1" number:grouping="true"/>
      <style:map style:condition="value()&gt;=0" style:apply-style-name="N5151P0"/>
    </number:number-style>
    <number:number-style style:name="N5152P0" style:volatile="true" number:language="ko" number:country="KR">
      <number:text>₩</number:text>
      <number:number number:decimal-places="2" number:min-integer-digits="1" number:grouping="true"/>
    </number:number-style>
    <number:number-style style:name="N5152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5152P0"/>
    </number:number-style>
    <number:date-style style:name="N5153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5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5155" number:language="ko" number:country="KR">
      <number:day number:style="long"/>
      <number:text>-</number:text>
      <number:month number:textual="true"/>
    </number:date-style>
    <number:date-style style:name="N5156" number:language="ko" number:country="KR">
      <number:month number:textual="true"/>
      <number:text>-</number:text>
      <number:year/>
    </number:date-style>
    <number:time-style style:name="N5157" number:language="ko" number:country="KR">
      <number:hours/>
      <number:text>:</number:text>
      <number:minutes number:style="long"/>
      <number:text> </number:text>
      <number:am-pm/>
    </number:time-style>
    <number:time-style style:name="N5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59" number:language="ko" number:country="KR">
      <number:hours/>
      <number:text>:</number:text>
      <number:minutes number:style="long"/>
    </number:time-style>
    <number:time-style style:name="N5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5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5163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5163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5163P0"/>
    </number:number-style>
    <number:number-style style:name="N5164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5164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5164P0"/>
    </number:number-style>
    <number:number-style style:name="N5166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5166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5166P0"/>
    </number:number-style>
    <number:number-style style:name="N5167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5167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5167P0"/>
    </number:number-style>
    <number:date-style style:name="N5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5169" number:language="ko" number:country="KR">
      <number:month number:style="long"/>
      <number:text>-</number:text>
      <number:day number:style="long"/>
    </number:date-style>
    <number:date-style style:name="N5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5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5172" number:language="ko" number:country="KR">
      <number:hours/>
      <number:text>시</number:text>
      <number:minutes number:style="long"/>
      <number:text>분</number:text>
    </number:time-style>
    <number:time-style style:name="N5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5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5175P0" style:volatile="true" number:language="ko" number:country="KR">
      <number:number number:decimal-places="0" number:min-integer-digits="1" number:grouping="true"/>
    </number:number-style>
    <number:number-style style:name="N5175" number:language="ko" number:country="KR">
      <number:text>-</number:text>
      <number:number number:decimal-places="0" number:min-integer-digits="1" number:grouping="true"/>
      <style:map style:condition="value()&gt;=0" style:apply-style-name="N5175P0"/>
    </number:number-style>
    <number:number-style style:name="N5176P0" style:volatile="true" number:language="ko" number:country="KR">
      <number:number number:decimal-places="0" number:min-integer-digits="1" number:grouping="true"/>
    </number:number-style>
    <number:number-style style:name="N5176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5176P0"/>
    </number:number-style>
    <number:number-style style:name="N5177P0" style:volatile="true" number:language="ko" number:country="KR">
      <number:number number:decimal-places="2" number:min-integer-digits="1" number:grouping="true"/>
    </number:number-style>
    <number:number-style style:name="N5177" number:language="ko" number:country="KR">
      <number:text>-</number:text>
      <number:number number:decimal-places="2" number:min-integer-digits="1" number:grouping="true"/>
      <style:map style:condition="value()&gt;=0" style:apply-style-name="N5177P0"/>
    </number:number-style>
    <number:number-style style:name="N5178P0" style:volatile="true" number:language="ko" number:country="KR">
      <number:number number:decimal-places="2" number:min-integer-digits="1" number:grouping="true"/>
    </number:number-style>
    <number:number-style style:name="N5178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5178P0"/>
    </number:number-style>
    <number:number-style style:name="N5182P0" style:volatile="true" number:language="ko" number:country="KR">
      <number:number number:decimal-places="0" number:min-integer-digits="1" number:grouping="true"/>
      <number:text> </number:text>
    </number:number-style>
    <number:number-style style:name="N5182P1" style:volatile="true" number:language="ko" number:country="KR">
      <number:text>-</number:text>
      <number:number number:decimal-places="0" number:min-integer-digits="1" number:grouping="true"/>
      <number:text> </number:text>
    </number:number-style>
    <number:number-style style:name="N5182P2" style:volatile="true" number:language="ko" number:country="KR">
      <number:text> - </number:text>
    </number:number-style>
    <number:text-style style:name="N5182" number:language="ko" number:country="KR">
      <number:text-content/>
      <number:text> </number:text>
      <style:map style:condition="value()&gt;0" style:apply-style-name="N5182P0"/>
      <style:map style:condition="value()&lt;0" style:apply-style-name="N5182P1"/>
      <style:map style:condition="value()=0" style:apply-style-name="N5182P2"/>
    </number:text-style>
    <number:number-style style:name="N5186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5186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5186P2" style:volatile="true" number:language="ko" number:country="KR">
      <number:text> ₩- </number:text>
    </number:number-style>
    <number:text-style style:name="N5186" number:language="ko" number:country="KR">
      <number:text-content/>
      <number:text> </number:text>
      <style:map style:condition="value()&gt;0" style:apply-style-name="N5186P0"/>
      <style:map style:condition="value()&lt;0" style:apply-style-name="N5186P1"/>
      <style:map style:condition="value()=0" style:apply-style-name="N5186P2"/>
    </number:text-style>
    <number:number-style style:name="N5190P0" style:volatile="true" number:language="ko" number:country="KR">
      <number:number number:decimal-places="2" number:min-integer-digits="1" number:grouping="true"/>
      <number:text> </number:text>
    </number:number-style>
    <number:number-style style:name="N5190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5190P2" style:volatile="true" number:language="ko" number:country="KR">
      <number:text> -</number:text>
      <number:number number:decimal-places="0" number:min-integer-digits="0"/>
      <number:text> </number:text>
    </number:number-style>
    <number:text-style style:name="N5190" number:language="ko" number:country="KR">
      <number:text-content/>
      <number:text> </number:text>
      <style:map style:condition="value()&gt;0" style:apply-style-name="N5190P0"/>
      <style:map style:condition="value()&lt;0" style:apply-style-name="N5190P1"/>
      <style:map style:condition="value()=0" style:apply-style-name="N5190P2"/>
    </number:text-style>
    <number:number-style style:name="N5194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5194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5194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5194" number:language="ko" number:country="KR">
      <number:text-content/>
      <number:text> </number:text>
      <style:map style:condition="value()&gt;0" style:apply-style-name="N5194P0"/>
      <style:map style:condition="value()&lt;0" style:apply-style-name="N5194P1"/>
      <style:map style:condition="value()=0" style:apply-style-name="N5194P2"/>
    </number:text-style>
    <number:time-style style:name="N5195" number:language="ko" number:country="KR">
      <number:minutes number:style="long"/>
      <number:text>:</number:text>
      <number:seconds number:style="long"/>
    </number:time-style>
    <number:time-style style:name="N5196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97" number:language="ko" number:country="KR">
      <number:minutes number:style="long"/>
      <number:text>:</number:text>
      <number:seconds number:style="long" number:decimal-places="1"/>
    </number:time-style>
    <number:number-style style:name="N5198" number:language="ko" number:country="KR">
      <number:scientific-number number:decimal-places="1" number:min-integer-digits="3" number:min-exponent-digits="1"/>
    </number:number-style>
    <style:style style:name="Default" style:family="table-cell">
      <style:text-properties style:font-name="돋움" style:font-name-asian="돋움2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1" style:display-name="Excel Built-in Normal 1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Good" style:display-name="Excel Built-in Good" style:family="table-cell" style:parent-style-name="Excel_20_Built-in_20_Normal">
      <style:table-cell-properties fo:background-color="#c6efce"/>
      <style:text-properties fo:color="#0061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Excel_20_Built-in_20_Normal">
      <style:table-cell-properties fo:background-color="#ffeb9c"/>
      <style:text-properties fo:color="#9c65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onditionalStyle_5f_34" style:display-name="ConditionalStyle_34" style:family="table-cell" style:parent-style-name="Default">
      <style:table-cell-properties fo:background-color="#d9d9d9"/>
    </style:style>
    <style:style style:name="ConditionalStyle_5f_33" style:display-name="ConditionalStyle_33" style:family="table-cell" style:parent-style-name="Default">
      <style:table-cell-properties fo:background-color="#d9d9d9"/>
    </style:style>
    <style:style style:name="ConditionalStyle_5f_32" style:display-name="ConditionalStyle_32" style:family="table-cell" style:parent-style-name="Default">
      <style:table-cell-properties fo:background-color="#d9d9d9"/>
    </style:style>
    <style:style style:name="ConditionalStyle_5f_31" style:display-name="ConditionalStyle_31" style:family="table-cell" style:parent-style-name="Default">
      <style:table-cell-properties fo:background-color="#d9d9d9"/>
    </style:style>
    <style:style style:name="ConditionalStyle_5f_30" style:display-name="ConditionalStyle_30" style:family="table-cell" style:parent-style-name="Default">
      <style:table-cell-properties fo:background-color="#d9d9d9"/>
    </style:style>
    <style:style style:name="ConditionalStyle_5f_29" style:display-name="ConditionalStyle_29" style:family="table-cell" style:parent-style-name="Default">
      <style:table-cell-properties fo:background-color="#d9d9d9"/>
    </style:style>
    <style:style style:name="ConditionalStyle_5f_28" style:display-name="ConditionalStyle_28" style:family="table-cell" style:parent-style-name="Default">
      <style:table-cell-properties fo:background-color="#d9d9d9"/>
    </style:style>
    <style:style style:name="ConditionalStyle_5f_27" style:display-name="ConditionalStyle_27" style:family="table-cell" style:parent-style-name="Default">
      <style:table-cell-properties fo:background-color="#d9d9d9"/>
    </style:style>
    <style:style style:name="ConditionalStyle_5f_26" style:display-name="ConditionalStyle_26" style:family="table-cell" style:parent-style-name="Default">
      <style:table-cell-properties fo:background-color="#d9d9d9"/>
    </style:style>
    <style:style style:name="ConditionalStyle_5f_25" style:display-name="ConditionalStyle_25" style:family="table-cell" style:parent-style-name="Default">
      <style:table-cell-properties fo:background-color="#d9d9d9"/>
    </style:style>
    <style:style style:name="ConditionalStyle_5f_24" style:display-name="ConditionalStyle_24" style:family="table-cell" style:parent-style-name="Default">
      <style:table-cell-properties fo:background-color="#d9d9d9"/>
    </style:style>
    <style:style style:name="ConditionalStyle_5f_23" style:display-name="ConditionalStyle_23" style:family="table-cell" style:parent-style-name="Default">
      <style:table-cell-properties fo:background-color="#d9d9d9"/>
    </style:style>
    <style:style style:name="ConditionalStyle_5f_22" style:display-name="ConditionalStyle_22" style:family="table-cell" style:parent-style-name="Default">
      <style:table-cell-properties fo:background-color="#d9d9d9"/>
    </style:style>
    <style:style style:name="ConditionalStyle_5f_21" style:display-name="ConditionalStyle_21" style:family="table-cell" style:parent-style-name="Default">
      <style:table-cell-properties fo:background-color="#d9d9d9"/>
    </style:style>
    <style:style style:name="ConditionalStyle_5f_20" style:display-name="ConditionalStyle_20" style:family="table-cell" style:parent-style-name="Default">
      <style:table-cell-properties fo:background-color="#d9d9d9"/>
    </style:style>
    <style:style style:name="ConditionalStyle_5f_19" style:display-name="ConditionalStyle_19" style:family="table-cell" style:parent-style-name="Default">
      <style:table-cell-properties fo:background-color="#d9d9d9"/>
    </style:style>
    <style:style style:name="ConditionalStyle_5f_18" style:display-name="ConditionalStyle_18" style:family="table-cell" style:parent-style-name="Default">
      <style:table-cell-properties fo:background-color="#d9d9d9"/>
    </style:style>
    <style:style style:name="ConditionalStyle_5f_17" style:display-name="ConditionalStyle_17" style:family="table-cell" style:parent-style-name="Default">
      <style:table-cell-properties fo:background-color="#d9d9d9"/>
    </style:style>
    <style:style style:name="ConditionalStyle_5f_16" style:display-name="ConditionalStyle_16" style:family="table-cell" style:parent-style-name="Default">
      <style:table-cell-properties fo:background-color="#d9d9d9"/>
    </style:style>
    <style:style style:name="ConditionalStyle_5f_15" style:display-name="ConditionalStyle_15" style:family="table-cell" style:parent-style-name="Default">
      <style:table-cell-properties fo:background-color="#d9d9d9"/>
    </style:style>
    <style:style style:name="ConditionalStyle_5f_14" style:display-name="ConditionalStyle_14" style:family="table-cell" style:parent-style-name="Default">
      <style:table-cell-properties fo:background-color="#d9d9d9"/>
    </style:style>
    <style:style style:name="ConditionalStyle_5f_13" style:display-name="ConditionalStyle_13" style:family="table-cell" style:parent-style-name="Default">
      <style:table-cell-properties fo:background-color="#d9d9d9"/>
    </style:style>
    <style:style style:name="ConditionalStyle_5f_12" style:display-name="ConditionalStyle_12" style:family="table-cell" style:parent-style-name="Default">
      <style:table-cell-properties fo:background-color="#d9d9d9"/>
    </style:style>
    <style:style style:name="ConditionalStyle_5f_11" style:display-name="ConditionalStyle_11" style:family="table-cell" style:parent-style-name="Default">
      <style:table-cell-properties fo:background-color="#d9d9d9"/>
    </style:style>
    <style:style style:name="ConditionalStyle_5f_10" style:display-name="ConditionalStyle_10" style:family="table-cell" style:parent-style-name="Default">
      <style:table-cell-properties fo:background-color="#d9d9d9"/>
    </style:style>
    <style:style style:name="ConditionalStyle_5f_9" style:display-name="ConditionalStyle_9" style:family="table-cell" style:parent-style-name="Default">
      <style:table-cell-properties fo:background-color="#d9d9d9"/>
    </style:style>
    <style:style style:name="ConditionalStyle_5f_8" style:display-name="ConditionalStyle_8" style:family="table-cell" style:parent-style-name="Default">
      <style:table-cell-properties fo:background-color="#d9d9d9"/>
    </style:style>
    <style:style style:name="ConditionalStyle_5f_7" style:display-name="ConditionalStyle_7" style:family="table-cell" style:parent-style-name="Default">
      <style:table-cell-properties fo:background-color="#d9d9d9"/>
    </style:style>
    <style:style style:name="ConditionalStyle_5f_6" style:display-name="ConditionalStyle_6" style:family="table-cell" style:parent-style-name="Default">
      <style:table-cell-properties fo:background-color="#d9d9d9"/>
    </style:style>
    <style:style style:name="ConditionalStyle_5f_5" style:display-name="ConditionalStyle_5" style:family="table-cell" style:parent-style-name="Default">
      <style:table-cell-properties fo:background-color="#d9d9d9"/>
    </style:style>
    <style:style style:name="ConditionalStyle_5f_4" style:display-name="ConditionalStyle_4" style:family="table-cell" style:parent-style-name="Default">
      <style:table-cell-properties fo:background-color="#d9d9d9"/>
    </style:style>
    <style:style style:name="ConditionalStyle_5f_3" style:display-name="ConditionalStyle_3" style:family="table-cell" style:parent-style-name="Default">
      <style:table-cell-properties fo:background-color="#d9d9d9"/>
    </style:style>
    <style:style style:name="ConditionalStyle_5f_2" style:display-name="ConditionalStyle_2" style:family="table-cell" style:parent-style-name="Default">
      <style:table-cell-properties fo:background-color="#d9d9d9"/>
    </style:style>
    <style:style style:name="ConditionalStyle_5f_1" style:display-name="ConditionalStyle_1" style:family="table-cell" style:parent-style-name="Default">
      <style:table-cell-properties fo:background-color="#d9d9d9"/>
    </style:style>
    <draw:marker draw:name="화살촉_20_1" draw:display-name="화살촉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8">2019-05-28</text:date>, <text:time>14:50:04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9-05-28T14:50:03.92</dc:date>
    <meta:generator>OpenOffice.org/3.3$Win32 OpenOffice.org_project/330m20$Build-9567</meta:generator>
    <meta:editing-duration>PT52M19S</meta:editing-duration>
    <meta:editing-cycles>1</meta:editing-cycles>
    <meta:document-statistic meta:table-count="1" meta:cell-count="232" meta:object-count="0"/>
  </office:meta>
</office:document-meta>
</file>